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Fonts/Font_DejaVu_Sans_2.ttf" manifest:media-type="application/x-font-ttf"/>
  <manifest:file-entry manifest:full-path="Fonts/Font_DejaVu_Sans_1.ttf" manifest:media-type="application/x-font-ttf"/>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Lohit Hindi1" svg:font-family="'Lohit Hindi'"/>
    <style:font-face style:name="Courier New" svg:font-family="'Courier New'" style:font-family-generic="modern"/>
    <style:font-face style:name="Amazone[T]" svg:font-family="Amazone[T], 'Times New Roman'" style:font-pitch="variable"/>
    <style:font-face style:name="Baskerville" svg:font-family="Baskerville" style:font-pitch="variable"/>
    <style:font-face style:name="Palatino" svg:font-family="Palatino, 'Book Antiqua'" style:font-pitch="variable"/>
    <style:font-face style:name="PalatinoTurk" svg:font-family="PalatinoTurk, 'Times New Roman'" style:font-pitch="variable"/>
    <style:font-face style:name="ヒラギノ角ゴ Pro W3" svg:font-family="'ヒラギノ角ゴ Pro W3', 'MS Minch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DejaVu Sans" svg:font-family="'DejaVu Sans'" style:font-family-generic="swiss" style:font-pitch="variable">
      <svg:font-face-src>
        <svg:font-face-uri xlink:href="Fonts/Font_DejaVu_Sans_1.ttf" xlink:type="simple" loext:font-style="normal" loext:font-weight="normal">
          <svg:font-face-format svg:string="truetype"/>
        </svg:font-face-uri>
        <svg:font-face-uri xlink:href="Fonts/Font_DejaVu_Sans_2.ttf" xlink:type="simple" loext:font-style="normal" loext:font-weight="bold">
          <svg:font-face-format svg:string="truetype"/>
        </svg:font-face-uri>
      </svg:font-face-src>
    </style:font-fac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Contents_20_5">
      <style:text-properties style:font-name="DejaVu Sans"/>
    </style:style>
    <style:style style:name="P2" style:family="paragraph" style:parent-style-name="Contents_20_6">
      <style:text-properties style:font-name="DejaVu Sans"/>
    </style:style>
    <style:style style:name="P3"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P4" style:family="paragraph" style:parent-style-name="TR_20_arka_20_kapak">
      <style:text-properties style:font-name="DejaVu Sans"/>
    </style:style>
    <style:style style:name="P5" style:family="paragraph" style:parent-style-name="TR_20_block">
      <style:text-properties style:font-name="DejaVu Sans"/>
    </style:style>
    <style:style style:name="P6" style:family="paragraph" style:parent-style-name="TR_20_yazar_20_hakkinda">
      <style:text-properties fo:color="#000000" style:font-name="DejaVu Sans"/>
    </style:style>
    <style:style style:name="P7" style:family="paragraph" style:parent-style-name="Tr_20_Author">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style style:name="P8" style:family="paragraph" style:parent-style-name="Tr_20_Author">
      <style:text-properties fo:color="#000000" style:font-name="DejaVu Sans"/>
    </style:style>
    <style:style style:name="P9" style:family="paragraph" style:parent-style-name="Tr_20_Author">
      <style:paragraph-properties fo:text-align="center" style:justify-single-word="false"/>
      <style:text-properties fo:color="#000000" style:font-name="DejaVu Sans"/>
    </style:style>
    <style:style style:name="P10" style:family="paragraph" style:parent-style-name="Tr_20_Block_20_Qoute_20__28_speechs_29_">
      <style:text-properties style:font-name="DejaVu Sans"/>
    </style:style>
    <style:style style:name="P11" style:family="paragraph" style:parent-style-name="Tr_20_Block_20_Quote_20__28_Verses_29_">
      <style:text-properties fo:color="#000000" style:font-name="DejaVu Sans" fo:language="en" fo:country="GB"/>
    </style:style>
    <style:style style:name="P12" style:family="paragraph" style:parent-style-name="Tr_20_Block_20_Quote_20__28_Verses_29_">
      <style:text-properties style:font-name="DejaVu Sans"/>
    </style:style>
    <style:style style:name="P13" style:family="paragraph" style:parent-style-name="Tr_20_Block_20_Quote_20__28_Verses_29_">
      <style:text-properties style:font-name="DejaVu Sans" fo:language="en" fo:country="GB"/>
    </style:style>
    <style:style style:name="P14" style:family="paragraph" style:parent-style-name="Tr_20_Body">
      <style:text-properties fo:color="#000000" style:font-name="DejaVu Sans"/>
    </style:style>
    <style:style style:name="P15" style:family="paragraph" style:parent-style-name="Tr_20_Body">
      <style:text-properties fo:color="#000000" style:font-name="DejaVu Sans" fo:language="en" fo:country="GB"/>
    </style:style>
    <style:style style:name="P16" style:family="paragraph" style:parent-style-name="Tr_20_Body">
      <style:text-properties fo:color="#000000" style:font-name="DejaVu Sans" fo:language="en" fo:country="GB" style:text-underline-style="solid" style:text-underline-width="auto" style:text-underline-color="font-color" fo:font-weight="bold" style:font-weight-asian="bold"/>
    </style:style>
    <style:style style:name="P17" style:family="paragraph" style:parent-style-name="Tr_20_Body">
      <style:text-properties style:text-position="super 58%" style:font-name="DejaVu Sans" fo:font-size="10pt" fo:language="en" fo:country="GB" style:font-size-asian="10pt"/>
    </style:style>
    <style:style style:name="P18" style:family="paragraph" style:parent-style-name="Tr_20_Body">
      <style:text-properties style:font-name="DejaVu Sans"/>
    </style:style>
    <style:style style:name="P19" style:family="paragraph" style:parent-style-name="Tr_20_Body">
      <style:text-properties style:font-name="DejaVu Sans" fo:language="en" fo:country="GB"/>
    </style:style>
    <style:style style:name="P20" style:family="paragraph" style:parent-style-name="Tr_20_Body">
      <style:text-properties style:font-name="DejaVu Sans" fo:language="en" fo:country="GB" fo:font-weight="bold" style:font-weight-asian="bold"/>
    </style:style>
    <style:style style:name="P21" style:family="paragraph" style:parent-style-name="Tr_20_Body">
      <style:text-properties style:font-name="DejaVu Sans" fo:font-size="11pt" fo:language="en" fo:country="GB" style:font-size-asian="11pt" style:font-size-complex="11pt"/>
    </style:style>
    <style:style style:name="P22" style:family="paragraph" style:parent-style-name="Tr_20_Body">
      <style:text-properties style:font-name="DejaVu Sans" fo:language="tr" fo:country="TR"/>
    </style:style>
    <style:style style:name="P23" style:family="paragraph" style:parent-style-name="Tr_20_Body">
      <style:text-properties style:font-name="DejaVu Sans" fo:font-size="10pt" fo:language="en" fo:country="GB" style:font-size-asian="10pt" style:font-name-complex="Amazone[T]"/>
    </style:style>
    <style:style style:name="P24" style:family="paragraph" style:parent-style-name="Tr_20_Body">
      <style:paragraph-properties fo:margin-left="0.617cm" fo:margin-right="0cm" fo:text-indent="0.018cm" style:auto-text-indent="false"/>
      <style:text-properties style:font-name="DejaVu Sans"/>
    </style:style>
    <style:style style:name="P25" style:family="paragraph" style:parent-style-name="Tr_20_Body">
      <style:paragraph-properties fo:margin-left="0.617cm" fo:margin-right="0cm" fo:text-indent="0.018cm" style:auto-text-indent="false"/>
      <style:text-properties style:font-name="DejaVu Sans" fo:language="en" fo:country="GB"/>
    </style:style>
    <style:style style:name="P26" style:family="paragraph" style:parent-style-name="Tr_20_Body">
      <style:paragraph-properties fo:margin-left="0.642cm" fo:margin-right="0cm" fo:text-indent="-0.007cm" style:auto-text-indent="false"/>
      <style:text-properties style:font-name="DejaVu Sans" fo:language="en" fo:country="GB"/>
    </style:style>
    <style:style style:name="P27" style:family="paragraph" style:parent-style-name="Tr_20_Footnote_20_Text">
      <style:text-properties fo:color="#000000" style:font-name="DejaVu Sans"/>
    </style:style>
    <style:style style:name="P28" style:family="paragraph" style:parent-style-name="Tr_20_Footnote_20_Text">
      <style:text-properties fo:color="#000000" style:font-name="DejaVu Sans" fo:language="en" fo:country="GB"/>
    </style:style>
    <style:style style:name="P29" style:family="paragraph" style:parent-style-name="Tr_20_Footnote_20_Text">
      <style:text-properties fo:color="#000000" style:font-name="DejaVu Sans" fo:language="tr" fo:country="TR"/>
    </style:style>
    <style:style style:name="P30" style:family="paragraph" style:parent-style-name="Tr_20_Footnote_20_Text">
      <style:text-properties style:font-name="DejaVu Sans"/>
    </style:style>
    <style:style style:name="P31" style:family="paragraph" style:parent-style-name="Tr_20_Footnote_20_Text">
      <style:text-properties style:font-name="DejaVu Sans" fo:language="en" fo:country="GB"/>
    </style:style>
    <style:style style:name="P32" style:family="paragraph" style:parent-style-name="Tr_20_Footnote_20_Text">
      <style:text-properties style:font-name="DejaVu Sans" fo:language="en" fo:country="GB" fo:font-weight="bold" style:font-weight-asian="bold"/>
    </style:style>
    <style:style style:name="P33" style:family="paragraph" style:parent-style-name="Tr_20_Footnote_20_Text">
      <style:text-properties style:font-name="DejaVu Sans" fo:font-size="8.5pt" fo:language="en" fo:country="GB" style:font-size-asian="8.5pt" style:font-size-complex="8.5pt"/>
    </style:style>
    <style:style style:name="P34" style:family="paragraph" style:parent-style-name="Tr_20_Heading_20_1">
      <style:text-properties fo:color="#000000" style:font-name="DejaVu Sans"/>
    </style:style>
    <style:style style:name="P35" style:family="paragraph" style:parent-style-name="Tr_20_Heading_20_1">
      <style:text-properties style:font-name="DejaVu Sans"/>
    </style:style>
    <style:style style:name="P36" style:family="paragraph" style:parent-style-name="Tr_20_Heading_20_1">
      <style:paragraph-properties fo:break-before="page"/>
      <style:text-properties fo:color="#000000" style:font-name="DejaVu Sans"/>
    </style:style>
    <style:style style:name="P37" style:family="paragraph" style:parent-style-name="Tr_20_Heading_20_1">
      <style:paragraph-properties fo:break-before="page"/>
      <style:text-properties fo:color="#000000" style:font-name="DejaVu Sans" fo:language="en" fo:country="GB"/>
    </style:style>
    <style:style style:name="P38" style:family="paragraph" style:parent-style-name="Tr_20_Heading_20_1">
      <style:paragraph-properties fo:break-before="page"/>
      <style:text-properties style:font-name="DejaVu Sans"/>
    </style:style>
    <style:style style:name="P39" style:family="paragraph" style:parent-style-name="Tr_20_Heading_20_1">
      <style:paragraph-properties fo:break-before="page"/>
      <style:text-properties style:font-name="DejaVu Sans" fo:language="en" fo:country="GB"/>
    </style:style>
    <style:style style:name="P40" style:family="paragraph" style:parent-style-name="Tr_20_Heading_20_2">
      <style:text-properties fo:color="#000000" style:font-name="DejaVu Sans" fo:language="en" fo:country="GB"/>
    </style:style>
    <style:style style:name="P41" style:family="paragraph" style:parent-style-name="Tr_20_Heading_20_2">
      <style:text-properties style:font-name="DejaVu Sans"/>
    </style:style>
    <style:style style:name="P42" style:family="paragraph" style:parent-style-name="Tr_20_Heading_20_2">
      <style:text-properties style:font-name="DejaVu Sans" fo:language="en" fo:country="GB"/>
    </style:style>
    <style:style style:name="P43" style:family="paragraph" style:parent-style-name="Tr_20_Heading_20_3">
      <style:text-properties style:font-name="DejaVu Sans"/>
    </style:style>
    <style:style style:name="P44" style:family="paragraph" style:parent-style-name="Tr_20_Heading_20_3">
      <style:text-properties style:font-name="DejaVu Sans" fo:language="tr" fo:country="TR"/>
    </style:style>
    <style:style style:name="P45" style:family="paragraph" style:parent-style-name="Tr_20_Notes">
      <style:text-properties style:font-name="DejaVu Sans"/>
    </style:style>
    <style:style style:name="P46" style:family="paragraph" style:parent-style-name="Tr_20_Title">
      <style:text-properties fo:color="#000000" style:font-name="DejaVu Sans"/>
    </style:style>
    <style:style style:name="P47" style:family="paragraph" style:parent-style-name="Tr_20_Title">
      <style:paragraph-properties fo:text-align="center" style:justify-single-word="false"/>
      <style:text-properties fo:color="#000000" style:font-name="DejaVu Sans"/>
    </style:style>
    <style:style style:name="P48" style:family="paragraph" style:parent-style-name="Tr_20_Title" style:master-page-name="Standard">
      <style:paragraph-properties fo:text-align="center" style:justify-single-word="false" style:page-number="auto"/>
      <style:text-properties fo:color="#000000" style:font-name="DejaVu Sans"/>
    </style:style>
    <style:style style:name="P49" style:family="paragraph" style:parent-style-name="Tr_20_okuyucuya">
      <style:paragraph-properties fo:margin-left="0.642cm" fo:margin-right="0cm" fo:text-indent="-0.007cm" style:auto-text-indent="false"/>
      <style:text-properties style:font-name="DejaVu Sans"/>
    </style:style>
    <style:style style:name="P50" style:family="paragraph" style:parent-style-name="tr_20_baski_20_syf">
      <style:text-properties fo:color="#000000" style:font-name="DejaVu Sans" fo:language="en" fo:country="GB"/>
    </style:style>
    <style:style style:name="P51" style:family="paragraph" style:parent-style-name="tr_20_baski_20_syf">
      <style:text-properties fo:color="#000000" style:font-name="DejaVu Sans" fo:language="en" fo:country="GB" style:text-underline-style="solid" style:text-underline-width="auto" style:text-underline-color="font-color" fo:font-weight="bold" style:font-weight-asian="bold"/>
    </style:style>
    <style:style style:name="P52" style:family="paragraph" style:parent-style-name="tr_20_baski_20_syf">
      <style:text-properties style:font-name="DejaVu Sans"/>
    </style:style>
    <style:style style:name="P53" style:family="paragraph" style:parent-style-name="tr_20_son_20_ayet">
      <style:text-properties style:font-name="DejaVu Sans" fo:language="en" fo:country="GB"/>
    </style:style>
    <style:style style:name="T1" style:family="text">
      <style:text-properties fo:color="#000000"/>
    </style:style>
    <style:style style:name="T2" style:family="text">
      <style:text-properties fo:color="#000000" fo:language="en" fo:country="GB"/>
    </style:style>
    <style:style style:name="T3" style:family="text">
      <style:text-properties fo:color="#000000" fo:language="en" fo:country="GB" style:font-name-asian="Times New Roman"/>
    </style:style>
    <style:style style:name="T4" style:family="text">
      <style:text-properties fo:color="#000000" fo:language="en" fo:country="GB" style:text-underline-style="solid" style:text-underline-width="auto" style:text-underline-color="font-color" fo:font-weight="bold" style:font-weight-asian="bold" style:font-weight-complex="bold"/>
    </style:style>
    <style:style style:name="T5" style:family="text">
      <style:text-properties fo:color="#000000" fo:language="en" fo:country="GB" fo:font-weight="bold" style:font-weight-asian="bold"/>
    </style:style>
    <style:style style:name="T6" style:family="text">
      <style:text-properties fo:color="#000000" fo:language="en" fo:country="GB" fo:font-weight="bold" style:font-weight-asian="bold" style:font-weight-complex="bold"/>
    </style:style>
    <style:style style:name="T7" style:family="text">
      <style:text-properties fo:color="#000000" fo:language="tr" fo:country="TR"/>
    </style:style>
    <style:style style:name="T8" style:family="text">
      <style:text-properties fo:color="#000000" style:text-position="super 58%" fo:font-size="9.5pt" fo:language="tr" fo:country="TR" style:font-size-asian="9.5pt" style:font-size-complex="9.5pt"/>
    </style:style>
    <style:style style:name="T9" style:family="text">
      <style:text-properties fo:language="en" fo:country="GB"/>
    </style:style>
    <style:style style:name="T10" style:family="text">
      <style:text-properties fo:language="en" fo:country="GB" fo:font-weight="bold" style:font-weight-asian="bold"/>
    </style:style>
    <style:style style:name="T11" style:family="text">
      <style:text-properties fo:language="en" fo:country="GB" fo:font-weight="bold" style:font-weight-asian="bold" style:font-weight-complex="bold"/>
    </style:style>
    <style:style style:name="T12" style:family="text">
      <style:text-properties fo:language="en" fo:country="GB" fo:font-style="italic" style:font-style-asian="italic" style:font-style-complex="italic"/>
    </style:style>
    <style:style style:name="T13" style:family="text">
      <style:text-properties fo:language="en" fo:country="GB" fo:font-style="italic" fo:font-weight="bold" style:font-style-asian="italic" style:font-weight-asian="bold" style:font-style-complex="italic"/>
    </style:style>
    <style:style style:name="T14" style:family="text">
      <style:text-properties style:font-name-asian="Times New Roman"/>
    </style:style>
    <style:style style:name="T15" style:family="text">
      <style:text-properties fo:font-weight="bold" style:font-weight-asian="bold"/>
    </style:style>
    <style:style style:name="T16" style:family="text">
      <style:text-properties fo:font-weight="bold" style:font-weight-asian="bold" style:font-weight-complex="bold"/>
    </style:style>
    <style:style style:name="T17" style:family="text">
      <style:text-properties fo:language="tr" fo:country="TR"/>
    </style:style>
    <style:style style:name="T18" style:family="text">
      <style:text-properties style:text-position="super 58%"/>
    </style:style>
    <style:style style:name="T19" style:family="text">
      <style:text-properties style:text-position="super 58%" fo:font-size="9.5pt" fo:language="en" fo:country="GB" style:font-size-asian="9.5pt" style:font-size-complex="9.5pt"/>
    </style:style>
    <style:style style:name="T20" style:family="text">
      <style:text-properties style:text-position="super 58%" fo:font-size="9.5pt" fo:language="tr" fo:country="TR" style:font-size-asian="9.5pt" style:font-name-complex="PalatinoTurk" style:font-size-complex="9.5pt"/>
    </style:style>
    <style:style style:name="T21" style:family="text">
      <style:text-properties style:text-position="super 58%" fo:font-size="10pt" style:font-size-asian="10pt"/>
    </style:style>
    <style:style style:name="T22" style:family="text">
      <style:text-properties style:text-position="super 58%" fo:font-size="10pt" fo:language="en" fo:country="GB" style:font-size-asian="10pt"/>
    </style:style>
    <style:style style:name="T23" style:family="text">
      <style:text-properties style:text-position="super 58%" fo:font-size="10pt" fo:language="en" fo:country="GB" style:font-size-asian="10pt" style:font-name-complex="PalatinoTurk"/>
    </style:style>
    <style:style style:name="T24" style:family="text">
      <style:text-properties style:text-position="super 58%" fo:font-size="10pt" fo:language="tr" fo:country="TR" style:font-size-asian="10pt" style:font-name-complex="PalatinoTurk"/>
    </style:style>
    <style:style style:name="T25" style:family="text">
      <style:text-properties style:text-position="super 58%" style:font-name="PalatinoTurk" fo:font-size="10pt" fo:language="en" fo:country="GB" style:font-size-asian="10pt" style:font-name-complex="PalatinoTurk"/>
    </style:style>
    <style:style style:name="T26" style:family="text">
      <style:text-properties style:text-position="super 58%" style:font-name="PalatinoTurk" fo:font-size="10pt" fo:language="tr" fo:country="TR" style:font-size-asian="10pt" style:font-name-complex="PalatinoTurk"/>
    </style:style>
    <style:style style:name="T27" style:family="text">
      <style:text-properties style:text-position="super 58%" style:font-name="PalatinoTurk" fo:font-size="9.5pt" fo:language="tr" fo:country="TR" style:font-size-asian="9.5pt" style:font-name-complex="PalatinoTurk" style:font-size-complex="9.5pt"/>
    </style:style>
    <style:style style:name="T28" style:family="text">
      <style:text-properties style:text-position="super 58%" fo:language="tr" fo:country="TR"/>
    </style:style>
    <style:style style:name="T29" style:family="text">
      <style:text-properties style:text-position="super 58%" fo:language="en" fo:country="GB"/>
    </style:style>
    <style:style style:name="T30" style:family="text">
      <style:text-properties fo:font-style="italic" fo:font-weight="bold" style:font-style-asian="italic" style:font-weight-asian="bold" style:font-style-complex="italic"/>
    </style:style>
    <style:style style:name="T31" style:family="text">
      <style:text-properties style:font-name="Wingdings 2" fo:font-size="11pt" fo:language="en" fo:country="GB" fo:font-weight="bold" style:font-name-asian="Wingdings 2" style:font-size-asian="11pt" style:font-weight-asian="bold" style:font-name-complex="Wingdings 2" style:font-size-complex="11pt"/>
    </style:style>
    <style:style style:name="T32" style:family="text">
      <style:text-properties fo:font-size="11pt" fo:language="en" fo:country="GB" fo:font-weight="bold" style:font-name-asian="Times New Roman" style:font-size-asian="11pt" style:font-weight-asian="bold" style:font-size-complex="11pt"/>
    </style:style>
    <style:style style:name="T33" style:family="text">
      <style:text-properties fo:font-size="11pt" fo:language="en" fo:country="GB" fo:font-weight="bold" style:font-name-asian="Wingdings 2" style:font-size-asian="11pt" style:font-weight-asian="bold" style:font-name-complex="Wingdings 2" style:font-size-complex="11pt"/>
    </style:style>
    <style:style style:name="T34" style:family="text">
      <style:text-properties fo:font-size="11pt" fo:language="en" fo:country="GB" style:font-size-asian="11pt" style:font-size-complex="11pt"/>
    </style:style>
    <style:style style:name="T35" style:family="text">
      <style:text-properties fo:font-size="11pt" style:font-size-asian="11pt" style:font-size-complex="11pt"/>
    </style:style>
    <style:style style:name="T36" style:family="text">
      <style:text-properties fo:font-size="13pt" style:font-size-asian="13pt" style:font-size-complex="13pt"/>
    </style:style>
    <style:style style:name="T37" style:family="text">
      <style:text-properties fo:font-size="13pt" fo:language="tr" fo:country="TR" style:font-size-asian="13pt" style:font-size-complex="13pt"/>
    </style:style>
    <style:style style:name="T38" style:family="text">
      <style:text-properties style:font-name="Amazone[T]" fo:font-size="10pt" fo:language="en" fo:country="GB" style:font-size-asian="10pt" style:font-name-complex="Amazone[T]"/>
    </style:style>
    <style:style style:name="T39" style:family="text">
      <style:text-properties fo:font-size="8.5pt" fo:language="en" fo:country="GB" style:font-size-asian="8.5pt" style:font-size-complex="8.5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8" text:outline-level="1">DARWINIST PROPAGANDA TECHNIQUES</text:h>
      <text:p text:style-name="P14"/>
      <text:p text:style-name="P14"/>
      <text:p text:style-name="P9">HARUN YAHYA (ADNAN OKTAR)</text:p>
      <text:p text:style-name="P14"/>
      <text:p text:style-name="P14"/>
      <text:p text:style-name="P14"/>
      <text:h text:style-name="P34" text:outline-level="1">TO THE READER</text:h>
      <text:p text:style-name="P14"/>
      <text:p text:style-name="P49"><text:span text:style-name="T2">•</text:span><text:span text:style-name="T3"> </text:span><text:span text:style-name="T1">A special chapter is assigned to the collapse of the theory of evolution because this theory constitutes the basis of all anti-spiritual philosophies. Since Darwinism rejects the fact of creation—and therefore, Allah's existence—over the last 150 years it has caused many people to abandon their faith or fall into doubt. It is therefore an imperative service, a very important duty to show everyone that this theory is a deception. Since some readers may find the opportunity to read only one of our books, we think it appropriate to devote a chapter to summarize this subject. </text:span></text:p>
      <text:p text:style-name="P49"><text:span text:style-name="T2">•</text:span><text:span text:style-name="T3"> </text:span><text:span text:style-name="T1">All the author's books explain faith-related issues in light of Qur'anic verses, and invite readers to learn Allah's words and to live by them. All the subjects concerning Allah's verses are explained so as to leave no doubt or room for questions in the reader's mind. The books' sincere, plain, and fluent style ensures that everyone of every age and from every social group can easily understand them. Due to their effective, lucid narrative, they can be read at one sitting. Even those who rigorously reject spirituality are influenced by the facts these books document and cannot refute the truthfulness of their contents. </text:span></text:p>
      <text:p text:style-name="P49"><text:span text:style-name="T2">•</text:span><text:span text:style-name="T3"> </text:span><text:span text:style-name="T1">This and all the other books by the author can be read individually, or discussed in a group. Readers eager to profit from the books will find discussion very useful, letting them relate their reflections and experiences to one another. </text:span></text:p>
      <text:p text:style-name="P49"><text:soft-page-break/><text:span text:style-name="T2">•</text:span><text:span text:style-name="T3"> </text:span><text:span text:style-name="T1">In addition, it will be a great service to Islam to contribute to the publication and reading of these books, written solely for the pleasure of Allah. The author's books are all extremely convincing. For this reason, to communicate true religion to others, one of the most effective methods is encouraging them to read these books.</text:span></text:p>
      <text:p text:style-name="P49"><text:span text:style-name="T2">•</text:span><text:span text:style-name="T3"> </text:span><text:span text:style-name="T1">We hope the reader will look through the reviews of his other books at the back of this book. His rich source material on faith-related issues is very useful, and a pleasure to read. </text:span></text:p>
      <text:p text:style-name="P49"><text:span text:style-name="T2">•</text:span><text:span text:style-name="T3"> </text:span><text:span text:style-name="T1">In these books, unlike some other books, you will not find the author's personal views, explanations based on dubious sources, styles that are unobservant of the respect and reverence due to sacred subjects, nor hopeless, pessimistic arguments that create doubts in the mind and deviations in the heart.</text:span></text:p>
      <text:p text:style-name="P14"/>
      <text:p text:style-name="P14"/>
      <text:p text:style-name="P14"/>
      <text:h text:style-name="P47" text:outline-level="1">DARWINIST PROPAGANDA TECHNIQUES</text:h>
      <text:p text:style-name="P14"/>
      <text:p text:style-name="P14"/>
      <text:p text:style-name="P14"/>
      <text:p text:style-name="P50">June, 2011</text:p>
      <text:p text:style-name="P50"/>
      <text:p text:style-name="P50">Published by</text:p>
      <text:p text:style-name="P52"><text:span text:style-name="T5">GLOBAL PUBLISHING </text:span></text:p>
      <text:p text:style-name="P50">Kayisdagi Mah. Degirmen Sok. No: 3</text:p>
      <text:p text:style-name="P50">Ataşehir-Istanbul / TURKEY </text:p>
      <text:p text:style-name="P50">Phone: (+90 216) 660 00 59 </text:p>
      <text:p text:style-name="P50"/>
      <text:p text:style-name="P50"><text:soft-page-break/>Printed by: Secil Ofset</text:p>
      <text:p text:style-name="P50">100. Yil Mahallesi MAS-SIT Matbaacilar Sitesi </text:p>
      <text:p text:style-name="P50">4. Cadde No: 77 Bagcilar -Istanbul / Turkey</text:p>
      <text:p text:style-name="P50">Phone: (+90 212) 629 06 15</text:p>
      <text:p text:style-name="P50"/>
      <text:p text:style-name="P51">www.harunyahya.com - en.harunyahya.tv</text:p>
      <text:p text:style-name="P16"/>
      <text:p text:style-name="P15"/>
      <text:p text:style-name="P15"/>
      <text:h text:style-name="P35" text:outline-level="1"><text:span text:style-name="T2">ABOUT THE AUTHOR</text:span></text:h>
      <text:p text:style-name="P15"/>
      <text:p text:style-name="P6">Now writing under the pen-name of HARUN YAHYA, Adnan Oktar was born in Ankara in 1956. Having completed his primary and secondary education in Ankara, he studied fine arts at Istanbul's Mimar Sinan University and philosophy at Istanbul University. Since the 1980s, he has published many books on political, scientific, and faith-related issues. Harun Yahya is well-known as the author of important works disclosing the imposture of evolutionists, their invalid claims, and the dark liaisons between Darwinism and such bloody ideologies as fascism and communism. <text:tab/> <text:s/></text:p>
      <text:p text:style-name="P6">Harun Yahya's works, translated into 72 different languages, constitute a collection for a total of more than 55,000 pages with 40,000 illustrations. </text:p>
      <text:p text:style-name="P6">His pen-name is a composite of the names Harun (Aaron) and Yahya (John), in memory of the two esteemed Prophets who fought against their peoples' lack of faith. The Prophet's seal on his books' covers is symbolic and is linked to their contents. It represents the Qur'an (the Final Scripture) and Prophet Muhammad (saas), last of the prophets. Under the guidance of the Qur'an and the Sunnah (teachings of the Prophet [saas]), the author makes it his purpose to disprove each fundamental tenet of irreligious ideologies and to have the "last word," so as to completely silence the objections raised against religion. He uses the seal of the final Prophet (saas), who attained ultimate wisdom and moral perfection, as a sign of his intention to offer the last word. </text:p>
      <text:p text:style-name="P6">All of Harun Yahya's works share one single goal: to convey the Qur'an's message, encourage readers to consider basic faith-related issues such as Allah's existence and unity and the Hereafter; and to expose irreligious systems' feeble foundations and perverted ideologies. </text:p>
      <text:p text:style-name="P6">Harun Yahya enjoys a wide readership in many countries, from India to America, England to Indonesia, Poland to Bosnia, Spain to Brazil, Malaysia to Italy, France to Bulgaria and Russia. Some of his books are available in English, French, German, Spanish, Italian, Portuguese, Urdu, Arabic, Albanian, Chinese, Swahili, Hausa, Dhivehi (spoken in Maldives), Russian, Serbo-Croat (Bosnian), Polish, Malay, Uighur Turkish, Indonesian, Bengali, Danish and Swedish. </text:p>
      <text:p text:style-name="P6">Greatly appreciated all around the world, these works have been instrumental in many people recovering faith in Allah and gaining deeper insights into their faith. His books' wisdom and sincerity, together with a distinct style that's easy to understand, directly affect anyone who reads them. Those who seriously consider these books, can no longer advocate atheism or any other perverted ideology or materialistic philosophy, since these books are characterized by rapid effectiveness, definite results, and <text:soft-page-break/>irrefutability. Even if they continue to do so, it will be only a sentimental insistence, since these books refute such ideologies from their very foundations. All contemporary movements of denial are now ideologically defeated, by means of the books written by Harun Yahya. </text:p>
      <text:p text:style-name="P6">This is no doubt a result of the Qur'an's wisdom and lucidity. The author modestly intends to serve as a means in humanity's search for Allah's right path. No material gain is sought in the publication of these works.</text:p>
      <text:p text:style-name="P6">Those who encourage others to read these books, to open their minds and hearts and guide them to become more devoted servants of Allah, render an invaluable service. </text:p>
      <text:p text:style-name="P6">Meanwhile, it would only be a waste of time and energy to propagate other books that create confusion in people's minds, lead them into ideological confusion, and that clearly have no strong and precise effects in removing the doubts in people's hearts, as also verified from previous experience. It is impossible for books devised to emphasize the author's literary power rather than the noble goal of saving people from loss of faith, to have such a great effect. Those who doubt this can readily see that the sole aim of Harun Yahya's books is to overcome disbelief and to disseminate the Qur'an's moral values. The success and impact of this service are manifested in the readers' conviction. </text:p>
      <text:p text:style-name="P6">One point should be kept in mind: The main reason for the continuing cruelty, conflict, and other ordeals endured by the vast majority of people is the ideological prevalence of disbelief. This can be ended only with the ideological defeat of disbelief and by conveying the wonders of creation and Qur'anic morality so that people can live by it. Considering the state of the world today, leading into a downward spiral of violence, corruption and conflict, clearly this service must be provided speedily and effectively, or it may be too late. </text:p>
      <text:p text:style-name="P6">In this effort, the books of Harun Yahya assume a leading role. By the will of Allah, these books will be a means through which people in the twenty-first century will attain the peace, justice, and happiness promised in the Qur'an.</text:p>
      <text:p text:style-name="P14"/>
      <text:p text:style-name="P14"/>
      <text:p text:style-name="P14"/>
      <text:h text:style-name="P46" text:outline-level="1">DARWINIST PROPAGANDA TECHNIQUES</text:h>
      <text:p text:style-name="P14"/>
      <text:p text:style-name="P14"/>
      <text:p text:style-name="P8"><text:soft-page-break/>HARUN YAHYA (ADNAN OKTAR)</text:p>
      <text:p text:style-name="P14"/>
      <text:p text:style-name="P14"/>
      <text:p text:style-name="P14"/>
      <text:h text:style-name="P36" text:outline-level="1">CONTENTS</text:h>
      <text:p text:style-name="P14"/>
      <text:h text:style-name="P1" text:outline-level="1"><text:span text:style-name="T2">INTRODUCTION <text:s/><text:tab/>10</text:span></text:h>
      <text:p text:style-name="P15"/>
      <text:h text:style-name="P1" text:outline-level="1"><text:span text:style-name="T2">DARWINIST PROPAGANDA TECHNIQUES <text:s/><text:tab/>14</text:span></text:h>
      <text:h text:style-name="P2" text:outline-level="1"><text:span text:style-name="T2">The Darwinists regularly use the press to bring up the <text:line-break/>fraudulent idea that “The missing link has been found.” <text:s/><text:tab/>15</text:span></text:h>
      <text:h text:style-name="P2" text:outline-level="1"><text:span text:style-name="T2">They Use Scientific Terminology and Formulae to Cast a Magic Spell <text:s/><text:tab/>24</text:span></text:h>
      <text:h text:style-name="P2" text:outline-level="1"><text:span text:style-name="T7">They try to portray all of life as very simple </text:span><text:span text:style-name="T2"><text:s/><text:tab/>32</text:span></text:h>
      <text:h text:style-name="P2" text:outline-level="1"><text:span text:style-name="T7">Secret backing is provided for the major press so they will support Darwinism <text:s/><text:tab/></text:span><text:span text:style-name="T2">46</text:span></text:h>
      <text:h text:style-name="P2" text:outline-level="1"><text:span text:style-name="T2">They try to portray evolution as fact by suggesting that <text:line-break/>"We have managed to make artificial life” <text:s/><text:tab/>50</text:span></text:h>
      <text:h text:style-name="P2" text:outline-level="1"><text:span text:style-name="T7">They seek to portray chance as divine (Surely Allah is beyond that) <text:s/></text:span><text:span text:style-name="T2"><text:tab/>54</text:span></text:h>
      <text:h text:style-name="P2" text:outline-level="1"><text:span text:style-name="T7">They try to distract people with fine detail <text:s/></text:span><text:span text:style-name="T2"><text:tab/>56</text:span></text:h>
      <text:h text:style-name="P2" text:outline-level="1"><text:span text:style-name="T7">They try to use similarities as evidence <text:s/><text:tab/></text:span><text:span text:style-name="T2">60</text:span></text:h>
      <text:h text:style-name="P2" text:outline-level="1"><text:span text:style-name="T7">They apply a comprehensive policy of intimidation against those <text:line-break/>who deny evolution <text:s/><text:tab/></text:span><text:span text:style-name="T2">64</text:span></text:h>
      <text:h text:style-name="P2" text:outline-level="1"><text:span text:style-name="T7">They condition people with the lie that vast masses of people <text:line-break/>believe in evolution <text:s/><text:tab/></text:span><text:span text:style-name="T2">68</text:span></text:h>
      <text:h text:style-name="P2" text:outline-level="1"><text:span text:style-name="T7">They try not to lose supporters by threatening them with <text:line-break/>exclusion from society <text:s/></text:span><text:span text:style-name="T2"><text:tab/>72</text:span></text:h>
      <text:h text:style-name="P2" text:outline-level="1"><text:span text:style-name="T7">They try to give the impression that large numbers of people support <text:line-break/>evolution by arranging false polls and statistics </text:span><text:span text:style-name="T2"><text:s/><text:tab/>76</text:span></text:h>
      <text:h text:style-name="P2" text:outline-level="1"><text:span text:style-name="T7">They claim to not to be “bothered” by anti-Darwinist activities <text:s/></text:span><text:span text:style-name="T2"><text:tab/>78</text:span></text:h>
      <text:h text:style-name="P2" text:outline-level="1"><text:span text:style-name="T7">They try to cast a spell over people with false illustrations and <text:line-break/>reconstructions <text:s/><text:tab/></text:span><text:span text:style-name="T2">82</text:span></text:h>
      <text:h text:style-name="P2" text:outline-level="1"><text:soft-page-break/><text:span text:style-name="T7">When evidence refuting evolution is discovered, <text:line-break/>they either ignore or else try to destroy it <text:s/></text:span><text:span text:style-name="T2"><text:tab/>87</text:span></text:h>
      <text:h text:style-name="P2" text:outline-level="1"><text:span text:style-name="T7">In order to maintain their ideology they have even <text:line-break/>proposed the idea of space creatures <text:s/></text:span><text:span text:style-name="T2"><text:tab/>90</text:span></text:h>
      <text:h text:style-name="P2" text:outline-level="1"><text:span text:style-name="T7">They try to silence activities demonstrating the invalidity of evolution, <text:line-break/>not with scientific evidence, but by shouting the opposition down <text:s/></text:span><text:span text:style-name="T2"><text:tab/>94</text:span></text:h>
      <text:h text:style-name="P2" text:outline-level="1"><text:span text:style-name="T7">The fact they suffer psychological troubles and difficulties is clear <text:line-break/>from their behavior and reactions <text:s/></text:span><text:span text:style-name="T2"><text:tab/>96</text:span></text:h>
      <text:h text:style-name="P2" text:outline-level="1"><text:span text:style-name="T7">They maintain that all claims refuting evolution are unscientific <text:s/></text:span><text:span text:style-name="T2"><text:tab/>98</text:span></text:h>
      <text:h text:style-name="P2" text:outline-level="1"><text:span text:style-name="T7">They try to spread the deception that evolution and belief in <text:line-break/>Allah are not incompatible </text:span><text:span text:style-name="T2"><text:s/><text:tab/>104</text:span></text:h>
      <text:p text:style-name="P15"/>
      <text:h text:style-name="P1" text:outline-level="1"><text:span text:style-name="T2">CONCLUSION <text:s/><text:tab/>110</text:span></text:h>
      <text:h text:style-name="P2" text:outline-level="1"><text:span text:style-name="T2">All superstition will vanish in the face of Truth <text:s/><text:tab/>111</text:span></text:h>
      <text:p text:style-name="P15"/>
      <text:h text:style-name="P2" text:outline-level="1"><text:span text:style-name="T2">The Deception of Evolution <text:s/><text:tab/>114</text:span></text:h>
      <text:p text:style-name="P15"/>
      <text:p text:style-name="P15"/>
      <text:h text:style-name="P37" text:outline-level="1">INTRODUCTION</text:h>
      <text:p text:style-name="P15"/>
      <text:p text:style-name="P15"/>
      <text:p text:style-name="P18"><text:span text:style-name="T2">Darwinism is based on ignorance and takes advantage of people’s lack of knowledge on scientific matters. The Darwinist ideology is based on establishing preconceptions among the uninformed. The technique used to that end is a type of mass hypnosis achieved through frequent repetition and thereby establishing an almost magical effect: this is commonly referred to as </text:span><text:span text:style-name="T6">indoctrination.</text:span></text:p>
      <text:p text:style-name="P15">Darwinist indoctrination has duped the whole world, so much so that a great many people have been turned into passionate devotees of “evolution,” despite knowing almost nothing at all about the subject. Most of them aren't even aware what they are espousing. They have merely been influenced by pictures of fictitious ape-men walking ever more upright as time passes or reports such as “... our ancestors were worms” that they see in the daily papers. This indoctrination has achieved its aims by using these methods. Because of this false success, nobody has ever thought to ask, “Is there any evidence?” And indeed, Darwinists have no evidence to submit. For people on the receiving end of this conditioning, evolution has now become an inseparable part of life they encounter just about everywhere, that they constantly come across in major dailies and magazines, that is officially taught in state schools and protected and encouraged in institutions of state, and espoused by world renowned scientists. A blatant fraud has literally been imposed as if it were true by means of conditioning, indoctrination and deception. <text:s text:c="2"/></text:p>
      <text:p text:style-name="P18"><text:span text:style-name="T2">The sole reason for the 150 years of success enjoyed by Darwinism, the worst mass deception in history, is this: </text:span><text:span text:style-name="T6">Propaganda! </text:span></text:p>
      <text:p text:style-name="P15">Applied in a systematic manner, Darwinist propaganda, a blatant fraud, has expertly been made to dominate the world. </text:p>
      <text:p text:style-name="P15">Through this propaganda, the false theory of evolution, refuted by science, has been portrayed as a sole and indisputable scientific truth to the entire world. </text:p>
      <text:p text:style-name="P18"><text:span text:style-name="T2">Darwinist indoctrination has been spread by way of a constant barrage of propaganda, and some people have fallen under its sway and become unquestioning Darwinists, generally in an unconscious manner. So much so, that some have become unwitting adherents of an exceedingly dangerous theory that represents the root of all oppressive systems that have inflicted such terrible suffering on the world and shed so much blood during the 20</text:span><text:span text:style-name="T8">th</text:span><text:span text:style-name="T2"> century. The 150-year-old Darwinist deception that has so engulfed the world is solely the result of this highly organized propaganda. </text:span></text:p>
      <text:p text:style-name="P15">In this book you will see evidence of how Darwinists make use of the propaganda techniques in question and perpetrate mass indoctrination. The newspaper headings <text:soft-page-break/>cited throughout the book are intended to show how Darwinists employ parts of the press, a part of their propaganda weapon, and shamelessly disseminate false and deceptive reports. These captions are very important in terms of deciphering this false propaganda and in helping readers understand the kind of Darwinist deception they are up against and in enabling them to assess subsequent reports in the light of a true perspective. </text:p>
      <text:p text:style-name="P15">The aim of this book is to expose the Darwinist fraud and to show how Darwinists have blatantly misled people. It is to show how people have been conditioned and lied to for 150 years. The book you are holding constitutes significant evidence of how Darwinism is a fraud and why it is, when <text:s/>there are 350 million fossils which all refute evolution, and yet the whole world has been told that not even a single protein can form by chance. <text:s/>Despite the evidence to the contrary, the evolutionist theory is still widespread among governments, schools, universities, much of the press and some scientists. </text:p>
      <text:p text:style-name="P18"><text:span text:style-name="T2">The Darwinism refuted by science will now suffer yet another defeat as its propaganda techniques are exposed. The 21</text:span><text:span text:style-name="T8">st</text:span><text:span text:style-name="T2"> century will be the era when despite all the means, material support, press backing and propaganda employed by the Darwinists, evolution will suffer its most severe collapse and be finally annihilated. The 21</text:span><text:span text:style-name="T8">st</text:span><text:span text:style-name="T2"> century will be the era when all pagan religions are eliminated, a century that manifests our Almighty Lord’s title of Hadi (He Who leads to guidance): Almighty Allah reveals in verses: </text:span></text:p>
      <text:p text:style-name="P11">... and you have seen people entering Allah’s religion in droves, then glorify your Lord’s praise and ask His forgiveness. He is the Ever-Returning. (Surat an-Nasr, 2-3)</text:p>
      <text:p text:style-name="P15"/>
      <text:p text:style-name="P15"/>
      <text:h text:style-name="P37" text:outline-level="1">DARWINIST PROPAGANDA TECHNIQUES</text:h>
      <text:p text:style-name="P15"/>
      <text:p text:style-name="P15"/>
      <text:h text:style-name="P40" text:outline-level="2">The Darwinists regularly use the press to bring up the fraudulent idea that “The missing link has been found.” </text:h>
      <text:p text:style-name="P15">At the heart of the Darwinist propaganda techniques is the constant repetition of a lie, just as in Nazi Germany. This method, known as “The Big Lie Technique”, employed successfully by the Nazi minister of propaganda, Dr. Joseph Goebbels, has been comprehensively utilized with the aim of spreading Darwinism. With the constant repetition of this lie, not only scientists, and world famous newspapers and magazines adopted it, but some ignorant people also came to believe it as well. That is the climate in which Darwinism grew and flourished. </text:p>
      <text:p text:style-name="P15">Because of this propaganda technique, people have been hearing the same tale for years: "The missing link has been found", "The missing link has come to light" or "The missing link is complete!"... The whole world is by now familiar with headlines about fictitious evolutionary missing links that have never been discovered. The reason for this is because Darwinists keep administering this indoctrination in specific doses… That is the aim behind the repetition, to ensure the Darwinist spell maintains its influence over people. </text:p>
      <text:p text:style-name="P15">When the invalidity of Darwinism is exposed, when people are told there is no such thing as a missing link, an air of panic sets in among Darwinist circles. In that event, the tempo of repetition (by way of the press) is increased. Darwinists either come up with a sensational claim or else intensify their reports about supposed missing links. The dosage is stepped up in a moment. Whatever falsity is needed to prevent the spell being broken is brought up. Fossils of extinct life forms are used for this false propaganda. Darwinist scientists spring into action and these reports are supported to the maximum possible extent by TV programs, Darwinist journals and documentaries. </text:p>
      <text:p text:style-name="P15">Ida, for example, is a stunning fraud produced under the influence of one such episode of panic. The way that a lemur fossil was taken and shamelessly heralded to the whole world as an ancestor of man is truly a shocking phenomenon. The way that this fossil was heralded through brazen propaganda and false slogans as if it were the eighth wonder of the world, and all the wide-ranging furor about it was a clear expression of the Darwinists’ worry and despair. A great many Darwinists were forced to make explicit statements about how embarrassing they found all this furor. And when, following all this <text:soft-page-break/>false propaganda, it was finally revealed that Ida was merely a lemur, apologies were duly issued and all claims hastily retracted. </text:p>
      <text:p text:style-name="P15">Ida is not the only example. Such sensations have become common of late due to the terrifying effects of the rise of Darwinism. Following Ida, Ardi was produced as a result of that same despair, and a monkey fossil was heralded as the ancestor of man. But this sensation was short-lived, and all claims were again retracted when it was declared to be simply a monkey. </text:p>
      <text:p text:style-name="P15">Claims are constantly being taken back, and will continue to be retracted in the future. Because all reports about “missing links being found” are lies. More than 300 million fossils have been unearthed to date, yet not a single one is a transitional fossil. Despite all the calls and invitations, not one single Darwinist has managed to produce one single transitional fossil. The more this most intensive propaganda technique on which Darwinism relies is eliminated and exposed, the more Darwinists are suffering their real defeat. Their frauds are being exposed one by one.</text:p>
      <text:p text:style-name="P15"/>
      <text:h text:style-name="P41" text:outline-level="2"><text:span text:style-name="T9">They Use Scientific Terminology and Formulae to Cast a Magic Spell </text:span></text:h>
      <text:p text:style-name="P19">The fact that all false reports regarding the theory of evolution are issued in the name of science, published in Darwinist scientific journals, taught as science in biology classes in school curricula, and that the adherents of evolution constantly refer to themselves as “scientific”, has had a huge effect on conditioning people. As a result of this intensive Darwinist conditioning, rejection of evolution is portrayed as equivalent to rejecting science itself. Evolution is taught by means of imposition and calling it science. </text:p>
      <text:p text:style-name="P19">But the fact is that Darwinism has nothing to do with science. Science is the enemy of Darwinism. Science is opposed to atheism. Science is anti-communist and anti-Marxist. Science obliterates Marxist, atheist and Darwinist thinking. Every branch of the sciences has refuted evolution. Science has demolished the Darwinist deception; science has completely discredited evolution. Microbiology, genetics, molecular biology, zoology, paleontology, in short, all branches of life science, have proved the invalidity of evolution. Darwinists have suffered their worst defeat at the hands of science. It is therefore a terrible deception for evolution to be taught as if it were scientific, as science is for those who believe in Allah; it benefits true believers. </text:p>
      <text:p text:style-name="P19">Yet, despite all these facts, the Darwinists’ main vehicle of deception is science. They are unwilling to abandon this indoctrination. That is why they utilize plenty of scientific terminology and formulae in the deceptive reports they publish in Darwinist science magazines in order to give the impression they are providing readers with highly significant, inaccessible, and complex information. </text:p>
      <text:p text:style-name="P19"><text:soft-page-break/>Latin words are the star performers among the Darwinists’ repertoire of deceptive techniques. Darwinists imagine that by bestowing Latin names on false fossils or freshly minted false theories that this will somehow enhance their credibility. Yet there is no scientific evidence behind anything they say. But some people who listen to those who employ lots of Latin words fall for this supposedly scientific show and imagine they are dealing with impossibly inaccessible knowledge. They imagine they cannot possibly understand the subject, that it is best left to scientists, and that everything they say must be true. This conditioning is so powerful that failing to go along with the scientists in question is perceived of as serious irrationality. That is how the profound enchantment of people is established. </text:p>
      <text:p text:style-name="P19">Master Bediuzzaman Said Nursi, the greatest Islamic scholar of the last thousand years, described how Darwinist conditioning of and influence over people had become a scourge affecting vast masses of people:</text:p>
      <text:p text:style-name="P5"><text:span text:style-name="T9">Materialism is a spiritual plague which has infected man with a fearsome fever, causing him to be visited by Divine wrath. The more the ability to inculcate and criticize expands, so does that plague spread.</text:span><text:span text:style-name="T19">1</text:span></text:p>
      <text:p text:style-name="P18"><text:span text:style-name="T9">As Bediuzzaman, the Master, notes, this conditioning is utterly deceptive. The formulae, Latin words and scientific terminology employed by Darwinists are all false. The scientists in question are also well aware that they are espousing a fraud. </text:span><text:span text:style-name="T11">Darwinists are merely using science to put on a scientific circus. </text:span></text:p>
      <text:p text:style-name="P18"><text:span text:style-name="T9">When the true facts of all the tales they have manufactured is brought to light they have to swiftly take back all the fossils they have spent so many pages describing in Darwinist publications until that time. The infamous Piltdown Man (also known by the invented Latin name</text:span><text:span text:style-name="T12"> Eoanthropus dawsoni</text:span><text:span text:style-name="T9">) fraud, which was the result of attaching an orangutan jaw to a human skull and adding a few teeth to it, was the subject of more than 40 “scientific” doctoral theses; the Nebraska Man fraud, based on a single pig tooth, depicted in illustrations even to the extent of its supposed family and taught in text books for many years under the name </text:span><text:span text:style-name="T12">Hesperopithecus haroldcookii,</text:span><text:span text:style-name="T9"> as if it were “scientific” evidence for evolution; the </text:span><text:span text:style-name="T12">Australopithecus afarensis</text:span><text:span text:style-name="T9"> fraud, to give it its made-up Latin name, that subsequently transpired to be nothing but an ape; the </text:span><text:span text:style-name="T12">Archaeoraptor liaoningensis</text:span><text:span text:style-name="T9"> fraud, the result of five different fossils being put together and depicted as a dinosaur preparing to take flight in all Darwinist publications, and finally the Ida fraud, a lemur heralded for a while as the ancestor of man, are just a few instances of this deception. </text:span></text:p>
      <text:p text:style-name="P19">Each one of these is a fraud published in the world’s most respected scientific journals citing world famous scientists as references and making plentiful use of Latin terminology. Unless the true facts of these frauds are exposed, they will astonishingly maintain their places in school textbooks and scientific journals and be defended by people bearing the title of “scientist.” Darwinism is a serious danger and a deception that makes use of scientists, scientific journals, the TV and newspapers. </text:p>
      <text:p text:style-name="P19"><text:soft-page-break/></text:p>
      <text:h text:style-name="P42" text:outline-level="2">They try to portray all of life as very simple </text:h>
      <text:p text:style-name="P19">Darwinists’ deception techniques are generally based on not permitting people to think. One of the most effective ways of doing this, they foolishly imagine, is to completely ignore the extraordinary complexity of life and portray is as really very “simple.” </text:p>
      <text:p text:style-name="P19">Darwinists say that, "The cell came into being in muddy water.” They try to deceive people with the idea of the cell “forming in muddy water,” despite being at a complete loss to explain how a single protein might have formed by chance and are still striving to fully unravel the mystery of the cell in the most technically advanced laboratories. </text:p>
      <text:p text:style-name="P19">Darwinists also claim that fish emerged onto dry land and gradually turned into amphibians, that reptiles suddenly grew wings and began to fly, that bears turned into whales while romping by the shore – which is Darwin’s own claim, and that chimpanzees (or, since Darwinists regard the words chimpanzee or monkey as slightly disparaging, fictitious “ape-like creatures,” as they themselves put it) turned into scientists, professors, and scholars who examine their own brain cells in laboratories. The glorious complexity in life is a huge dead-end for Darwinists. The only way out for them, is to explain everything in terms of chance; to depict life and the complexity within it as actually very “simple.” </text:p>
      <text:p text:style-name="P18"><text:span text:style-name="T9">To that end, the idea that Darwinists want to condition people with is essentially this: </text:span><text:span text:style-name="T11">Muddy water + chance + time = Life! </text:span><text:span text:style-name="T9">According to Darwinists, when coincidences, to which Darwinists attribute a creative power, combine together they can work miracles (surely Allah is beyond that) and turn life forms into one another, no matter how impossible that may actually be. The Darwinist claim is a ludicrous one that seeks to portray everything as very simple. </text:span></text:p>
      <text:p text:style-name="P19">This is a cunning act of indoctrination performed on people. This indoctrination has such an effect on some people that they are immediately able to believe in utterly nonsensical concepts. They are able to believe that man is a slightly more developed form of chimpanzee, that fish can emerge onto dry land and turn into terrestrial life forms when they so choose, that a cell can really form in muddy water and that dinosaurs managed to grow wings and turn into birds. That is because they have been so thoroughly indoctrinated, almost to the level of brainwashing. This constant indoctrination is worked into them by well-known professors, wielding incomprehensibly strange formulae and peculiar scientific terminology on the covers of world famous magazines. </text:p>
      <text:p text:style-name="P19">The fact is that there is nothing “simple” about life at all. Everything set out under this indoctrination is a lie. With all of its infrastructure and organization, a single cell is far more complex than a giant metropolis such as New York City. Despite much wide-ranging laboratory research over the last few years, only a very small part of this <text:soft-page-break/>extraordinary structure has been clarified. But there is no way in which it can be replicated. Not one of the thousands of proteins in the cell can be artificially manufactured. Living things are literally works of art in terms of their complexity, sensitivity, symmetry, order, detail, equipment and systems. For that reason, the simplistic explanations offered by Darwinism’s adherents are simply intended to deceive. </text:p>
      <text:p text:style-name="P19">In relating all of this nonsense, Darwinists are of course well aware that there is nothing simple in life. They are of course well aware that not a single cell can spontaneously emerge from muddy water, let alone a complex, multi-cell organism, and that a fish can never emerge onto dry land and start flying. We must not forget that Darwinists relate these accounts for purposes of casting a psychological spell; a kind of hypnosis. Moreover, the Darwinists who so shamelessly do all this are quite unable to account for how even a single protein came into being. This represents a huge and absolute defeat for Darwinists right from the beginning. One must never forget this fact as one listen to Darwinist fairy tales. </text:p>
      <text:p text:style-name="P19"/>
      <text:h text:style-name="P41" text:outline-level="2"><text:span text:style-name="T9">Secret backing is provided for the major press so they will support Darwinism.</text:span></text:h>
      <text:p text:style-name="P19">Darwinists have been making propaganda through the press for 150 years and have used the press for all of their psychological conditioning techniques. If they didn't control such a major force as the press, it would be impossible for the Darwinist dictatorship to have established a false dominion across the world and for the nonsense of evolution to have found its way into institutions of state, schools and universities. </text:p>
      <text:p text:style-name="P19">The first decision for Darwinism to be disseminated by the press, to make such a fantastical idea in some way believable, was taken in a senior masonic lodge made up of atheist freemasons in Darwin’s time. Members of the 33rd Degree Mizraim Freemasonry Supreme Council in Paris announced the need for evolution to be supported by depicting it as science, but had no qualms about ridiculing the theory amongst themselves; </text:p>
      <text:p text:style-name="P5"><text:span text:style-name="T9">It is with this object in view that we are constantly by means of our press, arousing a blind confidence in these theories. The intellectuals... will puff themselves up with their knowledge and without any logical verification of them will put into effect all the information available from science, which our agentur specialists have cunningly pieced together for the purpose of educating their minds in the direction we want. Do not suppose for a moment that these statements are empty words: think carefully of the successes we arranged for Darwinism...”</text:span><text:span text:style-name="T19">2</text:span></text:p>
      <text:p text:style-name="P19">Thus it was that Darwinism spread to the masses of people in the light of this decision taken at a French lodge made up of atheist freemasons. Ever since then it has always been under the atheist Freemasons’ protection. Atheist freemasons, who have established a global dominion and therefore possess a press army capable of shaping the world as they choose, can thus produce whatever reports they wish, raise whichever <text:soft-page-break/>subjects they choose, and thus manage people as they desire. This cunning policy of management continues to this day. </text:p>
      <text:p text:style-name="P19">Successes in eliminating Darwinism make atheist masons very uneasy. At such times they immediately embark on an intensive policy of conditioning, as already described, through the press. The Darwinist press is immediately unleashed and a false fossil is immediately discovered. A Darwinist scientist is trotted out, and tall tales are written about this fossil. That is how the atheist freemasons’ system works. </text:p>
      <text:p text:style-name="P19">It is noteworthy as to why reports about Darwinism are supported by certain sections of the press. The press in question produces their reports solely in line with the instructions they receive from atheist freemasons, and not because of any scientific fats, data or information. This needs to be borne in mind in evaluating the false, global dominion of the Darwinist deception. </text:p>
      <text:p text:style-name="P19"/>
      <text:h text:style-name="P41" text:outline-level="2"><text:span text:style-name="T9">They try to portray evolution as fact by suggesting that "We have managed to make artificial life”.</text:span></text:h>
      <text:p text:style-name="P19">There is a great deal of evidence refuting Darwinism. But the fundamental issue that demolishes the theory evolution is the beginning of life. As we have reiterated many times and insist on keeping on the agenda, Darwinists are unable to explain how even a single protein might have come into being by chance. This is where the theory of evolution falls apart. </text:p>
      <text:p text:style-name="P19">In order to neutralize this terrible defeat, Darwinists again resort to their press monopoly. The most familiar means of deception on this subject are scenarios about artificial life. Reports in the publishing organs in question that appear from time to time along the lines of “We have made artificial blood,” “We have made artificial evolution,” “We have manufactured artificial DNA,” “Synthetic life is on the way,” or “An artificial cell has been manufactured” are part of these psychological defense mechanisms. </text:p>
      <text:p text:style-name="P19">People who are uninformed on the subject may form the impression from such reports that the greatest obstacle in Darwinism’s way, the question of the beginning of life, has been resolved. They naively assume that “today they have made a cell, so tomorrow they may build human beings.” Indeed, the Darwinists’ aim in producing such reports is to baffle people and numb their brains with this sinister hypnosis. </text:p>
      <text:p text:style-name="P19">But there is a deception going on here. Nobody has ever, and can never come anywhere close to creating something out of nothing. That is impossible, unless Allah so wills it. What scientists are doing is to use already existing blood, DNA and cells and, most important of all, intelligence, and use these in laboratory research. Darwinists can descend to the deepest point possible if they so wish, right down to the level of the atom, but an intelligence has still been employed there and they will make use of already existing atoms. These results, the work of thousands of scientists, technological <text:soft-page-break/>laboratories, the expenditure of millions of dollars and countless experiments, have only been possible with enormous hard work and intelligence. In other words, intelligence is essential. But the result is still not evolution. </text:p>
      <text:p text:style-name="P19">Taking nucleotides inside DNA and synthesizing a cell in a different way is a new procedure performed using intelligence within the existing system. It is a great success for science, and a major development that will hopefully lead the way for important advances in science and medicine; but it is very definitely not evolution. Evolution has collapsed right from the very beginning; the subject of the origin of life. The inability to account for the chance formation of even a single protein spells the end for all Darwinist claims. </text:p>
      <text:p text:style-name="P19">Darwinists’ deception techniques have always been rather wretched ones. That means it is very easy to decipher those techniques and counteract the conditioning involved. The quasi-magical effect that Darwinists have obtained using propaganda techniques for decades now can be demolished in a single move. There is no doubt that, as Allah has promised, victory will always go to the supporters of Allah. Our Almighty Lord says in one verse that: </text:p>
      <text:p text:style-name="P12"><text:span text:style-name="T9">As for those who make Allah their friend, and His Messenger and those who believe: it is the party of Allah who are victorious! (Surat al-Ma’ida, 56)</text:span></text:p>
      <text:p text:style-name="P19"/>
      <text:h text:style-name="P41" text:outline-level="2"><text:span text:style-name="T9">They seek to portray chance as divine (Surely Allah is beyond that) </text:span></text:h>
      <text:p text:style-name="P19">Darwinists make use of unbelievably illogical scenarios in order to deceive people. There are no boundaries to these scenarios; thousands of different life forms come from a single cell, reptiles suddenly take to the air from dry land and turn into birds, and worms gradually turn into human beings. According to the Darwinists, the power that causes these transitions to occur in this rather embarrassing scenario is “chance.” This is how the Darwinists have deceived people for so many years. </text:p>
      <text:p text:style-name="P19">Evolutionists have maintained this ever since Darwin’s time, or even since the days of Samaria. The idea of chance is an embarrassment that represents the foundation of the theory of evolution and is a source of terrible shame for the Darwinists. </text:p>
      <text:p text:style-name="P18"><text:span text:style-name="T9">But following the exposure of the wretched, illogical and ludicrous nature of this claim, especially through the </text:span><text:span text:style-name="T11">Atlas of Creation</text:span><text:span text:style-name="T9">, Darwinists suddenly began speaking very differently. In order to avoid further embarrassing themselves by trying to defend this shameful claim, they adopted an even more illogical defense mechanism. Now, when Darwinists are asked, “Do you think that it was chance that created everything?” they reply, “We never said it was chance.” Then when asked, “If it was not chance, then what was it?” they adopt the highly irrational and infantile defense of referring to “... a </text:span><text:soft-page-break/><text:span text:style-name="T9">process arising as the result of a number of coincidences.” This is an explicit and clear sign of how invalid Darwinists’ foundations really are. </text:span></text:p>
      <text:p text:style-name="P18"><text:span text:style-name="T9">We have already seen how Darwinists foolishly try to give the impression of providing scientific accounts by using scientific terminology and formulae in order to mislead people. They also try to portray the deceptive idea of chance as perfectly legitimate by using the same methods. The lie of a dinosaur growing wings and taking flight, so often repeated in Darwinist publications, is described with a frequent usage of Latin verbiage and terminology, thus giving the story a supposedly scientific veneer. Yet, in the fictitious process in question and this unbelievably ridiculous tale, there is no intelligence capable of making informed, conscious interventions, directing the course of events, choosing the best course by making logical deductions, making choices, making logical inferences and distinguishing the proper thing to do. Darwinism rejects the existence of such a consciousness. Everything in the myth of evolution happened unconsciously, unintelligently, as the result of blind chance. </text:span><text:span text:style-name="T11">Chance is the Darwinists’ false god, one that works miracles, creates from nothing, makes no errors and is able to predict future events and take appropriate precautionary measures. </text:span></text:p>
      <text:p text:style-name="P19">Darwinists seek to portray this false god as a creative force, at least in their own eyes (surely Allah is beyond that). And by means of these cunning statements they try to turn people away from belief in Allah. The Darwinist magic spell, as it were, is the underlying reason why people gradually turn toward atheism, and why so many Darwinists are engaged in a merciless struggle against belief in Allah. Whether they are aware of it or not, believers in Darwinism fall under the hypnotic spell of the false idol, chance, and inevitably abandon belief in Allah. </text:p>
      <text:p text:style-name="P19"/>
      <text:h text:style-name="P42" text:outline-level="2">They try to distract people with fine detail </text:h>
      <text:p text:style-name="P19">Confusing details and ridiculous reports represent an important part of Darwinist psychological defense mechanisms. Inundating people with illogical details is one part of the Darwinist's hypnotic indoctrination technique. The real aim behind reports appearing in Darwinist publications is to make some people, who have little knowledge of the subject, forget that evolution is a fraud and thereby occupy their minds with exceedingly foolish questions, such as, “Are we more closely related to the potato or the worm?” Darwinists use illogical details for that purpose. </text:p>
      <text:p text:style-name="P19">The true aim behind all of the utterly illogical reports in a Darwinist publication, such as “Are we related to kangaroos?”, “We started to walk upright out of hunger”, or “Hiccupping is a legacy from the frog”, is to distract people’s attention. By positing evolution as though it were a proven fact, they strive to give the impression that the only remaining question is where hiccupping came from. People who fall under the intense influence of such reports, and who are inadequately informed on the subject can easily fall victim to such conditioning. Under the influence of these misleading reports, they <text:soft-page-break/>imagine that just a few minor aspects of evolution still need to be explained and that they, too, will eventually be clarified. Darwinists thus perpetrate the mass deception they have engaged in for decades by way of this system. Darwinist indoctrination is successfully propagated by this false method. </text:p>
      <text:p text:style-name="P19">Let us now remind ourselves that: </text:p>
      <text:p text:style-name="P18"><text:span text:style-name="T33"></text:span><text:span text:style-name="T32"> </text:span><text:span text:style-name="T10">Darwinists are unable to explain how even a single protein might have formed by chance. </text:span></text:p>
      <text:p text:style-name="P18"><text:span text:style-name="T33"></text:span><text:span text:style-name="T32"> </text:span><text:span text:style-name="T10">They possess not one transitional fossil they can produce. </text:span></text:p>
      <text:p text:style-name="P18"><text:span text:style-name="T33"></text:span><text:span text:style-name="T32"> </text:span><text:span text:style-name="T10">More than 350 million fossils have demolished evolution. </text:span></text:p>
      <text:p text:style-name="P24"><text:span text:style-name="T33"></text:span><text:span text:style-name="T32"> </text:span><text:span text:style-name="T10">The complexity in living things has dealt Darwinism one of the heaviest blows, and revealed biological systems that cannot be explained in terms of evolution. </text:span></text:p>
      <text:p text:style-name="P18"><text:span text:style-name="T33"></text:span><text:span text:style-name="T32"> </text:span><text:span text:style-name="T10">All the fossils they have heralded have turned out to be false, or even deliberate fakes. </text:span></text:p>
      <text:p text:style-name="P18"><text:span text:style-name="T33"></text:span><text:span text:style-name="T32"> </text:span><text:span text:style-name="T10">Fossils show that living things appeared suddenly and remained unchanged for millions of years. </text:span></text:p>
      <text:p text:style-name="P19">These things are scientific evidence. Since Darwinists are unable to explain them, they produce extraordinarily ridiculous headlines instead because they are in a state of desperation. How else, apart from using fraud, could they defend a theory launched in the name of science, but in fact devoid of any scientific evidence? But they have now realized that these illogical headlines no longer have any impact. Even schoolchildren now expect Darwinists to be able to account for the formation of a single protein when they encounter such claims. So this particular deception has not been long-lived. </text:p>
      <text:p text:style-name="P19"/>
      <text:h text:style-name="P42" text:outline-level="2">They try to use similarities as evidence </text:h>
      <text:p text:style-name="P19">Since Darwinists know that the origin of life has obliterated their theory, that fossils have demolished evolution, and that mutations have no power in and of themselves to bring about evolution, they hide behind another deception instead, one that will have tremendous influence over people and also appear very logical to them; similarities between life forms! </text:p>
      <text:p text:style-name="P19">Similarities between living things are constantly being raised by Darwinists as if they were evidence of evolution because some people are predisposed to believe in this deception. The Darwinists speak of the similarity between man and apes with such an air of its being absolute proof that when people exposed to such conditioning go to a zoo, or watch a documentary about apes, they draw the appropriate conclusions. They have been so affected by this Darwinist deception they began to foolishly imagine that apes <text:soft-page-break/>could easily turn into human beings “... if they developed a bit, shaved and ate better.” A few generalized similarities prepare the way for the spread of Darwinist conditioning.</text:p>
      <text:p text:style-name="P19">The fact is, however, that no matter how much an ape resembles a man it will never, by Allah’s leave, for all its time on this Earth, be anything more than an ape. No matter how much or how well it is trained, it will never become human. No matter what it does it will never, unless Allah chooses otherwise, possess a “soul” that makes a human being human. </text:p>
      <text:p text:style-name="P19">It is the “soul” that makes human beings human. A living thing is only human so long as he possesses a soul. Man is an entity capable of saying, “I am me,” with the sufficient awareness to realize that there is an image that forms in his brain and that he watches. No matter what human beings may look like physically, they are human so long as they possess a soul. This is the great truth that separates them from all other living things and the Darwinists try to cover that fact up. But the theory of evolution is dealt one of the heaviest blows of all by the definite existence of the soul. For that reason, Darwinists are careful to try to avoid this matter being raised at all. Similarities between life forms constitute no evidence for evolution whatsoever. Of course life forms will resemble one another. They all breathe the same air on the same planet. They are all made up of compounds of the same elements, eat the same foods and share the same habitats. All living things have been equipped with similarly glorious molecular systems. Every system has been brought into being in such a way as to establish a perfect harmony within the conditions on this world, with their strictly defined boundaries. Therefore, these similarities are evidence not of evolution, but of the creative artistry of Almighty Allah, Who says in one verse: </text:p>
      <text:p text:style-name="P13">It is Allah Who created the seven heavens and of the earth the same number, the Command descending down through all of them, so that you might know that Allah has power over all things and that Allah encompasses all things in His knowledge. (Surat at-Talaq, 12) </text:p>
      <text:p text:style-name="P21"/>
      <text:h text:style-name="P41" text:outline-level="2"><text:span text:style-name="T9">They apply a comprehensive policy of intimidation against those who deny evolution </text:span></text:h>
      <text:p text:style-name="P19">Darwinism is propped up by what can only be described as despotism, imposition, coercion, and fraud. The only reason why Darwinism has occupied the agenda for so many years is the Darwinist dictatorship, a system that rules the world. Darwinism has been imposed by this dictatorial regime and been accepted by the power of compulsion. Darwinist indoctrination has spread in ways that people are unaware of, and vast masses of people have fallen under its sway. As a result of the sly tactics employed by this vile dictatorship, Darwinism has quite literally become undeniable across the world. </text:p>
      <text:p text:style-name="P19">Darwinism currently enjoys a vast level of protection from the various states of the world. It is supported by official institutions in a great many countries and even forcibly <text:soft-page-break/>imposed. Those who oppose the spurious religion that is Darwinism are silenced by the most despotic methods. There are hundreds of examples of this. This policy of intimidation, in which professors and scientists have been removed from their posts for criticizing the theory of evolution, has been fully exposed in recent years. Students are unable to progress from one year to another, and people in institutions of state have had their careers ruined. Universities have become part of a dictatorial regime in which only a Darwinist education is given and acceptable. </text:p>
      <text:p text:style-name="P19">People are prevented from rejecting Darwinism, because otherwise the adherents of the religion of Darwinism would have no other way of propping this groundless theory up. A lie is spoken very loudly, and to expose it as a lie is regarded as a crime. A theory heralded as scientific, yet having nothing whatsoever to do with science, has become a superstitious and dogmatic belief officially and openly protected against rejection. But the most striking thing is that this is done so flagrantly, with no attempt at concealment at all. </text:p>
      <text:p text:style-name="P18"><text:span text:style-name="T9">That is why nonsense such as, “Darwinism is supported all over the world” is completely meaningless and no attention should be paid to it. The systematic and cunning activities of the Darwinist dictatorship make such support obligatory. Some people have to appear to agree with this false theory in order not to lose their jobs or careers, while students are compelled to give answers supporting evolution in order to pass their exams. The greatest intellectual tyranny in history is enforced worldwide by the Darwinist dictatorship. </text:span></text:p>
      <text:p text:style-name="P19"/>
      <text:h text:style-name="P41" text:outline-level="2"><text:span text:style-name="T9">They condition people with the lie that vast masses of people believe in evolution </text:span></text:h>
      <text:p text:style-name="P18"><text:span text:style-name="T9">When one grasps the scale of the dictatorial Darwinist regime one can better understand why it is that evolution appears to be supported all over the world. Some people generally believe in the legitimacy of whatever the majority happens to believe in. They want to believe that the majority is right. The fact is, however, as revealed in the Qur’an in the words, "</text:span><text:span text:style-name="T11">If you obeyed most of those on earth, they would misguide you from Allah’s Way...</text:span><text:span text:style-name="T9">" (Surat al-An'am, 116), that the majority are generally subject to a mass conditioning that turns them away from Allah’s path. The important thing is to heed the Qur’an and one’s conscience, rather than the majority. It was the mindset of the majority that led to the mass slaughters of the First and Second World Wars, this sociodynamic critical mass that led to the atrocities perpetrated by Hitler’s Germany and Mussolini’s Italy, and that shed so much blood in communist Russia. This twisted perspective, deeply rooted in Darwinist ideology, was responsible for these world wars and the resulting deaths of more than 200 million people. This majority culture, this groupthink, is one of the most deceptive and dangerous elements in the arsenal of the Darwinist dictatorship. </text:span></text:p>
      <text:p text:style-name="P19"><text:soft-page-break/>But how have the majority been brought to believe in Darwinism despite all its illogicality? The reasons are these: </text:p>
      <text:p text:style-name="P26">a)<text:tab/>Darwinism is a superstitious belief system methodically organized by atheist masons of the time. All its development from the outset to the present day has taken place within this highly organized plan. </text:p>
      <text:p text:style-name="P26">b)<text:tab/>Atheist masons have quietly, but profoundly, disseminated the idea of evolution, despite its initially attracting much criticism, by means of certain press organizations which it monopolizes and thus created a pervasive indoctrinating effect similar to mass hypnosis. </text:p>
      <text:p text:style-name="P26">c)<text:tab/>The impression that evolution is true has been given by means of newspapers, magazines, television stations and other media organs under the control of atheist masons. That conditioning is still continuing. </text:p>
      <text:p text:style-name="P26">d)<text:tab/>In order to thoroughly indoctrinate people, they have developed visual conditioning techniques involving false illustrations, reconstructions, and false pictures and drawings. </text:p>
      <text:p text:style-name="P26">e)<text:tab/>Despite being the worst fraud in history, they have placed evolution in school curricula as if it were scientific fact. </text:p>
      <text:p text:style-name="P26">f)<text:tab/>The Darwinist dictatorship, under the control of atheist masons, has placed evolution under global protection and various administrations have personally undertaken that task. Opposition to evolution has literally become regarded as equivalent to high treason, and individuals, schools and managements have all been taken to court for that reason. </text:p>
      <text:p text:style-name="P26">g)<text:tab/> Opponents of evolution have been intimidated, silenced and removed from their posts. It has become all but impossible to object to evolution. </text:p>
      <text:p text:style-name="P26">h)<text:tab/> Although science completely refutes evolution, they have declared that believers in evolution are scientific while its opponents are unscientific, and as a result of this conditioning people who reject evolution have been alienated from society. </text:p>
      <text:p text:style-name="P19">As we have seen, Darwinism enjoys support, not because it is scientific, but because it is inculcated by means of imposition and coercion, and protected across the world by the Darwinist dictatorship. The fact that the majority support this false theory must not and should not deceive people; some of the people are unaware that Darwinism is the greatest fraud that has ever been, while others appear to support Darwinism only out of fear of losing their jobs or attracting criticism from people around them. </text:p>
      <text:p text:style-name="P19">There are of course some people – albeit a small minority – who do honestly adopt Darwinism as an ideology, a false religion. As Allah reveals in the Qur’an, these people have been created to deny Allah and side with superstition. In the Qur’an, Allah tells us that these people will never believe, even if they were to witness genuine miracles. The <text:soft-page-break/>existence of such people must not, therefore, deceive anyone. Almighty Allah describes these people as follows in the Qur’an: </text:p>
      <text:p text:style-name="P13">Even if We sent down angels to them, and the dead spoke to them, and We gathered together everything in front of them right before their eyes, they would still not believe unless Allah willed. The truth is that most of them are ignorant. (Surat al-An’am, 111) </text:p>
      <text:p text:style-name="P19">These people, explicitly described in the Qur’an, are in fact well aware of their wrongdoing. They realize that Darwinism is false and wrong, and that it is Almighty Allah who created them and all things. But even though they accept what the Qur’an says in their hearts, they still object and deny it all because of their pride. In another verse, Almighty Allah says: </text:p>
      <text:p text:style-name="P13">And they repudiated them wrongly and haughtily, in spite of their own certainty about them. See the final fate of the corrupters. (Surat an-Naml, 14) </text:p>
      <text:p text:style-name="P21"/>
      <text:h text:style-name="P41" text:outline-level="2"><text:span text:style-name="T9">They try not to lose supporters by threatening them with exclusion from society </text:span></text:h>
      <text:p text:style-name="P19">Darwinism has been comprehensively defended by the Darwinist dictatorship for the last 150 years, and is protected by law in a number of countries. Those who subscribe to the theory are praised, while those who reject it are ridiculed or sacked. The theory is also taught on a compulsory basis in schools. For these reasons, it is not at all a simple matter to openly state that one rejects Darwinism in such a climate. Such people are immediately excluded and removed by others, under the powerful impact of Darwinist conditioning. This is one of the most important psychological deterrent methods employed by the Darwinist dictatorship in order to hold onto its adherents. </text:p>
      <text:p text:style-name="P19">It would be a very significant event for someone who has spent a lifetime specializing in evolution, and maybe even become a professor, to one day announce that he rejects Darwinism and has seen the invalidity of evolution. If a professor announces that he now rejects evolution, he is well aware that his whole career has essentially come to an end, that he will be removed from his post in the university, that the great majority of his friends, largely made up of Darwinists, will swiftly turn their backs on him, and that he will also be subjected to intense negative propaganda. That is how it has always been. Professors we have already cited have lost their jobs, friends, and colleagues for that very reason. Unpleasant defamation campaigns have been set in motion on the internet about some of them in order to prevent them finding work again, while others have been declared to be “intellectual terrorists” by employers. </text:p>
      <text:p text:style-name="P19">Rejecting the theory of evolution brings with it major life changes for someone who has spent years as an evolutionist and may even have built a career on it. For such a <text:soft-page-break/>person, all the ideological scourges that Darwinism brings with it are invalidated in a moment. Communism, fascism, atheism, and many other such perverse beliefs all become instantly worthless. For example, from the moment a satanist sees the invalidity of Darwinism, being a satanist will be meaningless, as satanism is a false religion based entirely on elitism and social Darwinism. The moment a terrorist capable of ruthlessly murdering other people realizes the invalidity of Darwinism, he will also realize how illogical and incompatible with good conscience his actions were. The perverse ideological foundation that justified killing suddenly vanishes in a puff of smoke. For that reason, rejecting Darwinism changes the whole perspective, values, and lives of people who based their lives on that perverse ideology. </text:p>
      <text:p text:style-name="P19">This policy of exclusion against those who reject Darwinism is perhaps the most effective psychological weapon to which Darwinists resort. Some people who believe it will be to difficult for them to overcome that policy of exclusion have had to appear to be evolutionists, despite not truly believing in it. There are a great many people who have had to appear to eagerly espouse evolution when evolutionists are present, when holding conferences or writing books and articles about it, despite clearly seeing its illogicality. There has been a particular rise in recent years in the number of people who clearly see the existence of Allah, but who are unable to express that thought in the presence of their atheist friends. </text:p>
      <text:p text:style-name="P19">This policy of intimidation must not alarm the people in question because the supposed dominion of the Darwinist dictatorship is temporary and weak. As Allah has promised, superstition will certainly disappear and the truth will be victorious. What needs to be known is that Allah is always alongside those who genuinely turn to Him, who heed their consciences and who are prepared to risk social exclusion by espousing what is right and true. It is the friends of Allah who will inevitably be victorious. Our Almighty Lord reveals in a verse that: </text:p>
      <text:p text:style-name="P13">If Allah helps you, no one can vanquish you. If He forsakes you, who can help you after that? So the believers should put their trust in Allah. (Surah Al ‘Imran, 160)</text:p>
      <text:p text:style-name="P19"/>
      <text:h text:style-name="P41" text:outline-level="2"><text:span text:style-name="T9">They try to give the impression that large numbers of people support evolution by arranging false polls and statistics </text:span></text:h>
      <text:p text:style-name="P19">When asked for scientific evidence, Darwinists generally reply as follows: "But evolution is regarded as fact all over the world!" When they say that, Darwinists imagine that all the questions hanging over evolution somehow disappear, that people will be satisfied with that reply, and that by saying this it will be enough to ensure acceptance of Darwinism. Indeed, this method of psychological conditioning has had a huge effect on some people who attach little importance to the fact that the theory of evolution is not <text:soft-page-break/>backed up by any scientific evidence and who regard general opinion as more significant. </text:p>
      <text:p text:style-name="P19">That is why the Darwinist dictatorship tries every possible means to give the impression that evolution is accepted all over the world. One method is to organize false surveys and statistics, and then use these polls to show that large numbers of people believe in evolution, and then publish their survey results to loud fanfare in the press organs under the control of the Darwinist dictatorship. </text:p>
      <text:p text:style-name="P19">Someone looking at the results of the polls in question may well think that only a very few people reject evolution, particularly in countries such as the United States and Great Britain. Under the influence of the mass psychology we have already discussed, they may imagine that this false majority believing in evolution is on the true path. But this is a deception. In fact, no such poll has ever been held. These results are fraudulent figures invented for the purpose of being announced in press organs under the control of the Darwinist dictatorship. As always, Darwinists deceive people, this time by these fake polls and figures. </text:p>
      <text:p text:style-name="P18"><text:span text:style-name="T9">Polls have been conducted in many countries and people have been genuinely asked what they think; but the results obtained are the exact opposite of what the Darwinists claim. People actually reject evolution and believe that Allah creates all things. And these levels are growing all the time. One of the largest verifiable polls conducted showed that Turkey heads the list of those rejecting evolution.</text:span><text:span text:style-name="T19">3</text:span><text:span text:style-name="T9"> The second country in terms of rejection of evolution was the United States of America. </text:span></text:p>
      <text:p text:style-name="P19">Therefore, it must not be forgotten that if high levels of belief in evolution are suggested in a poll, or any statistical research in Darwinist publications, then the results are fraudulent. In fact, polls conducted all over the world, especially in the United States, Canada, and European countries such as Great Britain, show that evolution has been abandoned to a very significant extent. </text:p>
      <text:p text:style-name="P19"/>
      <text:h text:style-name="P41" text:outline-level="2"><text:span text:style-name="T9">They claim to not to be “bothered” by anti-Darwinist activities </text:span></text:h>
      <text:p text:style-name="P19">One of the most terrifying things for a publishing group spreading Darwinist propaganda with all of its might is without doubt the success of anti-Darwinist activities. Books, articles, exhibitions and conferences setting out the proofs of the fact of creation are enjoying a worldwide success which represents a grave threat for these Darwinists. The publishing groups in question makes no mention of this success, the work of large numbers of people. They generally prefer to appear to attach no importance to that success and say, “It does not bother us at all.” </text:p>
      <text:p text:style-name="P19">But in truth, the Darwinists are in a state of panic. Conferences around the world describe how Darwinists are unable to account for even a single protein and exhibit <text:soft-page-break/>fossils that totally refute evolution, while molecular biology utterly eliminates the possibility of evolution. Thousands of people listen to this information with great amazement. This information is also passed on by word of mouth to hundreds of thousands more. People who see this evidence can no longer believe in Darwinism. Therefore, saying “........we are not bothered” is a defense mechanism intended to neutralize this huge defeat and cover it up. </text:p>
      <text:p text:style-name="P19">This is actually a very childish reaction, much like the way that a small child, having been punished by his father, will try to give the impression he is unaffected by saying, “I don’t care,” Darwinist publications exhibit the very same reaction. But their trickery is being exposed and the theory of evolution they espouse with such fervid desperation is collapsing before everyone’s eyes. It is therefore impossible for Darwinists to be unaffected by that collapse; of course they will be affected, and terrified by it. </text:p>
      <text:p text:style-name="P18"><text:span text:style-name="T9">Darwinists’ terror will grow still further, because all the scientific evidence is increasingly showing the fact of Creation. The corrupt hegemony of the Darwinist dictatorship is coming to an end. This age will be one that manifests our Almighty Lord’s title of the Hadi (the Bestower of guiadance), an age of faith. Every superstitious faith launched in opposition to belief in Allah will inevitably vanish. Almighty Allah says in one verse: </text:span></text:p>
      <text:p text:style-name="P13">Say: ‘Truth has come and falsehood has vanished. Falsehood is always bound to vanish.’ (Surat al-’Isra, 81) </text:p>
      <text:p text:style-name="P19"/>
      <text:h text:style-name="P41" text:outline-level="2"><text:span text:style-name="T9">They try to cast a spell over people with false illustrations and reconstructions </text:span></text:h>
      <text:p text:style-name="P18"><text:span text:style-name="T9">By now, we are all familiar with an ape-man that for many years has appeared in the pages of newspapers and magazines, that was for years taught in school books as if it were true, and that people were told represented important evidence for is an entirely false chronology. This fake ape-man was depicted walking with a stooped gait and an animal-like appearance holding a heavy club in his hands and with a whole social life. It was also been given an almost unpronounceable Latin name: </text:span><text:span text:style-name="T12">Hesperopithecus haroldcookii</text:span><text:span text:style-name="T9">. </text:span></text:p>
      <text:p text:style-name="P18"><text:span text:style-name="T12">Hesperopithecus haroldcookii</text:span><text:span text:style-name="T9"> was illustrated time and time again in the pages of the world’s best known magazines. Reconstructions of it were produced and exhibited in prestigious museums.. Nobel prize-winning scientists discussed it at conferences, doctoral theses were written about it, and scientists frequently debated as to what kind of social life it enjoyed, where and how it lived, where it walked and how it spoke. It was also better known by another name: </text:span><text:span text:style-name="T11">Nebraska Man. </text:span></text:p>
      <text:p text:style-name="P18"><text:span text:style-name="T9">One very important point here is that all of these fictitious scenario concerning </text:span><text:span text:style-name="T12">Hesperopithecus haroldcookii</text:span><text:span text:style-name="T9">, which Darwinist scientists studied and taught their </text:span><text:soft-page-break/><text:span text:style-name="T9">students for years, was revealed to have been all invented on the basis of a single pig tooth.</text:span></text:p>
      <text:p text:style-name="P19">Nebraska Man is an example which illustrates the scale of the frauds Darwinists perpetrate through visual conditioning, but it is by no means the only one. All the Darwinist pictures of fictitious ape-men, with all their characteristics such as enjoying social lives, hunting and fishing, playing with their children and whatnot, are sometimes based on nothing more than a single finger bone, a shoulder blade or a tooth. Parts of fossil skeletons are sometimes unearthed, but then such fantastical reconstructions are produced that the result is a fully fledged ape-man. But this is a complete deception. </text:p>
      <text:p text:style-name="P19">Reconstructions and evolutionist drawings are used to mislead people and create the impression that there really is such a thing as evolution. As we have seen with Nebraska Man, the various pictures and reconstructions are based solely on the imaginations of the people producing them. No such ape-man ever, ever existed. Indeed, all the skulls and skeletons discovered either come from human beings, or else from extinct species of apes or monkeys. But the pictures and reconstructions produced provides the framework for the subsequent conditioning. </text:p>
      <text:p text:style-name="P19">All the ape-men, dino-birds, and life forms trying to move from water to dry land that one sees in Darwinist newspapers, magazines and TV programs are fictitious. If nothing else, they certainly reflect the imaginative power of the artists concerned. When they are exposed as frauds, they are quietly set aside. The Darwinist press is very careful that nobody should realize the scale of the fraud being perpetrated. But policies of concealing frauds of course bears no fruits, and all Darwinist deceptions are being exposed, one by one, and all the time. </text:p>
      <text:p text:style-name="P19"/>
      <text:h text:style-name="P41" text:outline-level="2"><text:span text:style-name="T9">When evidence refuting evolution is discovered, they either ignore or else try to destroy it </text:span></text:h>
      <text:p text:style-name="P19">Darwinists have used all these forms of mental conditioning for the last 150 years and engaged in false fossil propaganda exactly as they chose. Since they had a monopoly of schools, universities, renowned scientists, magazines, newspapers and visual media they could deceive people as they wished. That included evidence refuting evolution. </text:p>
      <text:p text:style-name="P19">Since fossils from the Cambrian Period serve as one of the main proofs that life began suddenly and with an extraordinary complexity, and would certainly spell the end of Darwinism, they were hidden away for seventy years by Charles Doolittle Walcott, the Darwinist paleontologist who found them. This is a startling and significant indicator in terms of understanding the scale of the Darwinist fraud. </text:p>
      <text:p text:style-name="P19">Similar events have taken place quite frequently in subsequent times, and nobody was even aware of the more than 350 million fossils completely refuting evolution, and discovered to date. Of course, Darwinists did to these fossils what they did to the <text:soft-page-break/>Cambrian ones. Because all of these fossils meant the same thing; each one was proof of Creation. </text:p>
      <text:p text:style-name="P19">For years, Darwinists only ever mentioned two or three types of “living fossil,” in a bid to give the impression that living fossils consisted of these alone. But then people came to realize that there are fossil specimens dating back millions of years of all the life forms alive today. In other words, the great majority of fossils were living fossils showing that present-day life forms are identical to those living millions of years ago. </text:p>
      <text:p text:style-name="P19">Since the fictitious subject of the evolution of man was the most sensitive, and the most open to Darwinist speculation, Darwinists engage in widespread fraud when it comes to fossils showing the history of man. Fossils showing that man has never evolved are generally kept hidden away, or even destroyed entirely. Because if even one of these enters the agenda, that will be enough to spell the end of the evolution deceit. That is why false fossils are always brought up in this context and made the subject of constant speculation. </text:p>
      <text:p text:style-name="P19"/>
      <text:h text:style-name="P41" text:outline-level="2"><text:span text:style-name="T9">In order to maintain their ideology they have even proposed the idea of space creatures </text:span></text:h>
      <text:p text:style-name="P19">It is utterly humiliating and ludicrous for a Darwinist scientist to stand up and say, “Space creatures brought life here!” Someone who pays close attention and is aware of the true face of the Darwinist deception will immediately see that such statements are an expression of utter wretchedness and despair. Because the single greatest problem for Darwinists is that of the origin of life. Quite unable to account for how even a single protein could have formed by chance, and aware of how helpless they are on that subject, Darwinists have sought a way out by hiding behind the idea of creatures from space. </text:p>
      <text:p text:style-name="P19">There is one very important point we have already stressed regarding Darwinists: some Darwinists will deny the existence of Allah “... even if they see miracles,” as we are told in one verse. This is a characteristic of some unbelievers described in the Qur’an. Even though these people are well aware of the facts and the truth, the Qur’an tells us they will still deny it because of the vast scale of their pride. </text:p>
      <text:p text:style-name="P19">The space creature deception raised by certain atheist Darwinists was born from exactly that state of affairs. The fact that proteins cannot come into being spontaneously is just one of the proofs that life was created. But since it is some Darwinists’ intention to deny the existence of Allah (surely Allah is beyond that), they ignore this highly significant fact about proteins. And instead of admitting the existence of Allah, Who is mighty enough to create even a single protein with the most amazing complexity, they have become the defenders of this utterly illogical claim. This is extraordinarily brazen-faced, and in fact an admission of great weakness. The Darwinists who make this <text:soft-page-break/>unbelievable claim are utterly humiliating themselves for the sake of their perverse religion. </text:p>
      <text:p text:style-name="P18"><text:span text:style-name="T9">In doing this, Darwinists never reflect on how they will be unable to answer the following question: </text:span><text:span text:style-name="T12">How did this fictitious and complex molecule they make this claim about come into being?</text:span><text:span text:style-name="T9"> Even if it were somewhere in the vastness of space, it could not have come into being by chance; thus, there has to be an intelligence far superior to that of human beings that created it. That alone spells the end of this dubious Darwinist claim. Other claims made by Darwinists, such as organic molecules arriving from space and being caught in something like a cold trap used in the Miller experiment and eventually giving rise to a living cell, are equally preposterous. </text:span></text:p>
      <text:p text:style-name="P19">Even if all the organic molecules constituting a cell, even if all the proteins in it that could never come into being by chance were all present at the same time, and even if all the conditions claimed by the Darwinists applied, it would still be impossible for a cell to emerge by chance. Darwinists are unable to produce even the smallest components of the cell, not even in a conscious and controlled manner and under whatever laboratory conditions they desire. They are unable to account for even a single protein. Darwinists are just playing games with people. Their deceptive idea of “space creatures” makes their perspective towards human beings very clear indeed. They imagine that they can still impose evolution, the great deception of the last 150 years and which they now fear they may be losing, by means of such nonsense, and that people will simply accept it.</text:p>
      <text:p text:style-name="P19">Darwinists can strive all they like, but all the claims they come up with for the purpose of encouraging denial of Allah (surely Allah is beyond that) merely humiliate them further. Because Almighty Allah, Lord of the worlds, has promised in verse that He will bring down all those who deny Him: </text:p>
      <text:p text:style-name="P13">... know that you cannot thwart Allah and that Allah will humiliate the unbelievers. (Surat at-Tawba, 2) </text:p>
      <text:p text:style-name="P19"/>
      <text:h text:style-name="P41" text:outline-level="2"><text:span text:style-name="T9">They try to silence activities demonstrating the invalidity of evolution, not with scientific evidence, but by shouting the opposition down </text:span></text:h>
      <text:p text:style-name="P19">Darwinists are afraid of science. They are terrified at the facts revealed by science becoming known to all and spreading across the world because everything truly scientific demolishes and refutes evolution. </text:p>
      <text:p text:style-name="P18"><text:span text:style-name="T9">For that reason, Darwinists can never </text:span><text:span text:style-name="T11">RESPOND TO ANYONE WITH SCIENCE. </text:span></text:p>
      <text:p text:style-name="P19">- Aggression is their only response to scientific evidence. </text:p>
      <text:p text:style-name="P25">- They oppose conferences against evolution that reveal scientific evidence, not with evidence of their own, but with placards and protests.</text:p>
      <text:p text:style-name="P25"><text:soft-page-break/>- They try to close down exhibitions displaying scientific facts – genuine fossils. They seek to burn books containing scientific evidence. </text:p>
      <text:p text:style-name="P25">- They take people who try to have scientific evidence that exposes the fraud of evolution being taught in schools to court. </text:p>
      <text:p text:style-name="P25">- They reject invitations from adherents of creationism to face-to-face debates with horror and terror and never, ever accept such challenges. </text:p>
      <text:p text:style-name="P25">- Instead of responding to scientific evidence with evidence of their own, Darwinists reply with despotism, aggression, brute force and great hue and cry because they possess no scientific evidence and this is the only way they know of keeping their theory propped up.</text:p>
      <text:p text:style-name="P19">Darwinists hide behind concepts such as democracy, rights, liberty and freedom of thought at every available opportunity, but when the invalidity of their claims is exposed, they suddenly become bigoted and aggressive. They immediately disregard the concepts of freedom of thought and speech, democracy, and intellectual freedom they have been sheltering behind. They immediately become utterly intolerant, and even highly aggressive, when evidence revealing the fact of creation is brought forward. Indeed, when it comes to ideas, it is the Darwinists themselves who are the most closed minded, bigoted, and perverse of all. Far from being a scientific conclusion, Darwinism is a false and perverse belief that science actually refutes. Since it is based solely on ideology and a superstitious belief system, its supporters can only seek to keep it alive through methods more suited to hooligans than men of science and education. </text:p>
      <text:p text:style-name="P19">For many years now, Darwinism has intimidated people with this despotic policy. If it is that Darwinism dominates institutions of state across the whole world today, the sole reason for that is the tyrannical and aggressive policy of intimidation in question. If a Darwinist comes to a scientific conference holding a placard instead of scientific evidence, if he tries to silence opposition by shouting rather than making scientific statements, if he imagines he can intimidate opponents of evolution by attacking them, and if he is removed from a scientific conference under police escort, then that alone is enough to expose the true face of Darwinism. Reports of the collapse of Darwinism have initiated an extraordinary panic among Darwinists. No despotism will now be able to keep the Darwinists’ false religion propped up. This is the law of Allah. Our Lord Allah, Who knows all things, reveals in one verse that believers will always emerge victorious:</text:p>
      <text:p text:style-name="P13">Rather We hurl the truth against falsehood and it cuts right through it and it vanishes clean away! Woe without end for you for what you portray! (Surat al-Anbiya’, 18) </text:p>
      <text:p text:style-name="P19"/>
      <text:h text:style-name="P41" text:outline-level="2"><text:soft-page-break/><text:span text:style-name="T9">The fact they suffer psychological troubles and difficulties is clear from their behavior and reactions </text:span></text:h>
      <text:p text:style-name="P19">There is a very important clue that Darwinists are psychologically troubled; it manifests itself in their body language. One can clearly see that they have suffered a terrible defeat from their anxious states when they see proofs of Creation, from their reactions, uncontrolled actions, and stressed responses. This is another significant piece of evidence that Darwinism is a deception. </text:p>
      <text:p text:style-name="P19">Darwinists in any case usually confront supporters of Creation with the full awareness of this defeat and with a sense of inferiority. For that reason, instead of enjoying the peace and ease that comes from espousing what is true and right, they suffer under the burden and troubles that comes from espousing a lie. Their own ideology requires them to espouse a theory devoid of any scientific evidence as though it were scientific, and has strong supporting evidence. They have to try and respond to vital scientific evidence proving the invalidity of the theory of evolution. Even though they know that people will believe and be convinced by the true scientific facts, they still try to give the impression that what they espouse is the truth. Having to consistently espouse a lie is a terrible burden for a person, particularly if he is aware of the true facts. </text:p>
      <text:p text:style-name="P19">That is why in discussion programs there are scenes where Darwinists display very angry, irritable, and distressed behavior, waving their arms around in peculiar gestures and generally giving an impression of stress and exhaustion. They constantly say there is something they want to state, but no statement is ever forthcoming. It is impossible for them to make any statement because there is absolutely no scientific evidence for evolution. This is the stress and unease that comes from not espousing the truth. Darwinists inevitably experience this constantly distressed state of mind everywhere in their lives, not just in the environments described above, because they espouse a lie and behave falsely. Almighty Allah reveals in a verse how those who strive against our Lord will have troubled lives: </text:p>
      <text:p text:style-name="P12"><text:span text:style-name="T9">But if anyone turns away from My reminder, his life will be a dark and narrow one... (Surah Ta Ha, 124)</text:span></text:p>
      <text:p text:style-name="P19"/>
      <text:h text:style-name="P41" text:outline-level="2"><text:span text:style-name="T9">They maintain that all claims refuting evolution are unscientific </text:span></text:h>
      <text:p text:style-name="P19">We have been discussing how Darwinists try to give the impression of being scientific by using scientific formulae and terminology and have thus deceived large numbers of people by means of such psychological conditioning. A second fraudulent tactic that Darwinists resort to in this context is the (deceptive) defense mechanism of suggesting that opponents of Darwinism are unscientific. </text:p>
      <text:p text:style-name="P19"><text:soft-page-break/>Because he knows he will inevitably come off for the worse, a Darwinist will never publicly debate a proponent of creation, and will justify this attitude by saying that “... the proper environment for a scientific debate has not been established.” But this is merely defeatism and an easy way out. Of course they will not want to engage in such a debate, because they know they will lose and <text:s/>end up humiliated. Instead, they hide behind the idea of being scientific in their search for ways to avoid such encounters. </text:p>
      <text:p text:style-name="P19">But the fact is that it is only the supporters of Creation that have produced scientific evidence. No Darwinist has ever been able to produce even a single piece of scientific evidence, nor is it possible for any Darwinist ever to do so. But the scientific evidence refuting evolution that he sees during the course of any debate will cause him enormous distress. He will see genuine fossils, and the frauds of evolution will be exposed, and the simple fact that evolutionists are unable to account for how even a single protein could have come about by chance will be revealed for all to see. Such a defeat is intolerable for Darwinists. That is why they hide behind all these very familiar psychological defense mechanisms and accuse the other side of being unscientific. </text:p>
      <text:p text:style-name="P19">This fact must be always borne in mind: Darwinists possess not so much as one single piece of scientific evidence. All they have is demagoguery, lies, false accusations, aggression, psychological conditioning, hoax fossils and abundant specious scientific terminology. They way they claim to be “scientific” is one of the century’s most astonishing phenomena. This shows the worldwide scale of the Darwinist deception. A deception that is constantly rebutted by scientific evidence, and that not even children attach any credence to, has adopted science as a protective shield. </text:p>
      <text:p text:style-name="P19">Therefore, one must always bear in mind that a Darwinist who espouses evolution in the name of science and simultaneously refuses to have any dealings with proponents of Creation because they aren't scientific is engaging in a huge deception. Science is in actual fact Darwinists’ greatest foe. Because the more they turn their backs on science, the more the scientific facts keep annihilating evolution.</text:p>
      <text:p text:style-name="P19"/>
      <text:h text:style-name="P41" text:outline-level="2"><text:span text:style-name="T9">They try to spread the deception that evolution and belief in Allah are not incompatible </text:span></text:h>
      <text:p text:style-name="P19">Materialism constitutes the foundation of Darwinism. According to the materialist error, matter is eternal and there is no force superior to it. To put it another way, materialism rejects the idea of a Creator who rules the matter that constitutes the universe, and maintains it constantly under His control (surely Allah is beyond that). The only reason for all the efforts made to prop up Darwinism, which is based on the absolute existence of matter, and for all the frauds and deceptions perpetrated to that end, is the desire to prevent acceptance of the fact that a sublime and omnipotent Creator has brought all things into being. Darwinists have been endeavoring to do that for the last 150 years. And that is the reason Darwinism has been adopted as a false religion. </text:p>
      <text:p text:style-name="P19"><text:soft-page-break/>Darwinists as of late have been in a state of terrible panic due to this important fact having come to light in recent years. The reason for this panic is the fear of losing the support of large number of religious believers. Many people who believe in Allah and are ignorant of the true face of Darwinism blindly sign up to this deception, and Darwinists have been greatly displeased by the revelation of a truth that will awaken them. </text:p>
      <text:p text:style-name="P18"><text:span text:style-name="T9">The manner in which Darwinists have been working so strenuously to cover up the fact that Darwinism and atheism are in fact equivalent to one other is particularly striking. Worldwide conferences being held by Darwinists holding the title of Priest, conferences on evolution even being held in the Vatican as the result of pressure on the Pope, prizes being given to Darwinists acting on behalf of charities that seek to reconcile belief in Allah and evolution, clergymen appearing on television programs to defend evolution, the citing of fraudulent statements in support of evolution made by people who lived in the past and are heralded as religious scholars, and many other such initiatives all stem from that same unease. The Darwinist press under the control of atheist freemasons must have realized that the equation </text:span><text:span text:style-name="T11">"Darwinism = Atheism"</text:span><text:span text:style-name="T9"> would pose a huge difficulty for them and so went into action at once to raise the issue. The atheist and Darwinist Richard Dawkins admits the existence of a Darwinist lobby active in this sphere: </text:span></text:p>
      <text:p text:style-name="P5"><text:span text:style-name="T9">There’s a kind of … evolution defense lobby, in particular. They are mostly atheists, but they are wanting to—desperately wanting—to be friendly to mainstream, sensible religious people. And the way you do that is to tell them that there’s no incompatibility between [evolution] and religion…</text:span><text:span text:style-name="T19">4</text:span></text:p>
      <text:p text:style-name="P19">As is clear from Dawkins' own admission, atheists represent the great majority of Darwinists who are trying to supposedly reconcile belief in Allah and evolution. This is a most unpleasant and misleading trick. All Darwinists who are prepared to engage in conditioning people through fraud and deception merely for the sake of their ideology have joined this pagan religion in order to deny the existence of Allah. In spreading their propaganda, Darwinists strive to conceal the true face of their theory. The fact that some people are unaware of is that this perverse and unscientific theory constitutes the source behind irreligion, tyranny, wars, slaughter, cruelty, degeneracy, terror and the martyring of so many soldiers in Turkey. The intensive Darwinist propaganda provides the foundation for the blind support of their insidious pseudo-religion. Darwinists are terrified of losing these blind grassroots supporters. </text:p>
      <text:p text:style-name="P19">Darwinism is opposed to all beliefs and ideas that espouse the existence of Allah, that praise our Lord and point to Almighty Allah’s creative artistry. Darwinism is a perverse religion produced in a deliberate and programmatic manner in atheist freemasons lodges for the purpose of halting the turning towards Allah, preventing the emergence of devout societies, and for materialism to be able to reign supreme as a false faith. Just as it was intended, this perverse religion has for 150 years turned vast masses of people away from belief in Allah and constituted the foundation of the communist and fascist regimes <text:soft-page-break/>that inflicted some of the worst scourges in history. Today’s efforts to reconcile evolution and belief in Allah are one of the most unpleasant ruses of this whole great fraud. Everyone must reject this deception and this false propaganda. Our Almighty Lord created all things, the earth and sky and everything between, simply by commanding them to “Be!” That is the glorious Creation shown in the Qur’an and exhibited with so much evidence on earth. The evidence of that glorious Creation is inflicting defeat upon defeat on the fraud of Darwinism, day after day, and is effectively eliminating it. As our Almighty Lord says in one verse: </text:p>
      <text:p text:style-name="P13">It is He Who created the heavens and the earth with truth. The day He says ‘Be!’ it is. His speech is Truth. The Kingdom will be His on the Day the Trumpet is blown, the Knower of the Unseen and the Visible. He is the All-Wise, the All-Aware. (Surat al-An'am, 73)</text:p>
      <text:p text:style-name="P19"/>
      <text:p text:style-name="P19"/>
      <text:h text:style-name="P39" text:outline-level="1">CONCLUSION</text:h>
      <text:p text:style-name="P19"/>
      <text:p text:style-name="P19"/>
      <text:h text:style-name="P42" text:outline-level="2">All superstition will vanish in the face of Truth </text:h>
      <text:p text:style-name="P19">Every superstitious religion will inevitably fail. This is an immutable law of Allah. No matter how successful they may appear, no matter how much dominion they enjoy, no matter how many people they may influence and no matter how much success they appear to enjoy, all superstitious faiths will inevitably fall. This law of Allah never changes. </text:p>
      <text:p text:style-name="P19">The Darwinists have failed to comprehend this great secret of Allah’s. They never believed that Allah will inevitably inflict defeat on every perverse idea. They imagined that the transitory victory bestowed on them by Allah was a gain and a superiority. They boasted of this false victory and never foresaw that they would one day be revealed as frauds. </text:p>
      <text:p text:style-name="P19">Yet what they never foresaw or expected suddenly befell them. They began to watch their own defeat in complete amazement. They were unable to understand how it had happened. They were at a loss to understand how the theory of evolution, protected under law in all countries, taught in schools and imposed on professors, supported by virtually all the major press and backed with a budget of millions of dollars could have been swept away like this. They failed to comprehend how it was that the fossils completely refuting evolution they had so carefully kept hidden away could suddenly have emerged into the light of day at a time when evolution was so closely protected under national laws, and how the fact that not even a single protein can form by chance had come out into the open. They were stunned to see that the Darwinist dictatorship could no longer protect them. </text:p>
      <text:p text:style-name="P19">That huge defeat meant the end of the demagoguery and propaganda that were Darwinists’ sole prop. Darwinists probably never imagined that the day would come when they would have to abandon their only means of deception. They never expected that their lies and deceptions based on mass conditioning through the press, and through pressure and imposition, would ever be exposed. They probably never dreamed that all their trickery would one day be unexpectedly exposed. </text:p>
      <text:p text:style-name="P19">The Darwinists now have no way back. The true nature of their deceptive claims that “The missing link has been found”, or “The missing link has been observed” has now been revealed. A great many people have now realized that evolution is a hollow fraud, devoid of any evidence. Darwinists can use whatever propaganda methods they like, and manufacture whatever false evidence they see fit and depict that as the truth, but they will never be able to go back to their days of glory. The Darwinist deception is finally at <text:soft-page-break/>an end. This period we are living in, when Darwinists are desperately making a last stand to keep their deception alive, will witness a mighty defeat for them. There is another very important point here that must not be forgotten. It is still not too late for Darwinists. They can still turn away from, and make up for, all their errors. The time has come for Darwinists to realize that all power lies with Almighty Allah, and that whatever Allah ordains will definitely come about. This will be of great benefit to them and allow them to live honorable lives in this world and in the hereafter. It must not be forgotten that no matter how much pride they have in this world, no matter how much they wage an illegitimate struggle against right and truth (surely Allah is beyond that), whatever our Lord Allah ordains is what will happen. Darwinism will absolutely come to an end in this century, and whether or not Darwinists want to see it, the true faith of Allah will rule the world. Allah’s promise is the Truth, and the Truth will certainly be made good. </text:p>
      <text:p text:style-name="P19">Allah reveals in verses: </text:p>
      <text:p text:style-name="P13">Say: ‘Truth has come and falsehood has vanished. Falsehood is always bound to vanish.’ (Surat al-Isra’, 81)</text:p>
      <text:p text:style-name="P13">Yes, everything in the heavens and earth belongs to Allah. Yes, Allah’s promise is true but most of them do not know it. (Surah Yunus, 55)</text:p>
      <text:p text:style-name="P13">So remain steadfast. Allah’s promise is true. Ask forgiveness for your wrong action and glorify your Lord with praise in the evening and the early morning. Certainly those who argue about the Signs of Allah without any authority having come to them. (Surah Ghafir, 55-56)</text:p>
      <text:p text:style-name="P13">Say: ‘The Truth has come. Falsehood cannot originate or regenerate.’ (Surah Saba’, 49)</text:p>
      <text:p text:style-name="P19"/>
      <text:p text:style-name="P19"/>
      <text:p text:style-name="P19"/>
      <text:h text:style-name="P39" text:outline-level="1">THE DECEPTION OF EVOLUTION</text:h>
      <text:p text:style-name="P19"/>
      <text:p text:style-name="P19"/>
      <text:p text:style-name="P18"><text:span text:style-name="T9">Darwinism, in other words the theory of evolution, was put forward with the aim of denying the fact of Creation, but is in truth nothing but failed, unscientific nonsense.</text:span><text:span text:style-name="T11"> This theory, which claims that life emerged by chance from inanimate matter, was invalidated by the scientific evidence of miraculous order in the universe and in living things, as well as by the discovery of more than 300 million fossils revealing that evolution never happened. </text:span><text:span text:style-name="T9">In this way, </text:span><text:span text:style-name="T11">science confirmed the fact that Allah created the universe and the living things in it.</text:span><text:span text:style-name="T9"> The propaganda carried out today in order to keep the theory of evolution alive is based solely on the distortion of the scientific facts, biased interpretation, and lies and falsehoods disguised as science.</text:span></text:p>
      <text:p text:style-name="P18"><text:span text:style-name="T9">Yet this propaganda cannot conceal the truth. The fact that </text:span><text:span text:style-name="T11">the theory of evolution is the greatest deception in the history of science</text:span><text:span text:style-name="T9"> has been expressed more and more in the scientific world over the last 20-30 years. Research carried out after the 1980s in particular has revealed that the claims of Darwinism are totally unfounded, something that has been stated by a large number of scientists. In the United States in particular, many scientists from such different fields as biology, biochemistry and paleontology recognize the invalidity of Darwinism and employ the fact of Creation to account for the origin of life. </text:span></text:p>
      <text:p text:style-name="P19">We have examined the collapse of the theory of evolution and the proofs of Creation in great scientific detail in many of our works, and are still continuing to do so. Given the enormous importance of this subject, it will be of great benefit to summarize it here.</text:p>
      <text:p text:style-name="P19"/>
      <text:h text:style-name="P44" text:outline-level="3">The Scientific Collapse of Darwinism</text:h>
      <text:p text:style-name="P18"><text:span text:style-name="T9">As </text:span><text:span text:style-name="T11">a pagan doctrine </text:span><text:span text:style-name="T9">going back as far as ancient Greece, the theory of evolution was advanced extensively in the nineteenth century. The most important development that made it the top topic of the world of science was Charles Darwin's The Origin of Species, published in 1859. In this book, he opposed, in his own eyes, the fact that Allah created different living species on Earth separately, for he erroneously claimed that all living beings had a common ancestor and had diversified over time through small changes. </text:span><text:span text:style-name="T11">Darwin's theory was not based on any concrete scientific finding; as he also accepted, it was just an "assumption." </text:span><text:span text:style-name="T9">Moreover, as Darwin confessed in the long chapter of his book titled </text:span><text:span text:style-name="T11">"Difficulties on Theory," the theory failed in the face of many critical questions. </text:span></text:p>
      <text:p text:style-name="P19"><text:soft-page-break/>Darwin invested all of his hopes in new scientific discoveries, which he expected to solve these difficulties. However, contrary to his expectations, scientific findings expanded the dimensions of these difficulties. The defeat of Darwinism in the face of science can be reviewed under three basic topics:</text:p>
      <text:p text:style-name="P19">1) The theory cannot explain how life originated on Earth. </text:p>
      <text:p text:style-name="P19">2) No scientific finding shows that the "evolutionary mechanisms" proposed by the theory have any evolutionary power at all. </text:p>
      <text:p text:style-name="P19">3) The fossil record proves the exact opposite of what the theory suggests.</text:p>
      <text:p text:style-name="P19">In this section, we will examine these three basic points in general outlines:</text:p>
      <text:p text:style-name="P19"/>
      <text:h text:style-name="P43" text:outline-level="3"><text:span text:style-name="T17">The First Insurmountable Step: The Origin of Life</text:span></text:h>
      <text:p text:style-name="P18"><text:span text:style-name="T9">The theory of evolution posits that all living species evolved from a single living cell that emerged on Earth 3.8 billion years ago, supposed to have happened as a result of coincidences. How a single cell could generate millions of complex living species and, if such an evolution really occurred, why traces of it cannot be observed in the fossil record are some of the questions that the theory cannot answer. However, first and foremost, we need to ask: </text:span><text:span text:style-name="T11">How did this "first cell" originate?</text:span></text:p>
      <text:p text:style-name="P18"><text:span text:style-name="T10">Since the theory of evolution ignorantly denies Creation, it maintains that the "first cell" originated as a product of blind coincidences within the laws of nature, without any plan or arrangement.</text:span><text:span text:style-name="T9"> According to the theory, inanimate matter must have produced a living cell as a result of coincidences. Such a claim, however, is inconsistent with the most unassailable rules of biology. </text:span></text:p>
      <text:p text:style-name="P19"/>
      <text:h text:style-name="P44" text:outline-level="3">"Life Comes From Life"</text:h>
      <text:p text:style-name="P19">In his book, Darwin never referred to the origin of life. The primitive understanding of science in his time rested on the assumption that living beings had a very simple structure. Since medieval times, spontaneous generation, which asserts that non-living materials came together to form living organisms, had been widely accepted. It was commonly believed that insects came into being from food leftovers, and mice from wheat. Interesting experiments were conducted to prove this theory. Some wheat was placed on a dirty piece of cloth, and it was believed that mice would originate from it after a while. </text:p>
      <text:p text:style-name="P18"><text:span text:style-name="T9">Similarly, maggots developing in rotting meat was assumed to be evidence of spontaneous generation. However, </text:span><text:span text:style-name="T10">it was later understood that worms did not appear on meat spontaneously, but were carried there by flies in the form of larvae, invisible to the naked eye.</text:span><text:span text:style-name="T9"> </text:span></text:p>
      <text:p text:style-name="P18"><text:soft-page-break/><text:span text:style-name="T9">Even when Darwin wrote </text:span><text:span text:style-name="T12">The Origin of Species</text:span><text:span text:style-name="T9">, the belief that bacteria could come into existence from non-living matter was widely accepted in the world of science. </text:span></text:p>
      <text:p text:style-name="P18"><text:span text:style-name="T9">However, </text:span><text:span text:style-name="T10">five years after the publication of Darwin's book, Louis Pasteur announced his results after long studies and experiments, that disproved spontaneous generation, a cornerstone of Darwin's theory. </text:span><text:span text:style-name="T9">In his triumphal lecture at the Sorbonne in 1864, </text:span><text:span text:style-name="T10">Pasteur said: "Never will the doctrine of spontaneous generation recover from the mortal blow struck by this simple experiment."</text:span><text:span text:style-name="T22">5</text:span></text:p>
      <text:p text:style-name="P19">For a long time, advocates of the theory of evolution resisted these findings. However, as the development of science unraveled the complex structure of the cell of a living being, the idea that life could come into being coincidentally faced an even greater impasse. </text:p>
      <text:p text:style-name="P19"/>
      <text:h text:style-name="P44" text:outline-level="3">Inconclusive Efforts of the Twentieth Century</text:h>
      <text:p text:style-name="P19">The first evolutionist who took up the subject of the origin of life in the twentieth century was the renowned Russian biologist Alexander Oparin. With various theses he advanced in the 1930s, he tried to prove that a living cell could originate by coincidence. These studies, however, were doomed to failure, and Oparin had to make the following confession: </text:p>
      <text:p text:style-name="P10"><text:span text:style-name="T9">Unfortunately, however, the problem of the origin of the cell is perhaps the most obscure point in the whole study of the evolution of organisms.</text:span><text:span text:style-name="T22">6</text:span></text:p>
      <text:p text:style-name="P19">Evolutionist followers of Oparin tried to carry out experiments to solve this problem. The best known experiment was carried out by the American chemist Stanley Miller in 1953. Combining the gases he alleged to have existed in the primordial Earth's atmosphere in an experiment set-up, and adding energy to the mixture, Miller synthesized several organic molecules (amino acids) present in the structure of proteins. </text:p>
      <text:p text:style-name="P18"><text:span text:style-name="T9">Barely a few years had passed before it was revealed that </text:span><text:span text:style-name="T10">this experiment, which was then presented as an important step in the name of evolution, was invalid, for the atmosphere used in the experiment was very different from the real Earth conditions.</text:span><text:span text:style-name="T22">7</text:span></text:p>
      <text:p text:style-name="P18"><text:span text:style-name="T9">After a long silence, </text:span><text:span text:style-name="T10">Miller confessed that the atmosphere medium he used was unrealistic.</text:span><text:span text:style-name="T22">8</text:span></text:p>
      <text:p text:style-name="P18"><text:span text:style-name="T11">All the evolutionists' efforts throughout the twentieth century to explain the origin of life ended in failure.</text:span><text:span text:style-name="T9"> The geochemist Jeffrey Bada, from the San Diego Scripps Institute accepts this fact in an article published in </text:span><text:span text:style-name="T12">Earth </text:span><text:span text:style-name="T9">magazine in 1998:</text:span></text:p>
      <text:p text:style-name="P10"><text:span text:style-name="T9">Today as we leave the twentieth century, we still face the biggest unsolved problem that we had when we entered the twentieth century: How did life originate on Earth?</text:span><text:span text:style-name="T22">9</text:span></text:p>
      <text:p text:style-name="P17"/>
      <text:h text:style-name="P44" text:outline-level="3"><text:soft-page-break/>The Complex Structure of Life </text:h>
      <text:p text:style-name="P18"><text:span text:style-name="T9">The primary reason why evolutionists ended up in such a great impasse regarding the origin of life is that even those living organisms Darwinists deemed to be the simplest have outstandingly complex features. The cell of a living thing is more complex than all of our man-made technological products. </text:span><text:span text:style-name="T11">Today, even in the most developed laboratories of the world, no single protein of the cell, let alone a living cell itself, can be produced by bringing organic chemicals together.</text:span></text:p>
      <text:p text:style-name="P19">The conditions required for the formation of a cell are too great in quantity to be explained away by coincidences. <text:s/>However, there is no need to explain the situation with these details. Evolutionists are at a dead-end even before reaching the stage of the cell. That is because the probability of just a single protein, an essential building block of the cell, coming into being by chance is mathematically "0."</text:p>
      <text:p text:style-name="P20">The main reason for this is the need for other proteins to be present if one protein is to form, and this completely eradicates the possibility of chance formation. This fact by itself is sufficient to eliminate the evolutionist claim of chance right from the outset. To summarize,</text:p>
      <text:p text:style-name="P20">1.<text:tab/>Protein cannot be synthesized without enzymes, and enzymes are all proteins.</text:p>
      <text:p text:style-name="P20">2.<text:tab/>Around 100 proteins need to be present in order for a single protein to be synthesized. There therefore need to be proteins for proteins to exist. </text:p>
      <text:p text:style-name="P20">3.<text:tab/>DNA manufactures the protein-synthesizing enzymes. Protein cannot be synthesized without DNA. DNA is therefore also needed in order for proteins to form.</text:p>
      <text:p text:style-name="P20">4.<text:tab/>All the organelles in the cell have important tasks in protein synthesis. In other words, in order for proteins to form a perfect and fully functioning cell needs to exist together with all its organelles.</text:p>
      <text:p text:style-name="P19">The DNA molecule, which is located in the nucleus of a cell and which stores genetic information, is a magnificent databank. If the information coded in DNA were written down, it would make a giant library consisting of an estimated 900 volumes of encyclopedias consisting of 500 pages each.</text:p>
      <text:p text:style-name="P18"><text:span text:style-name="T9">A very interesting dilemma emerges at this point: DNA can replicate itself only with the help of some specialized proteins (enzymes). However, the synthesis of these enzymes can be realized only by the information coded in DNA. As they both depend on each other, they have to exist at the same time for replication. This brings the scenario that life originated by itself to a deadlock. Prof. Leslie Orgel, an evolutionist of repute from the University of San Diego, California, confesses this fact in the September 1994 issue of the </text:span><text:span text:style-name="T12">Scientific American</text:span><text:span text:style-name="T9"> magazine:</text:span></text:p>
      <text:p text:style-name="P10"><text:soft-page-break/><text:span text:style-name="T10">It is extremely improbable that proteins and nucleic acids, both of which are structurally complex, arose spontaneously in the same place at the same time.</text:span><text:span text:style-name="T9"> Yet it also seems impossible to have one without the other. And so, at first glance, one might have to conclude that life could never, in fact, have originated by chemical means.</text:span><text:span text:style-name="T22">10</text:span></text:p>
      <text:p text:style-name="P18"><text:span text:style-name="T9">No doubt, if it is impossible for life to have originated spontaneously as a result of blind coincidences, then it has to be accepted that life was </text:span><text:span text:style-name="T11">"created."</text:span><text:span text:style-name="T9"> This fact explicitly invalidates the theory of evolution, whose main purpose is to deny Creation. </text:span></text:p>
      <text:p text:style-name="P19"/>
      <text:h text:style-name="P44" text:outline-level="3">Imaginary Mechanism of Evolution </text:h>
      <text:p text:style-name="P19">The second important point that negates Darwin's theory is that both concepts put forward by the theory as "evolutionary mechanisms" were understood to have, in reality, no evolutionary power. </text:p>
      <text:p text:style-name="P18"><text:span text:style-name="T9">Darwin based his evolution allegation entirely on the mechanism of "natural selection." The importance he placed on this mechanism was evident in the name of his book:</text:span><text:span text:style-name="T12"> The Origin of Species</text:span><text:span text:style-name="T9">, By Means of Natural Selection…</text:span></text:p>
      <text:p text:style-name="P19">Natural selection holds that those living things that are stronger and more suited to the natural conditions of their habitats will survive in the struggle for life. For example, in a deer herd under the threat of attack by wild animals, those that can run faster will survive. Therefore, the deer herd will be comprised of faster and stronger individuals. However, unquestionably, this mechanism will not cause deer to evolve and transform themselves into another living species, for instance, horses. </text:p>
      <text:p text:style-name="P18"><text:span text:style-name="T9">Therefore, </text:span><text:span text:style-name="T10">the mechanism of natural selection has no evolutionary power. Darwin was also aware of this fact</text:span><text:span text:style-name="T9"> and had to state this in his book </text:span><text:span text:style-name="T12">The Origin of Species</text:span><text:span text:style-name="T9">:</text:span></text:p>
      <text:p text:style-name="P10"><text:span text:style-name="T9">Natural selection can do nothing until favorable individual differences or variations occur.</text:span><text:span text:style-name="T22">11</text:span></text:p>
      <text:p text:style-name="P17"/>
      <text:h text:style-name="P44" text:outline-level="3">Lamarck's Impact</text:h>
      <text:p text:style-name="P19">So, how could these "favorable variations" occur? Darwin tried to answer this question from the standpoint of the primitive understanding of science at that time. According to the French biologist Chevalier de Lamarck (1744-1829), who lived before Darwin, living creatures passed on the traits they acquired during their lifetime to the next generation. He asserted that these traits, which accumulated from one generation to another, caused new species to be formed. For instance, he claimed that giraffes evolved from antelopes; as they struggled to eat the leaves of high trees, their necks were extended from generation to generation. </text:p>
      <text:p text:style-name="P18"><text:span text:style-name="T9">Darwin also gave similar examples. In his book The Origin of Species, for instance, he said that some bears going into water to find food transformed themselves into whales over time.</text:span><text:span text:style-name="T22">12</text:span></text:p>
      <text:p text:style-name="P19"><text:soft-page-break/>However, the laws of inheritance discovered by Gregor Mendel (1822-84) and verified by the science of genetics, which flourished in the twentieth century, utterly demolished the legend that acquired traits were passed on to subsequent generations. Thus, natural selection fell out of favor as an evolutionary mechanism. </text:p>
      <text:p text:style-name="P22"/>
      <text:h text:style-name="P44" text:outline-level="3">Neo-Darwinism and Mutations</text:h>
      <text:p text:style-name="P19">In order to find a solution, Darwinists advanced the "Modern Synthetic Theory," or as it is more commonly known, Neo-Darwinism, at the end of the 1930s. Neo-Darwinism added mutations, which are distortions formed in the genes of living beings due to such external factors as radiation or replication errors, as the "cause of favorable variations" in addition to natural mutation. </text:p>
      <text:p text:style-name="P18"><text:span text:style-name="T9">Today, the model that Darwinists espouse, despite their own awareness of its scientific invalidity, is neo-Darwinism. The theory maintains that millions of living beings formed as a result of a process whereby numerous complex organs of these organisms (e.g., ears, eyes, lungs, and wings) underwent "mutations," that is, genetic disorders. Yet, there is an outright scientific fact that totally undermines this theory: </text:span><text:span text:style-name="T11">Mutations do not cause living beings to develop; on the contrary, they are always harmful. </text:span></text:p>
      <text:p text:style-name="P18"><text:span text:style-name="T9">The reason for this is very simple: </text:span><text:span text:style-name="T11">DNA has a very complex structure, and random effects can only harm it. </text:span><text:span text:style-name="T9">The American geneticist B. G. Ranganathan explains this as follows:</text:span></text:p>
      <text:p text:style-name="P10"><text:span text:style-name="T9">First, genuine mutations are very rare in nature. Secondly, most mutations are harmful since they are random, rather than orderly changes in the structure of genes; any random change in a highly ordered system will be for the worse, not for the better. For example, </text:span><text:span text:style-name="T11">if an earthquake were to shake a highly ordered structure such as a building, there would be a random change in the framework of the building which, in all probability, would not be an improvement.</text:span><text:span text:style-name="T22">13</text:span></text:p>
      <text:p text:style-name="P18"><text:span text:style-name="T9">Not surprisingly, no mutation example, which is useful, that is, which is observed to develop the genetic code, has been observed so far. All mutations have proved to be harmful. It was understood that mutation, which is presented as an "evolutionary mechanism," is actually a genetic occurrence that harms living things, and leaves them disabled. (The most common effect of mutation on human beings is cancer.) Of course, a destructive mechanism cannot be an "evolutionary mechanism." Natural selection, on the other hand, "can do nothing by itself," as Darwin also accepted. This fact shows us that </text:span><text:span text:style-name="T11">there is no "evolutionary mechanism" in nature. </text:span><text:span text:style-name="T9">Since no evolutionary mechanism exists, no such imaginary process called "evolution" could have taken place. </text:span></text:p>
      <text:p text:style-name="P19"/>
      <text:h text:style-name="P44" text:outline-level="3"><text:soft-page-break/>The Fossil Record: No Sign of Intermediate Forms</text:h>
      <text:p text:style-name="P19">The clearest evidence that the scenario suggested by the theory of evolution did not take place is the fossil record. </text:p>
      <text:p text:style-name="P19">According to the unscientific supposition of this theory, every living species has sprung from a predecessor. A previously existing species turned into something else over time and all species have come into being in this way. In other words, this transformation proceeds gradually over millions of years. </text:p>
      <text:p text:style-name="P19">Had this been the case, numerous intermediary species should have existed and lived within this long transformation period. </text:p>
      <text:p text:style-name="P19">For instance, some half-fish/half-reptiles should have lived in the past which had acquired some reptilian traits in addition to the fish traits they already had. Or there should have existed some reptile-birds, which acquired some bird traits in addition to the reptilian traits they already had. Since these would be in a transitional phase, they should be disabled, defective, crippled living beings. Evolutionists refer to these imaginary creatures, which they believe to have lived in the past, as "transitional forms." </text:p>
      <text:p text:style-name="P18"><text:span text:style-name="T10">If such animals ever really existed, there should be millions and even billions of them in number and variety. More importantly, the remains of these strange creatures should be present in the fossil record. </text:span><text:span text:style-name="T9">In </text:span><text:span text:style-name="T12">The Origin of Species</text:span><text:span text:style-name="T9">, Darwin explained:</text:span></text:p>
      <text:p text:style-name="P10"><text:span text:style-name="T9">If my theory be true, numberless intermediate varieties, linking most closely all of the species of the same group together must assuredly have existed... Consequently, evidence of their former existence could be found only amongst fossil remains.</text:span><text:span text:style-name="T23">14</text:span></text:p>
      <text:p text:style-name="P18"><text:span text:style-name="T9">However, </text:span><text:span text:style-name="T11">Darwin was well aware that no fossils of these intermediate forms had yet been found.</text:span><text:span text:style-name="T9"> He regarded this as a major difficulty for his theory. In one chapter of his book titled "Difficulties on Theory," he wrote:</text:span></text:p>
      <text:p text:style-name="P10"><text:span text:style-name="T10">Why,</text:span><text:span text:style-name="T9"> if species have descended from other species by insensibly fine gradations, </text:span><text:span text:style-name="T10">do we not everywhere see innumerable transitional forms? Why is not all nature in confusion instead of the species being, as we see them, well defined?.. But, as by this theory innumerable transitional forms must have existed, why do we not find them embedded in countless numbers in the crust of the earth?.. Why then is not every geological formation and every stratum full of such intermediate links? </text:span><text:span text:style-name="T22">15</text:span></text:p>
      <text:p text:style-name="P17"/>
      <text:h text:style-name="P44" text:outline-level="3">Darwin's Hopes Shattered</text:h>
      <text:p text:style-name="P18"><text:span text:style-name="T9">However, although evolutionists have been making strenuous efforts to find fossils since the middle of the nineteenth century all over the world, </text:span><text:span text:style-name="T11">no transitional forms have yet been uncovered.</text:span><text:span text:style-name="T9"> All of the fossils, contrary to the evolutionists' expectations, show that </text:span><text:span text:style-name="T11">life appeared on Earth all of a sudden and fully-formed. </text:span></text:p>
      <text:p text:style-name="P19"><text:soft-page-break/>One famous British paleontologist, Derek V. Ager, admits this fact, even though he is an evolutionist:</text:p>
      <text:p text:style-name="P10"><text:span text:style-name="T9">The point emerges that if we examine the fossil record in detail, whether at the level of orders or of species, </text:span><text:span text:style-name="T10">we find – over and over again – not gradual evolution, but the sudden explosion of one group at the expense of another.</text:span><text:span text:style-name="T22">16</text:span></text:p>
      <text:p text:style-name="P18"><text:span text:style-name="T9">This means that in </text:span><text:span text:style-name="T10">the fossil record, all living species suddenly emerge as fully formed, without any intermediate forms in between.</text:span><text:span text:style-name="T9"> This is just the opposite of Darwin's assumptions. Also, this is very strong evidence that </text:span><text:span text:style-name="T10">all living things are created</text:span><text:span text:style-name="T9">. The only explanation of a living species emerging suddenly and complete in every detail without any evolutionary ancestor is that it was created. This fact is admitted also by the widely known evolutionist biologist Douglas Futuyma:</text:span></text:p>
      <text:p text:style-name="P5"><text:span text:style-name="T9">Creation and evolution, between them, exhaust the possible explanations for the origin of living things. Organisms either appeared on the earth fully developed or they did not. If they did not, they must have developed from pre-existing species by some process of modification. If they did appear in a fully developed state, they must indeed have been created by some omnipotent intelligence.</text:span><text:span text:style-name="T22">17</text:span></text:p>
      <text:p text:style-name="P18"><text:span text:style-name="T10">Fossils show that living beings emerged fully developed and in a perfect state on the Earth.</text:span><text:span text:style-name="T9"> That means that "the origin of species," contrary to Darwin's supposition, is not evolution, but </text:span><text:span text:style-name="T10">Creation</text:span><text:span text:style-name="T9">.</text:span></text:p>
      <text:p text:style-name="P19"/>
      <text:h text:style-name="P44" text:outline-level="3">The Tale of Human Evolution</text:h>
      <text:p text:style-name="P19">The subject most often brought up by advocates of the theory of evolution is the subject of the origin of man. The Darwinist claim holds that man evolved from so-called ape-like creatures. During this alleged evolutionary process, which is supposed to have started 4-5 million years ago, some "transitional forms" between man and his imaginary ancestors are supposed to have existed. According to this completely imaginary scenario, four basic "categories" are listed: </text:p>
      <text:p text:style-name="P19">1. Australopithecus </text:p>
      <text:p text:style-name="P19">2. Homo habilis</text:p>
      <text:p text:style-name="P19">3. Homo erectus</text:p>
      <text:p text:style-name="P19">4. Homo sapiens</text:p>
      <text:p text:style-name="P18"><text:span text:style-name="T9">Evolutionists call man's so-called first ape-like ancestors Australopithecus, which means "South African ape." These living beings are actually nothing but an old ape species that has become extinct. Extensive research done on various Australopithecus specimens by two world famous anatomists from England and the USA, namely, Lord Solly Zuckerman and Prof. Charles Oxnard, shows that these apes belonged to an ordinary ape species that became extinct and bore no resemblance to humans.</text:span><text:span text:style-name="T22">18</text:span></text:p>
      <text:p text:style-name="P18"><text:soft-page-break/><text:span text:style-name="T9">Evolutionists classify the next stage of human evolution as "homo," that is "man." According to their claim, the living beings in the Homo series are more developed than </text:span><text:span text:style-name="T12">Australopithecus.</text:span><text:span text:style-name="T9"> Evolutionists devise a fanciful evolution scheme by arranging different fossils of these creatures in a particular order. This scheme is imaginary because it has never been proved that there is an evolutionary relation between these different classes. Ernst Mayr, one of the twentieth century's most important evolutionists, contends in his book One Long Argument that "particularly historical [puzzles] such as the origin of life or of </text:span><text:span text:style-name="T12">Homo sapiens</text:span><text:span text:style-name="T9">, are extremely difficult and may even resist a final, satisfying explanation."</text:span><text:span text:style-name="T22">19</text:span></text:p>
      <text:p text:style-name="P18"><text:span text:style-name="T9">By outlining the link chain as </text:span><text:span text:style-name="T12">Australopithecus</text:span><text:span text:style-name="T9"> &gt; </text:span><text:span text:style-name="T12">Homo habilis</text:span><text:span text:style-name="T9"> &gt; </text:span><text:span text:style-name="T12">Homo erectus</text:span><text:span text:style-name="T9"> &gt; </text:span><text:span text:style-name="T12">Homo sapiens</text:span><text:span text:style-name="T9">, evolutionists imply that each of these species is one another's ancestor. However, recent findings of paleoanthropologists have revealed that</text:span><text:span text:style-name="T12"> Australopithecus, Homo habilis,</text:span><text:span text:style-name="T9"> and </text:span><text:span text:style-name="T12">Homo erectus </text:span><text:span text:style-name="T9">lived at different parts of the world at the same time.</text:span><text:span text:style-name="T22">20</text:span></text:p>
      <text:p text:style-name="P18"><text:span text:style-name="T9">Moreover, a certain segment of humans classified as Homo erectus have lived up until very modern times. </text:span><text:span text:style-name="T11">Homo sapiens neandarthalensis and Homo sapiens sapiens (man) co-existed in the same region.</text:span><text:span text:style-name="T22">21</text:span></text:p>
      <text:p text:style-name="P19">This situation apparently indicates the invalidity of the claim that they are ancestors of one another. The late Stephen Jay Gould explained this deadlock of the theory of evolution although he was himself one of the leading advocates of evolution in the twentieth century:</text:p>
      <text:p text:style-name="P10"><text:span text:style-name="T9">What has become of our ladder if there are three coexisting lineages of hominids (A. africanus, the robust australopithecines, and H. habilis), none clearly derived from another? Moreover, none of the three display any evolutionary trends during their tenure on earth.</text:span><text:span text:style-name="T22">22</text:span></text:p>
      <text:p text:style-name="P18"><text:span text:style-name="T9">Put briefly, the scenario of human evolution, which is "upheld" with the help of various drawings of some "half ape, half human" creatures appearing in the media and course books, that is, frankly, by means of propaganda, is nothing but </text:span><text:span text:style-name="T11">a tale with no scientific foundation. </text:span></text:p>
      <text:p text:style-name="P18"><text:span text:style-name="T9">Lord Solly Zuckerman, one of the most famous and respected scientists in the U.K., who carried out research on this subject for years and studied Australopithecus fossils for 15 years, finally concluded, despite being an evolutionist himself, </text:span><text:span text:style-name="T11">that there is, in fact, no such family tree branching out from ape-like creatures to man. </text:span></text:p>
      <text:p text:style-name="P19">Zuckerman also made an interesting "spectrum of science" ranging from those he considered scientific to those he considered unscientific. According to Zuckerman's spectrum, the most "scientific"—that is, depending on concrete data—fields of science are chemistry and physics. After them come the biological sciences and then the social sciences. At the far end of the spectrum, which is the part considered to be most "unscientific," are "extra-sensory perception"—concepts such as telepathy and sixth sense—and finally "human evolution." Zuckerman explains his reasoning:</text:p>
      <text:p text:style-name="P10"><text:soft-page-break/><text:span text:style-name="T9">We then move right off the register of objective truth into those fields of presumed biological science, like extrasensory perception or the interpretation of man's fossil history, where to the faithful [evolutionist] anything is possible – and where the ardent believer [in evolution] is sometimes able to believe several contradictory things at the same time.</text:span><text:span text:style-name="T22">23</text:span></text:p>
      <text:p text:style-name="P18"><text:span text:style-name="T11">The tale of human evolution</text:span><text:span text:style-name="T9"> boils down to nothing but the prejudiced interpretations of some fossils unearthed by certain people, who blindly adhere to their theory.</text:span></text:p>
      <text:p text:style-name="P19"/>
      <text:h text:style-name="P44" text:outline-level="3">Darwinian Formula!</text:h>
      <text:p text:style-name="P19">Besides all the technical evidence we have dealt with so far, let us now for once, examine what kind of a superstition the evolutionists have with an example so simple as to be understood even by children:</text:p>
      <text:p text:style-name="P18"><text:span text:style-name="T9">The theory of evolution asserts that life is formed by chance. According to this irrational claim, lifeless and unconscious atoms came together to form the cell and then they somehow formed other living things, including man. Let us think about that. When we bring together the elements that are the building-blocks of life such as carbon, phosphorus, nitrogen and potassium, only a heap is formed. No matter what treatments it undergoes, this atomic heap cannot form even a single living being. If you like, let us formulate an "experiment" on this subject and let us examine on the behalf of evolutionists what they really claim without pronouncing loudly under the name </text:span><text:span text:style-name="T11">"Darwinian formula":</text:span></text:p>
      <text:p text:style-name="P10"><text:span text:style-name="T9">Let evolutionists put plenty of materials present in the composition of living things such as phosphorus, nitrogen, carbon, oxygen, iron, and magnesium into big barrels. . Moreover, let them add in these barrels any material that does not exist under normal conditions, but they think as necessary. Let them add in this mixture as many amino acids <text:s/>and as many proteins—a single one of which can by no means form by chance— as they like. Let them expose these mixtures to as much heat and moisture as they like. Let them stir these with whatever technologically developed device they like. Let them put the foremost scientists beside these barrels. Let these experts wait in turn beside these barrels for billions, and even trillions of years. Let them be free to use all kinds of conditions they believe to be necessary for a human's formation. </text:span><text:span text:style-name="T11">No matter what they do, they cannot produce from these barrels a human, say a professor that examines his cell structure under the electron microscope. </text:span><text:span text:style-name="T9">They cannot produce giraffes, lions, bees, canaries, horses, dolphins, roses, orchids, lilies, carnations, bananas, oranges, apples, dates, tomatoes, melons, watermelons, figs, olives, grapes, peaches, peafowls, pheasants, multicolored butterflies, or millions of other living beings such as these. Indeed, they could not obtain even a single cell of any one of them. </text:span></text:p>
      <text:p text:style-name="P18"><text:span text:style-name="T9">Briefly, </text:span><text:span text:style-name="T11">unconscious atoms cannot form the cell </text:span><text:span text:style-name="T9">by coming together. They cannot take a new decision and divide this cell into two, then take other decisions and create the professors who first invent the electron microscope and then examine their own cell </text:span><text:soft-page-break/><text:span text:style-name="T9">structure under that microscope. </text:span><text:span text:style-name="T11">Matter is an unconscious, lifeless heap, and it comes to life with Allah's superior creation. </text:span></text:p>
      <text:p text:style-name="P19">The theory of evolution, which claims the opposite, is a total fallacy completely contrary to reason. Thinking even a little bit on the claims of evolutionists discloses this reality, just as in the above example.</text:p>
      <text:p text:style-name="P19"/>
      <text:h text:style-name="P44" text:outline-level="3">Technology in the Eye and the Ear</text:h>
      <text:p text:style-name="P19">Another subject that remains unanswered by evolutionary theory is the excellent quality of perception in the eye and the ear. </text:p>
      <text:p text:style-name="P19">Before passing on to the subject of the eye, let us briefly answer the question of how we see. Light rays coming from an object fall oppositely on the eye's retina. Here, these light rays are transmitted into electric signals by cells and reach a tiny spot at the back of the brain, the "center of vision." These electric signals are perceived in this center as an image after a series of processes. With this technical background, let us do some thinking.</text:p>
      <text:p text:style-name="P18"><text:span text:style-name="T11">The brain is insulated from light. </text:span><text:span text:style-name="T9">That means that its inside is completely dark, and that no light reaches the place where it is located. Thus, the "center of vision" is never touched by light and may even be the darkest place you have ever known. However, you observe a luminous, bright world in this pitch darkness.</text:span></text:p>
      <text:p text:style-name="P18"><text:span text:style-name="T10">The image formed in the eye is so sharp and distinct that even the technology of the twentieth century has not been able to attain it.</text:span><text:span text:style-name="T9"> For instance, look at the book you are reading, your hands with which you are holding it, and then lift your head and look around you. Have you ever seen such a sharp and distinct image as this one at any other place? Even the most developed television screen produced by the greatest television producer in the world cannot provide such a sharp image for you. This is a three-dimensional, colored, and extremely sharp image. For more than 100 years, thousands of engineers have been trying to achieve this sharpness. Factories, huge premises were established, much research has been done, plans and designs have been made for this purpose. Again, look at a TV screen and the book you hold in your hands. You will see that there is a big difference in sharpness and distinction. Moreover, the TV screen shows you a two-dimensional image, whereas with your eyes, you watch a three-dimensional perspective with depth. </text:span></text:p>
      <text:p text:style-name="P19">For many years, tens of thousands of engineers have tried to make a three-dimensional TV and achieve the vision quality of the eye. Yes, they have made a three-dimensional television system, but it is not possible to watch it without putting on special 3-D glasses; moreover, it is only an artificial three-dimension. The background is more blurred, the foreground appears like a paper setting. Never has it been possible to <text:soft-page-break/>produce a sharp and distinct vision like that of the eye. In both the camera and the television, there is a loss of image quality.</text:p>
      <text:p text:style-name="P19">Evolutionists claim that the mechanism producing this sharp and distinct image has been formed by chance. Now, if somebody told you that the television in your room was formed as a result of chance, that all of its atoms just happened to come together and make up this device that produces an image, what would you think? How can atoms do what thousands of people cannot?</text:p>
      <text:p text:style-name="P18"><text:span text:style-name="T9">If a device producing a more primitive image than </text:span><text:span text:style-name="T11">the eye could not have been formed by chance, </text:span><text:span text:style-name="T9">then it is very evident that the eye and the image seen by the eye could not have been formed by chance. The same situation applies to the ear. The outer ear picks up the available sounds by the auricle and directs them to the middle ear, the middle ear transmits the sound vibrations by intensifying them, and the inner ear sends these vibrations to the brain by translating them into electric signals. Just as with the eye, the act of hearing finalizes in the center of hearing in the brain. </text:span></text:p>
      <text:p text:style-name="P18"><text:span text:style-name="T9">The situation in the eye is also true for the ear. That is,</text:span><text:span text:style-name="T11"> the brain is insulated from sound </text:span><text:span text:style-name="T9">just as it is from light. It does not let any sound in. Therefore, no matter how noisy is the outside, the inside of the brain is completely silent. Nevertheless, the sharpest sounds are perceived in the brain. </text:span><text:span text:style-name="T11">In your completely silent brain, you listen to symphonies, and hear all of the noises in a crowded place. However, were the sound level in your brain measured by a precise device at that moment, complete silence would be found to be prevailing there. </text:span></text:p>
      <text:p text:style-name="P18"><text:span text:style-name="T9">As is the case with imagery, decades of effort have been spent in trying to generate and reproduce sound that is faithful to the original. The results of these efforts are sound recorders, high-fidelity systems, and systems for sensing sound. Despite all of this technology and the thousands of engineers and experts who have been working on this endeavor, no sound has yet been obtained that has the same sharpness and clarity as the sound perceived by the ear. Think of the highest-quality hi-fi systems produced by the largest company in the music industry. Even in these devices, when sound is recorded some of it is lost; or when you turn on a hi-fi you always hear a hissing sound before the music starts. However, the sounds that are the products of the human body's technology are extremely sharp and clear. A human ear never perceives a sound accompanied by a hissing sound or with atmospherics as does a hi-fi; rather, it perceives sound exactly as it is, sharp and clear. This is the way it has been since</text:span><text:span text:style-name="T11"> the creation of man.</text:span></text:p>
      <text:p text:style-name="P19">So far, no man-made visual or recording apparatus has been as sensitive and successful in perceiving sensory data as are the eye and the ear. However, as far as seeing and hearing are concerned, a far greater truth lies beyond all this. </text:p>
      <text:p text:style-name="P19"/>
      <text:h text:style-name="P43" text:outline-level="3"><text:soft-page-break/><text:span text:style-name="T17">To Whom Does the Consciousness that Sees and Hears within the Brain Belong? </text:span></text:h>
      <text:p text:style-name="P19">Who watches an alluring world in the brain, listens to symphonies and the twittering of birds, and smells the rose?</text:p>
      <text:p text:style-name="P18"><text:span text:style-name="T9">The stimulations coming from a person's eyes, ears, and nose travel to the brain as electro-chemical nerve impulses. In biology, physiology, and biochemistry books, you can find many details about how this image forms in the brain. However, you will never come across the most important fact: Who perceives these electro-chemical nerve impulses as images, sounds, odors, and sensory events in the brain? </text:span><text:span text:style-name="T11">There is a consciousness in the brain that perceives all this without feeling any need for an eye, an ear, and a nose.</text:span><text:span text:style-name="T9"> To whom does this consciousness belong? Of course it does not belong to the nerves, the fat layer, and neurons comprising the brain. This is why Darwinist-materialists, who believe that everything is comprised of matter, cannot answer these questions. </text:span></text:p>
      <text:p text:style-name="P18"><text:span text:style-name="T9">For </text:span><text:span text:style-name="T11">this consciousness is the spirit created by Allah, </text:span><text:span text:style-name="T9">which needs neither the eye to watch the images nor the ear to hear the sounds. Furthermore, it does not need the brain to think. </text:span></text:p>
      <text:p text:style-name="P19">Everyone who reads this explicit and scientific fact should ponder on Almighty Allah, and fear and seek refuge in Him, for He squeezes the entire universe in a pitch-dark place of a few cubic centimeters in a three-dimensional, colored, shadowy, and luminous form.</text:p>
      <text:p text:style-name="P19"/>
      <text:h text:style-name="P44" text:outline-level="3">A Materialist Faith</text:h>
      <text:p text:style-name="P18"><text:span text:style-name="T9">The information we have presented so far shows us that</text:span><text:span text:style-name="T11"> the theory of evolution is incompatible with scientific findings. </text:span><text:span text:style-name="T9">The theory's claim regarding the origin of life is inconsistent with science, the evolutionary mechanisms it proposes have no evolutionary power, and fossils demonstrate that </text:span><text:span text:style-name="T11">the required intermediate forms have never existed. </text:span><text:span text:style-name="T9">So, it certainly follows that the theory of evolution should be pushed aside as an unscientific idea. This is how many ideas, such as the Earth-centered universe model, have been taken out of the agenda of science throughout history. </text:span></text:p>
      <text:p text:style-name="P19">However, the theory of evolution is kept on the agenda of science. Some people even try to represent criticisms directed against it as an "attack on science." Why?</text:p>
      <text:p text:style-name="P18"><text:span text:style-name="T9">The reason is that this theory is an indispensable dogmatic belief for some circles. These circles are </text:span><text:span text:style-name="T11">blindly devoted</text:span><text:span text:style-name="T9"> to materialist philosophy and adopt Darwinism because it is the only materialist explanation that can be put forward to explain the workings of nature.</text:span></text:p>
      <text:p text:style-name="P22"><text:soft-page-break/>Interestingly enough, they also confess this fact from time to time. A well-known geneticist and an outspoken evolutionist, Richard C. Lewontin from Harvard University, confesses that he is "first and foremost a materialist and then a scientist":</text:p>
      <text:p text:style-name="P10"><text:span text:style-name="T9">It is not that the methods and institutions of science somehow compel us accept a material explanation of the phenomenal world, but, on the contrary, that we are forced by our a priori adherence to material causes to create an apparatus of investigation and a set of concepts that produce material explanations, no matter how counter-intuitive, no matter how mystifying to the uninitiated. Moreover, that materialism is absolute, so we cannot allow a Divine [intervention]...</text:span><text:span text:style-name="T22">24</text:span></text:p>
      <text:p text:style-name="P18"><text:span text:style-name="T9">These are explicit statements that </text:span><text:span text:style-name="T11">Darwinism is a dogma</text:span><text:span text:style-name="T9"> kept alive just for the sake of adherence to materialism. This dogma maintains that there is no being save matter. Therefore, it argues that inanimate, unconscious matter brought life into being. It insists that millions of different living species (e.g., birds, fish, giraffes, tigers, insects, trees, flowers, whales, and human beings) originated as a result of the interactions between matter such as pouring rain, lightning flashes, and so on, out of inanimate matter. This is a precept contrary both to reason and science. Yet Darwinists continue to ignorantly defend it just so as not to acknowledge, in their own eyes, the evident existence of Allah.</text:span></text:p>
      <text:p text:style-name="P18"><text:span text:style-name="T9">Anyone who does not look at the origin of living beings with a materialist prejudice sees this evident truth: </text:span><text:span text:style-name="T11">All living beings are works of a Creator, </text:span><text:span text:style-name="T9">Who is All-Powerful, All-Wise, and All-Knowing. </text:span><text:span text:style-name="T11">This Creator is Allah, </text:span><text:span text:style-name="T9">Who created the whole universe from non-existence, in the most perfect form, and fashioned all living beings.</text:span></text:p>
      <text:p text:style-name="P19"/>
      <text:h text:style-name="P44" text:outline-level="3">The Theory of Evolution: The Most Potent Spell in the World </text:h>
      <text:p text:style-name="P19">Anyone free of prejudice and the influence of any particular ideology, who uses only his or her reason and logic, will clearly understand that belief in the theory of evolution, which brings to mind the superstitions of societies with no knowledge of science or civilization, is quite impossible.</text:p>
      <text:p text:style-name="P19">As explained above, those who believe in the theory of evolution think that a few atoms and molecules thrown into a huge vat could produce thinking, reasoning professors and university students; such scientists as Einstein and Galileo; such artists as Humphrey Bogart, Frank Sinatra and Luciano Pavarotti; as well as antelopes, lemon trees, and carnations. Moreover, as the scientists and professors who believe in this nonsense are educated people, it is quite justifiable to speak of this theory as "the most potent spell in history." Never before has any other belief or idea so taken away peoples' powers of reason, refused to allow them to think intelligently and logically, and hidden the truth from them as if they had been blindfolded. This is an even worse and unbelievable blindness than the totem worship in some parts of Africa, the people of <text:soft-page-break/>Saba worshipping the Sun, the tribe of the Prophet Abraham (pbuh) worshipping idols they had made with their own hands, or some among the people of the Prophet Moses (pbuh) worshipping the Golden Calf.</text:p>
      <text:p text:style-name="P19">In fact, Allah has pointed to this lack of reason in the Qur'an. In many verses, He reveals that some peoples' minds will be closed and that they will be powerless to see the truth. Some of these verses are as follows:</text:p>
      <text:p text:style-name="P13">As for those who do not believe, it makes no difference to them whether you warn them or do not warn them, they will not believe. Allah has sealed up their hearts and hearing and over their eyes is a blindfold. They will have a terrible punishment. (Surat al-Baqara, 6-7)</text:p>
      <text:p text:style-name="P13">…<text:span text:style-name="T14"> </text:span>They have hearts with which they do not understand. They have eyes with which they do not see. They have ears with which they do not hear. Such people are like cattle. No, they are even further astray! They are the unaware. (Surat al-A'raf, 179)</text:p>
      <text:p text:style-name="P13">Even if We opened up to them a door into heaven, and they spent the day ascending through it, they would only say: "Our eyesight is befuddled! Or rather we have been put under a spell!" (Surat al-Hijr, 14-15) </text:p>
      <text:p text:style-name="P19">Words cannot express just how astonishing it is that this spell should hold such a wide community in thrall, keep people from the truth, and not be broken for 150 years. It is understandable that one or a few people might believe in impossible scenarios and claims full of stupidity and illogicality. However, "magic" is the only possible explanation for people from all over the world believing that unconscious and lifeless atoms suddenly decided to come together and form a universe that functions with a flawless system of organization, discipline, reason, and consciousness; a planet named Earth with all of its features so perfectly suited to life; and living things full of countless complex systems. </text:p>
      <text:p text:style-name="P19">In fact, in the Qur'an Allah relates the incident of the Prophet Moses (pbuh) and Pharaoh to show that some people who support atheistic philosophies actually influence others by magic. When Pharaoh was told about the true religion, he told the Prophet Moses (pbuh) to meet with his own magicians. When the Prophet Moses (pbuh) did so, he told them to demonstrate their abilities first. The verses continue:</text:p>
      <text:p text:style-name="P13">He said: "You throw." And when they threw, they cast a spell on the people's eyes and caused them to feel great fear of them. They produced an extremely powerful magic. (Surat al-A'raf, 116)</text:p>
      <text:p text:style-name="P19">As we have seen, Pharaoh's magicians were able to deceive everyone, apart from the Prophet Moses (pbuh) and those who believed in him. However, his evidence broke the spell, or "swallowed up what they had forged," as revealed in the verse:</text:p>
      <text:p text:style-name="P13"><text:soft-page-break/>We revealed to Moses: "Throw down your staff." And it immediately swallowed up what they had forged. So the Truth took place and what they did was shown to be false. (Surat al-A'raf, 117-118)</text:p>
      <text:p text:style-name="P19">As we can see, when people realized that a spell had been cast upon them and that what they saw was just an illusion, Pharaoh's magicians lost all credibility. In the present day too, unless those who, under the influence of a similar spell, believe in these ridiculous claims under their scientific disguise and spend their lives defending them, abandon their superstitious beliefs, they also will be humiliated when the full truth emerges and the spell is broken. In fact, world-renowned British writer and philosopher Malcolm Muggeridge, who was an atheist defending evolution for some 60 years, but who subsequently realized the truth, reveals the position in which the theory of evolution would find itself in the near future in these terms:</text:p>
      <text:p text:style-name="P10"><text:span text:style-name="T9">I myself am convinced that</text:span><text:span text:style-name="T11"> the theory of evolution</text:span><text:span text:style-name="T9">, especially the extent to which it's been applied, </text:span><text:span text:style-name="T11">will be one of the great jokes in the history books in the future.</text:span><text:span text:style-name="T9"> Posterity will marvel that so very flimsy and dubious an hypothesis could be accepted with the incredible credulity that it has.</text:span><text:span text:style-name="T22">25</text:span></text:p>
      <text:p text:style-name="P18"><text:span text:style-name="T9">That future is not far off: On the contrary, people will soon see that "chance" is not a deity, and will look back on </text:span><text:span text:style-name="T11">the theory of evolution as the worst deceit and the most terrible spell in the world. </text:span><text:span text:style-name="T9">That spell is already rapidly beginning to be lifted from the shoulders of people all over the world. Many people who see its true face are wondering with amazement how they could ever have been taken in by it.</text:span></text:p>
      <text:p text:style-name="P19"/>
      <text:p text:style-name="P19"/>
      <text:p text:style-name="P53">They said, "Glory be to You! We have no knowledge except what You have taught us. You are the All-Knowing, the All-Wise." (Surat al-Baqara: 32)</text:p>
      <text:h text:style-name="P39" text:outline-level="1">NOTES</text:h>
      <text:p text:style-name="P23"/>
      <text:p text:style-name="P19"/>
      <text:p text:style-name="P45">1. Letters, Seeds of Reality, p. 553</text:p>
      <text:p text:style-name="P45">2. John Daniel, Two Faces of Freemasonry, A Picture Book Supplement to Volume One – Third Edition of Scarlet and the Beast, Day Publishing, 2007, p. 121 </text:p>
      <text:p text:style-name="P45">3. James Owen, Evolution Less Accepted in U.S. Than Other Western Countries, Study Finds, 10 August 2006 - http://news.nationalgeographic.com/news/2006/08/060810-evolution.html</text:p>
      <text:p text:style-name="P45">4. Ben Stein, Expelled "No Intelligence Allowed", 2008</text:p>
      <text:p text:style-name="P45">5. Sidney Fox, Klaus Dose, Molecular Evolution and The Origin of Life, New York: Marcel Dekker, 1977, p. 2.</text:p>
      <text:p text:style-name="P45">6. Alexander I. Oparin, Origin of Life, (1936) New York, Dover Publications, 1953 (Reprint), p. 196.</text:p>
      <text:p text:style-name="P45">7. "New Evidence on Evolution of Early Atmosphere and Life", Bulletin of the American Meteorological Society, vol. 63, November 1982, pp. 1328-1330. </text:p>
      <text:p text:style-name="P45">8. Stanley Miller, Molecular Evolution of Life: Current Status of the Prebiotic Synthesis of Small Molecules, 1986, p. 7.</text:p>
      <text:p text:style-name="P45">9. Jeffrey Bada, Earth, February 1998, p. 40.</text:p>
      <text:p text:style-name="P45">10. Leslie E. Orgel, The Origin of Life on Earth, Scientific American, vol. 271, October 1994, p. 78.</text:p>
      <text:p text:style-name="P45">11. Charles Darwin, The Origin of Species: A Facsimile of the First Edition, Harvard University Press, 1964, p. 189.</text:p>
      <text:p text:style-name="P45">12. Charles Darwin, The Origin of Species: A Facsimile of the First Edition, Harvard University Press, 1964, p. 184.</text:p>
      <text:p text:style-name="P45">13. B. G. Ranganathan, Origins?, Pennsylvania: The Banner Of Truth Trust, 1988.</text:p>
      <text:p text:style-name="P45">14. Charles Darwin, The Origin of Species: A Facsimile of the First Edition, Harvard University Press, 1964, p. 179.</text:p>
      <text:p text:style-name="P45">15. Charles Darwin, The Origin of Species, pp. 172, 280.</text:p>
      <text:p text:style-name="P45">16. Derek A. Ager, "The Nature of the Fossil Record", Proceedings of the British Geological Association, vol. 87, 1976, p. 133.</text:p>
      <text:p text:style-name="P45">17. Douglas J. Futuyma, Science on Trial, New York: Pantheon Books, 1983. p. 197.</text:p>
      <text:p text:style-name="P45">18. Solly Zuckerman, Beyond The Ivory Tower, New York: Toplinger Publications, 1970, pp. 75-94; Charles E. Oxnard, "The Place of Australopithecines in Human Evolution: Grounds for Doubt", Nature, vol. 258, p. 389. </text:p>
      <text:p text:style-name="P45">19. J. Rennie, "Darwin's Current Bulldog: Ernst Mayr", Scientific American, December 1992</text:p>
      <text:p text:style-name="P45">20. Alan Walker, Science, vol. 207, 1980, p. 1103; A. J. Kelso, Physical Anthropology, 1st edition, New York: J. B. Lipincott Co., 1970, p. 221; M. D. Leakey, Olduvai Gorge, vol. 3, Cambridge: Cambridge University Press, 1971, p. 272.</text:p>
      <text:p text:style-name="P45">21. Time, November 1996. </text:p>
      <text:p text:style-name="P45">22. S. J. Gould, Natural History, vol. 85, 1976, p. 30.</text:p>
      <text:p text:style-name="P45">23. Solly Zuckerman, Beyond The Ivory Tower, New York: Toplinger Publications, 1970, p. 19.</text:p>
      <text:p text:style-name="P45">24. Richard Lewontin, "The Demon-Haunted World", The New York Review of Books, 9 January, 1997, p. 28.</text:p>
      <text:p text:style-name="P45">25. Malcolm Muggeridge, The End of Christendom, Grand Rapids: Eerdmans, 1980, p. 43.</text:p>
      <text:p text:style-name="P18"/>
      <text:p text:style-name="P18"/>
      <text:h text:style-name="P36" text:outline-level="1">RESİM ALTI YAZILARI</text:h>
      <text:p text:style-name="P14"/>
      <text:p text:style-name="P14"/>
      <text:p text:style-name="P27">s.16</text:p>
      <text:p text:style-name="P30"><text:span text:style-name="T2">The way that a lemur fossil and a Bonobo monkey can be misrepresented as ancestors of man in the Darwinist press is truly shocking. Darwinists have had to apologize for this shameless propaganda.</text:span></text:p>
      <text:p text:style-name="P28"/>
      <text:p text:style-name="P28">Ida</text:p>
      <text:p text:style-name="P28"/>
      <text:p text:style-name="P27">s.17</text:p>
      <text:p text:style-name="P28">The Ardi and Ida appeared under these headlines in part of the press. </text:p>
      <text:p text:style-name="P28">The aim was to maintain evolutionary propaganda with false news reports.</text:p>
      <text:p text:style-name="P28"/>
      <text:p text:style-name="P28">s.18</text:p>
      <text:p text:style-name="P28">Darwinist confessions regarding the Ida deception</text:p>
      <text:p text:style-name="P28"/>
      <text:p text:style-name="P30"><text:span text:style-name="T2">Charles Beard, a paleontologist from the Johns Hopkins University Carnegie Museum of Natural History: "This fossil is not as close to monkeys, apes, and humans as we are being led to believe."</text:span><text:span text:style-name="T8">1</text:span></text:p>
      <text:p text:style-name="P30"><text:span text:style-name="T2">Duke University paleontologist Richard Kay admits that, "there is no scientific analysis to prove that Ida is a missing link," IN OTHER WORDS, THERE IS NO EVIDENCE FOR IT AT ALL.</text:span><text:span text:style-name="T8">2</text:span><text:span text:style-name="T2"> </text:span></text:p>
      <text:p text:style-name="P30"><text:span text:style-name="T2">Timesonline carried the following admission: "Attenborough ... was just one element of the media circus turning Ida into humanity’s newest and best link with its ancient past." "Such finds are usually unveiled to the world through the sober pages of an academic journal, but for Ida nothing less than a glittering press conference at the American Museum of Natural History in New York would do. Later the scientists who studied Ida outlined the details of their research. Their pronouncements were just as extravagant."</text:span><text:span text:style-name="T8">3</text:span></text:p>
      <text:p text:style-name="P30"><text:span text:style-name="T2">Richard Foley, a professor of human evolution at Cambridge University, said that, "it is ‘meaningless’ to describe this creature as a missing link."</text:span><text:span text:style-name="T8">4</text:span></text:p>
      <text:p text:style-name="P28">"Dr. Simons phoned me for the first time in 10 years to share his outrage about this MALARKEY and, for the first time in a decade, I agree with him,” said Beard last week. “...The roll-out was extraordinary and it is now clear that the scientists were under pressure to meet the showbusiness deadlines."</text:p>
      <text:p text:style-name="P28">Simons had said: "It’s absurd and dangerous. … This is all bad science... Darwinius is a wonderful fossil, but IT IS NOT A MISSING LINK OF ANY KIND. IT REPRESENTS A DEAD END IN EVOLUTION."</text:p>
      <text:p text:style-name="P28"/>
      <text:p text:style-name="P29">1 The Missing Link? Nightline, ABC News television, May 20, 2009. The Missing Link? Nightline, ABC News television, May 20, 2009</text:p>
      <text:p text:style-name="P29">2 Gibbons, A. "Revolutionary" Fossil Fails to Dazzle Paleontologists. ScienceNOW Daily News. Posted on sciencenow.sciencemag.org May 19, 2009, accessed May 20, 2009</text:p>
      <text:p text:style-name="P29"><text:soft-page-break/>3 http://www.timesonline.co.uk/tol/news/uk/science/article6350095.ece</text:p>
      <text:p text:style-name="P29">4 http://www.timesonline.co.uk/tol/news/uk/science/article6350095.ece</text:p>
      <text:p text:style-name="P29"/>
      <text:p text:style-name="P29">s.19</text:p>
      <text:p text:style-name="P28">FALSE NEWS REPORTS</text:p>
      <text:p text:style-name="P28"/>
      <text:p text:style-name="P28">www.guardian.co.uk/science/</text:p>
      <text:p text:style-name="P28"/>
      <text:p text:style-name="P31">The Ida fraud was launched with a huge fanfare in the press, and Isa was intensively used for Darwinist propaganda purposes. The missing link was shamelessly maintained until the fraud was exposed.</text:p>
      <text:p text:style-name="P31"/>
      <text:p text:style-name="P31">s.20</text:p>
      <text:p text:style-name="P31">FALSE NEWS REPORTS</text:p>
      <text:p text:style-name="P31"/>
      <text:p text:style-name="P31">://blogs.abcnews.com/scienceandsociety/</text:p>
      <text:p text:style-name="P31"/>
      <text:p text:style-name="P31">www.nature.com/news/</text:p>
      <text:p text:style-name="P31"/>
      <text:p text:style-name="P31">Newsweek, 23 August 1999</text:p>
      <text:p text:style-name="P31"/>
      <text:p text:style-name="P31">New Scientist, 09.09.2006</text:p>
      <text:p text:style-name="P31"/>
      <text:p text:style-name="P31">News, 8 April 2006</text:p>
      <text:p text:style-name="P31"/>
      <text:p text:style-name="P31">s.21</text:p>
      <text:p text:style-name="P31">Time, 3 May 1999</text:p>
      <text:p text:style-name="P31"/>
      <text:p text:style-name="P31">Science &amp; Vie, October 1999</text:p>
      <text:p text:style-name="P31"/>
      <text:p text:style-name="P30"><text:span text:style-name="T9">New Scientist</text:span><text:span text:style-name="T39">, </text:span>1 Jan 2005</text:p>
      <text:p text:style-name="P33"/>
      <text:p text:style-name="P31">Reports of this kind, such as the supposed “discovery of evolution’s missing link,” are one of the main techniques that Darwinists generally employ to spread their propaganda. Since Darwinists have no evidence to support their idea of evolution, they seek to maintain the same spell over people by fraudulently persisting with such headlines. At times when they have suffered severe defeats in particular, they show people the “missing link discovered” captions from Darwinist publications and support that lie with illustrations suggestive of evolution. They have been using that hypnotic technique for the last 150 years. Millions of people reading these reports over the years have imagined that evolution and the missing link genuinely exist. Until the true face of the evolution deception was unmasked through the works of Harun Yahya, that is...</text:p>
      <text:p text:style-name="P31"/>
      <text:p text:style-name="P31">s.22</text:p>
      <text:p text:style-name="P31">FALSE NEWS REPORTS</text:p>
      <text:p text:style-name="P31"/>
      <text:p text:style-name="P31"><text:soft-page-break/>Time, 3 May 1999</text:p>
      <text:p text:style-name="P31"/>
      <text:p text:style-name="P31">New Scientist, July 2001</text:p>
      <text:p text:style-name="P31"/>
      <text:p text:style-name="P31">Focus, July 2002</text:p>
      <text:p text:style-name="P31"/>
      <text:p text:style-name="P31">New Scientist, 11 September 2004</text:p>
      <text:p text:style-name="P31"/>
      <text:p text:style-name="P31">Time, 7 May 2001</text:p>
      <text:p text:style-name="P31"/>
      <text:p text:style-name="P31">www.metro.co.uk/news/23906-four-legged-dolphin-found</text:p>
      <text:p text:style-name="P31"/>
      <text:p text:style-name="P31">The Newyork Times National, 24 June 1998</text:p>
      <text:p text:style-name="P31"/>
      <text:p text:style-name="P31">http://dsc.discovery.com/news/2006/11/06/dolphinlegs_ani.html</text:p>
      <text:p text:style-name="P31"/>
      <text:p text:style-name="P31">Time, 6 April 1998</text:p>
      <text:p text:style-name="P31"/>
      <text:p text:style-name="P31">s.23</text:p>
      <text:p text:style-name="P31">Science &amp; Vie, November 1998</text:p>
      <text:p text:style-name="P31"/>
      <text:p text:style-name="P31">New Scientist, 25 Jan 2003</text:p>
      <text:p text:style-name="P31"/>
      <text:p text:style-name="P31">News, 27 June 2005</text:p>
      <text:p text:style-name="P31"/>
      <text:p text:style-name="P31">The Australian, 5 April 2010</text:p>
      <text:p text:style-name="P31"/>
      <text:p text:style-name="P31">New Scientist, 09.09.2006</text:p>
      <text:p text:style-name="P31"/>
      <text:p text:style-name="P31">Newsweek, 23 August 1999</text:p>
      <text:p text:style-name="P31"/>
      <text:p text:style-name="P31">For someone who is unaware that evolution is a fraud, these reports in well-known newspaper, accompanied by fossil illustrations and scientific terminology and formulae may well be misleadingly convincing. The fact is, however, that all reports of a “missing link” are specious. THERE EXISTS NOT ONE SINGLE TRANSITIONAL FOSSIL SUPPORTING EVOLUTION. No such missing link has ever been found, and it is impossible for one ever to be found. Because living things NEVER EVOLVED. ALLAH CREATED THEM ALL.</text:p>
      <text:p text:style-name="P31"/>
      <text:p text:style-name="P27">s.26</text:p>
      <text:p text:style-name="P31">FALSE NEWS REPORTS</text:p>
      <text:p text:style-name="P31"/>
      <text:p text:style-name="P31">Scientific American, May 2002</text:p>
      <text:p text:style-name="P31"/>
      <text:p text:style-name="P31">Evolution on island outpaced that on the mainland</text:p>
      <text:p text:style-name="P31">Birgün, 20 September 2006</text:p>
      <text:p text:style-name="P31"/>
      <text:p text:style-name="P31"><text:soft-page-break/>Males wore “decorations” 50,000 years ago</text:p>
      <text:p text:style-name="P31">Star, 12. 01. 2010</text:p>
      <text:p text:style-name="P31"/>
      <text:p text:style-name="P31">The formula of evolution discovered</text:p>
      <text:p text:style-name="P31">Hürriyet, 03. 09. 1999</text:p>
      <text:p text:style-name="P31"/>
      <text:p text:style-name="P31">Man is not monogamous, but a serial monogamist </text:p>
      <text:p text:style-name="P31">Hürriyet, 10 04. 2001</text:p>
      <text:p text:style-name="P31"/>
      <text:p text:style-name="P31">s.27</text:p>
      <text:p text:style-name="P31">Stone Age man was also “self”-ish Star, 27. 02. 2009</text:p>
      <text:p text:style-name="P31"/>
      <text:p text:style-name="P31">Genetic map of “an evolutionary accident” produced</text:p>
      <text:p text:style-name="P31">Birgün, 9 May 2008</text:p>
      <text:p text:style-name="P31"/>
      <text:p text:style-name="P31">Is “Indigo children” a new link in the evolutionary process?</text:p>
      <text:p text:style-name="P31">Hürriyet, 17 May 2005</text:p>
      <text:p text:style-name="P31"/>
      <text:p text:style-name="P30"><text:span text:style-name="T9">Science is anti-evolution and anti-Darwinist. Every branch of science definitively refutes evolution. The heaviest blow dealt to the theory of evolution in the 21</text:span><text:span text:style-name="T24">st</text:span><text:span text:style-name="T9"> century came from science. But evolution amazingly still claims to be scientific. It uses science to disseminate its false propaganda. It tries to make its hypnosis more effective by sprinkling false news reports with scientific terminology. But the fact is that these scientific terminology and formulae in Darwinist publications have nothing to do with the reports themselves.</text:span></text:p>
      <text:p text:style-name="P31"/>
      <text:p text:style-name="P31">s.28</text:p>
      <text:p text:style-name="P31">FALSE NEWS REPORTS</text:p>
      <text:p text:style-name="P31"/>
      <text:p text:style-name="P31">www.guardian.co.uk/uk/2001/mar/18/education.highereducation</text:p>
      <text:p text:style-name="P31"/>
      <text:p text:style-name="P31">Vertebrates have been speaking for 400 years</text:p>
      <text:p text:style-name="P31">Birgün, 19 August 2008</text:p>
      <text:p text:style-name="P31"/>
      <text:p text:style-name="P31">www.telegraph.co.uk/news/newstopics/howaboutthat/3225729/Stone-Age-man-took-drugs-say-scientists.html</text:p>
      <text:p text:style-name="P31"/>
      <text:p text:style-name="P31">The evolution of friendship</text:p>
      <text:p text:style-name="P31">Birgün, 15 August 2005</text:p>
      <text:p text:style-name="P31"/>
      <text:p text:style-name="P31">Had it not been for schizophrenia, we would still be monkeys</text:p>
      <text:p text:style-name="P31">Hürriyet, 20. 03. 2001</text:p>
      <text:p text:style-name="P31"/>
      <text:p text:style-name="P31">Even Stone Age man had a drug dependency!</text:p>
      <text:p text:style-name="P31">Birgün, 20. 10. 2008</text:p>
      <text:p text:style-name="P31"/>
      <text:p text:style-name="P31"><text:soft-page-break/>Men spoke first</text:p>
      <text:p text:style-name="P31">Hürriyet Bilim, 12. 10. 2002</text:p>
      <text:p text:style-name="P31"/>
      <text:p text:style-name="P31">s.29</text:p>
      <text:p text:style-name="P31">New Scientist, 26 June 2006</text:p>
      <text:p text:style-name="P31"/>
      <text:p text:style-name="P31">The marathon and evolution!</text:p>
      <text:p text:style-name="P31">Evrensel, 24 October 2004</text:p>
      <text:p text:style-name="P31"/>
      <text:p text:style-name="P31">The Neanderthal inside us wants to dance!</text:p>
      <text:p text:style-name="P31">Radikal, 02 June 2006</text:p>
      <text:p text:style-name="P31"/>
      <text:p text:style-name="P31">http://www.amazon.com/gp/product/images/0674021924/ref=dp_image_0?ie=UTF8&amp;n=283155&amp;s=books</text:p>
      <text:p text:style-name="P31"/>
      <text:p text:style-name="P31">The aging clock has been set back</text:p>
      <text:p text:style-name="P31">Hürriyet, 29. 04. 2000</text:p>
      <text:p text:style-name="P31"/>
      <text:p text:style-name="P31">Someone who is uninformed on the subject and looks at these false reports about evolution under such headlines may well form the impression from the captions and illustrations that he is dealing with scientific data emerging from various pieces of legitimate research. But all these reports are fictitious. No scientific research has produced any such data. The only conclusion emerging from scientific research is the fact that evolution never took place at any time in history. Indeed, it is the revelation of that fact before the eyes of the world that has most devastated Darwinists. </text:p>
      <text:p text:style-name="P31"/>
      <text:p text:style-name="P31">s.30</text:p>
      <text:p text:style-name="P31">FALSE NEWS REPORTS</text:p>
      <text:p text:style-name="P31"/>
      <text:p text:style-name="P31">Man is a genetic error!</text:p>
      <text:p text:style-name="P31">Radikal, 26 March 2004</text:p>
      <text:p text:style-name="P31"/>
      <text:p text:style-name="P31">http://www.scientificamerican.com/article.cfm?id=latest-theory-human-body-hair</text:p>
      <text:p text:style-name="P31"/>
      <text:p text:style-name="P31">Researchers seeking an answer to “why human beings lost their fur.”</text:p>
      <text:p text:style-name="P31">Cumhuriyet, 20 August 2003</text:p>
      <text:p text:style-name="P31"/>
      <text:p text:style-name="P31">Lice forced human beings to wear clothes</text:p>
      <text:p text:style-name="P31">Hürriyet, 20 August 2003</text:p>
      <text:p text:style-name="P31"/>
      <text:p text:style-name="P31">Gestures are inherited, not social: Researchers emphasize that facial expressions stem from evolutionary genetic paths </text:p>
      <text:p text:style-name="P31">Birgün, 19. 10. 2006</text:p>
      <text:p text:style-name="P31"/>
      <text:p text:style-name="P31">s.31</text:p>
      <text:p text:style-name="P31">Science Vie, 01 Oct 2000</text:p>
      <text:p text:style-name="P31"><text:soft-page-break/></text:p>
      <text:p text:style-name="P30"><text:span text:style-name="T9">New Scientist, 16 October 1999</text:span></text:p>
      <text:p text:style-name="P31"/>
      <text:p text:style-name="P31">Is the “hmmmm” sound underwater the basis of speech? Radikal, 19. 07. 2008</text:p>
      <text:p text:style-name="P31"/>
      <text:p text:style-name="P31">The first murder was committed in the Stone Age</text:p>
      <text:p text:style-name="P31">Hürriyet, 04 August 2009</text:p>
      <text:p text:style-name="P31"/>
      <text:p text:style-name="P31">New Scientist, 24 May 2008</text:p>
      <text:p text:style-name="P31"/>
      <text:p text:style-name="P31">The most beautiful woman 3 million years ago</text:p>
      <text:p text:style-name="P31">Akşam, 16. 01. 2003</text:p>
      <text:p text:style-name="P31"/>
      <text:p text:style-name="P30"><text:span text:style-name="T9">One of the distinguishing features of Darwinists is the way that they laugh at people and shamelessly impose their utterly ludicrous reports on them. Since Darwinists have been doing this and gathering support in this way for the last 150 years, they imagine they can persist in the same fraud now by making use of the press. But it is not impossible for them to succeed.</text:span></text:p>
      <text:p text:style-name="P31"/>
      <text:p text:style-name="P30">s.32</text:p>
      <text:p text:style-name="P30"><text:span text:style-name="T9">The cell that Darwin in the 19</text:span><text:span text:style-name="T20">th</text:span><text:span text:style-name="T9"> century imagined to be a balloon filled with water, has actually turned out to be more complex than the city of New York, one of the 21</text:span><text:span text:style-name="T20">st</text:span><text:span text:style-name="T9"> century’s greatest metropolises. It is impossible for a single protein inside the cell to form by chance, let alone the cell itself. </text:span></text:p>
      <text:p text:style-name="P31"/>
      <text:p text:style-name="P31">s.34</text:p>
      <text:p text:style-name="P31">FALSE NEWS REPORTS</text:p>
      <text:p text:style-name="P31"/>
      <text:p text:style-name="P31">http://news.sciencemag.org/sciencenow/2007/02/27-02.html</text:p>
      <text:p text:style-name="P31"/>
      <text:p text:style-name="P31">http://www.dailymail.co.uk/sciencetech/article-1086928/Kangaroos-closely-related-humans-scientists-claim.html</text:p>
      <text:p text:style-name="P31"/>
      <text:p text:style-name="P31">Our ancestors were bird feed!</text:p>
      <text:p text:style-name="P31">Radikal, 14 Jan 2006</text:p>
      <text:p text:style-name="P31"/>
      <text:p text:style-name="P31">Chimpanzees and man had a common forebear 4 billion years ago</text:p>
      <text:p text:style-name="P31">Radikal, 25 February 2007</text:p>
      <text:p text:style-name="P31"/>
      <text:p text:style-name="P31">Our ancestor the germ</text:p>
      <text:p text:style-name="P31">Hürriyet, 08. 03. 1998</text:p>
      <text:p text:style-name="P31"/>
      <text:p text:style-name="P31">Man is turned out to be 80% ox</text:p>
      <text:p text:style-name="P31">Radikal, 25 April 2009</text:p>
      <text:p text:style-name="P31"/>
      <text:p text:style-name="P31">s.35</text:p>
      <text:p text:style-name="P31"><text:soft-page-break/>http://www.bbc.co.uk/sn/prehistoric_life/human/human_evolution/</text:p>
      <text:p text:style-name="P31"/>
      <text:p text:style-name="P31">http://io9.com/#!5083673/princeton-scientists-discover-proteins-that-control-evolution</text:p>
      <text:p text:style-name="P31"/>
      <text:p text:style-name="P31">Time, 23 August 1999</text:p>
      <text:p text:style-name="P31"/>
      <text:p text:style-name="P31">Time, 18 Oct 1999</text:p>
      <text:p text:style-name="P31"/>
      <text:p text:style-name="P31">http://www.selamta.net/Lucy.htm</text:p>
      <text:p text:style-name="P31"/>
      <text:p text:style-name="P31">Life is extraordinarily complex. A single cell is a whole living world, the details of which have still not been fully unraveled. Darwinists have suffered their worst defeat in the face of a single protein in the cell. They are unable to account for even a single protein. The reports of evolution that Darwinists manufacture using fields such as genetic research, genetics and DNA, are therefore hugely specious. The science of genetics has demolished evolution. The subject of the beginning of life has inflicted the worst collapse on Darwinists. No scientific research has ever produced any of the results claimed in Darwinist publications. All of the reports in question are fraudulent. </text:p>
      <text:p text:style-name="P31"/>
      <text:p text:style-name="P31">s.36</text:p>
      <text:p text:style-name="P31">FALSE NEWS REPORTS</text:p>
      <text:p text:style-name="P31"/>
      <text:p text:style-name="P31">Scientific American, March 2003</text:p>
      <text:p text:style-name="P31"/>
      <text:p text:style-name="P31">Focus, Jul 2002</text:p>
      <text:p text:style-name="P31"/>
      <text:p text:style-name="P31">Scientific American, October 2003</text:p>
      <text:p text:style-name="P31"/>
      <text:p text:style-name="P31">Time, 18 Oct 1999</text:p>
      <text:p text:style-name="P31"/>
      <text:p text:style-name="P31">Time, 27 June 2005</text:p>
      <text:p text:style-name="P31"/>
      <text:p text:style-name="P31">Scientific American, April 1997</text:p>
      <text:p text:style-name="P31"/>
      <text:p text:style-name="P31">Newsweek, Feb 2003</text:p>
      <text:p text:style-name="P31"/>
      <text:p text:style-name="P31">s.37</text:p>
      <text:p text:style-name="P31">Science Vie, Aout 1998</text:p>
      <text:p text:style-name="P31"/>
      <text:p text:style-name="P31">Time, 20 October 1996</text:p>
      <text:p text:style-name="P31"/>
      <text:p text:style-name="P31">Scientific American, Jan 2003</text:p>
      <text:p text:style-name="P31"/>
      <text:p text:style-name="P31">Stern, December 2004</text:p>
      <text:p text:style-name="P31"/>
      <text:p text:style-name="P31"><text:soft-page-break/>All evolutionist claims are irrational and illogical. Small dinosaurs can ever suddenly turn into birds as they run along the ground. The fact it can run fast is not the only difference between a monkey and man. Neither anteaters nor worms nor bacteria are related to human beings. Life is far too complex to be explained with these fantastical Darwinist claims. Darwinists try to give the impression in the kind of headlines shown above that life is really very simple. Because they think that the simpler life is, the easier it will be for them to spread the idea that “everything came about by chance.” They have misled people with such conditioning for many years. But modern science that has shown the complexity in a single cell has now spelled the end of Darwinism. </text:p>
      <text:p text:style-name="P31"/>
      <text:p text:style-name="P31">s.38</text:p>
      <text:p text:style-name="P31">IMAGINARY</text:p>
      <text:p text:style-name="P31"/>
      <text:p text:style-name="P31">The imaginary formula that Darwinists use to account for the complex structures and huge variety of life on Earth.</text:p>
      <text:p text:style-name="P31"/>
      <text:p text:style-name="P31">mud</text:p>
      <text:p text:style-name="P31"/>
      <text:p text:style-name="P31">time</text:p>
      <text:p text:style-name="P31"/>
      <text:p text:style-name="P31">change</text:p>
      <text:p text:style-name="P31"/>
      <text:p text:style-name="P31">natural events</text:p>
      <text:p text:style-name="P31"/>
      <text:p text:style-name="P31">s.39</text:p>
      <text:p text:style-name="P31">SUPPOSITION</text:p>
      <text:p text:style-name="P31"/>
      <text:p text:style-name="P31">ALL LIFE</text:p>
      <text:p text:style-name="P31"/>
      <text:p text:style-name="P31">s.41</text:p>
      <text:p text:style-name="P31">In terms of their complexity, sensitivity, symmetry, order, details, equipment and systems, living things are literally works of art. These works of art indicate the existence of a sublime Artist, the Might of our Lord Allah. Darwinists are perfectly well aware that all entities are created works of art. But they are reluctant to abandon their ideology. That is the main reason why they seek to disseminate their utterly ridiculous claims, in the full knowledge of how fraudulent they are. </text:p>
      <text:p text:style-name="P31"/>
      <text:p text:style-name="P31">s.42</text:p>
      <text:p text:style-name="P31">FALSE NEWS REPORTS</text:p>
      <text:p text:style-name="P31"/>
      <text:p text:style-name="P31">Time, 17 April 2006</text:p>
      <text:p text:style-name="P31"/>
      <text:p text:style-name="P31">http://www.livescience.com/98-runner-high-jogging-separated-humans-apes.html</text:p>
      <text:p text:style-name="P31"/>
      <text:p text:style-name="P31">http://schansblog.blogspot.com/2008/09/we-evolved-from-fruit-flies-and.html</text:p>
      <text:p text:style-name="P31"/>
      <text:p text:style-name="P31"><text:soft-page-break/>http://news.bbc.co.uk/2/hi/science/nature/647139.stm</text:p>
      <text:p text:style-name="P31"/>
      <text:p text:style-name="P31">s.43</text:p>
      <text:p text:style-name="P31">http://io9.com/#!5597276/meet-your-true-ancestor-the-segmented-worm</text:p>
      <text:p text:style-name="P31"/>
      <text:p text:style-name="P31">http://www.eurekalert.org/pub_releases/2002-04/aaft-uoa040402.php</text:p>
      <text:p text:style-name="P31"/>
      <text:p text:style-name="P31">Philippines Daily, 09.08.2007</text:p>
      <text:p text:style-name="P31"/>
      <text:p text:style-name="P31">Sciences et Avenir, May 2003</text:p>
      <text:p text:style-name="P31"/>
      <text:p text:style-name="P31">It was easy to produce fictitious reports in the name of science in Darwin’s time. Because science was exceedingly primitive then. People really were able to believe, from newspaper headlines, that we are related to the fly, that chimpanzees are “our cousins” and that we are close relatives of the horse. However, science has challenged the theory of evolution in a way that Darwinists never expected. These ludicrous claims by Darwinists have been annihilated in the face of science. These propaganda techniques therefore merely disgrace Darwinists. </text:p>
      <text:p text:style-name="P31"/>
      <text:p text:style-name="P31">s.44</text:p>
      <text:p text:style-name="P31">FALSE NEWS REPORTS</text:p>
      <text:p text:style-name="P31"/>
      <text:p text:style-name="P31">Time, 23 Dec 1996</text:p>
      <text:p text:style-name="P31"/>
      <text:p text:style-name="P31">Time, 29 March 1999</text:p>
      <text:p text:style-name="P31"/>
      <text:p text:style-name="P31">News, 11 June 2005</text:p>
      <text:p text:style-name="P31"/>
      <text:p text:style-name="P31">http://www.scientificamerican.com/article.cfm?id=latest-theory-human-body-hair</text:p>
      <text:p text:style-name="P31"/>
      <text:p text:style-name="P31">s.45</text:p>
      <text:p text:style-name="P31">Times of Malta, 11 August 2007</text:p>
      <text:p text:style-name="P31"/>
      <text:p text:style-name="P31">http://www.guardian.co.uk/science/2004/dec/29/evolution.science</text:p>
      <text:p text:style-name="P31"/>
      <text:p text:style-name="P31">http://news.bbc.co.uk/2/hi/8012322.stm</text:p>
      <text:p text:style-name="P31"/>
      <text:p text:style-name="P31">http://news.bbc.co.uk/2/hi/uk_news/6057734.stm</text:p>
      <text:p text:style-name="P31"/>
      <text:p text:style-name="P31">Darwinists want people to be ignorant and uninformed. They want to be able to mislead them with utterly nonsensical reports. They seek to condition them with the idea that imaginary formulae such as “time+chance+mud” are enough to account for the glorious variety and perfection in the living world. That is the terrible nonsense that Darwinism is. Headlines in the newspapers in question are their greatest weapon in spreading this foolish logic. They try to hypnotize people who are ignorant of the subject. It is largely <text:soft-page-break/>through these false press reports that Darwinism has been able to maintain its dominion over the last 150 years. </text:p>
      <text:p text:style-name="P31"/>
      <text:p text:style-name="P30">s.47</text:p>
      <text:p text:style-name="P31">Under the control of atheist masons, the major press frequently carries reports emphasizing the nonsense that is evolution.</text:p>
      <text:p text:style-name="P31"/>
      <text:p text:style-name="P31">s.48</text:p>
      <text:p text:style-name="P31">FALSE NEWS REPORTS</text:p>
      <text:p text:style-name="P31"/>
      <text:p text:style-name="P31">http://www.cosmosmagazine.com/news/786/first-land-vertebrates-may-have-suffocated</text:p>
      <text:p text:style-name="P31"/>
      <text:p text:style-name="P31">http://www.guardian.co.uk/science/2006/apr/06/evolution.fossils</text:p>
      <text:p text:style-name="P31"/>
      <text:p text:style-name="P31">http://www.telegraph.co.uk/science/evolution/7550033/Missing-link-between-man-and-apes-found.html</text:p>
      <text:p text:style-name="P31"/>
      <text:p text:style-name="P31">The Press, 10 August 2007</text:p>
      <text:p text:style-name="P31"/>
      <text:p text:style-name="P31">Science Vie, Jul 2003</text:p>
      <text:p text:style-name="P31"/>
      <text:p text:style-name="P31">s.49</text:p>
      <text:p text:style-name="P31">New Scientist, 19 April 2008</text:p>
      <text:p text:style-name="P31"/>
      <text:p text:style-name="P31">Scientific American, May 2003</text:p>
      <text:p text:style-name="P31"/>
      <text:p text:style-name="P31">Science, 2 April 2004</text:p>
      <text:p text:style-name="P31"/>
      <text:p text:style-name="P31">http://www.usatoday.com/tech/science/2008-04-24-trex-chicken-dna_N.htm</text:p>
      <text:p text:style-name="P31"/>
      <text:p text:style-name="P31">Ever since the time of Darwin, part of the major press has been given the task of disseminating Darwinist indoctrination. The Darwinists of the time were well aware that the theory of evolution would never be corroborated by any scientific evidence, but produced a Darwinist dictatorship as the result of systematic and organized activities and charged part of the major press with spreading the fraud. The press in question is still at work today. The only difference is that the Darwinist fraud they perpetrate has now been exposed. </text:p>
      <text:p text:style-name="P31"/>
      <text:p text:style-name="P30">s.52</text:p>
      <text:p text:style-name="P31">FALSE NEWS REPORTS</text:p>
      <text:p text:style-name="P31"/>
      <text:p text:style-name="P31">Evolution approved at the molecular level</text:p>
      <text:p text:style-name="P31">Radikal, 9 April 2006</text:p>
      <text:p text:style-name="P31"/>
      <text:p text:style-name="P31">FROM SEAWEED TO MAN</text:p>
      <text:p text:style-name="P31">Bilim Teknik, September 1979 </text:p>
      <text:p text:style-name="P31"><text:soft-page-break/></text:p>
      <text:p text:style-name="P31">Now it is time for the organism</text:p>
      <text:p text:style-name="P31">Cumhuriyet, 22 May 2010</text:p>
      <text:p text:style-name="P31"/>
      <text:p text:style-name="P31">http://www.pizaazz.com/2010/06/17/worlds-first-synthetic-organism/</text:p>
      <text:p text:style-name="P31"/>
      <text:p text:style-name="P31">http://www.associatedcontent.com/article/5409946/scientists_create_artificial_life_a.html</text:p>
      <text:p text:style-name="P31"/>
      <text:p text:style-name="P31">http://www.sinfest.net/phpbb2/viewtopic.php?p=326543&amp;sid=94488980c2bf62284d4439842ba2e2f0</text:p>
      <text:p text:style-name="P31"/>
      <text:p text:style-name="P31">s.53</text:p>
      <text:p text:style-name="P31">http://www.dailytech.com/Scientist+Craig+Venter+Has+Created+Artificial+Life/article16619.htm</text:p>
      <text:p text:style-name="P31"/>
      <text:p text:style-name="P31">http://www.bbc.co.uk/news/10132762</text:p>
      <text:p text:style-name="P31"/>
      <text:p text:style-name="P31">http://www.sciencemag.org/content/328/5981/958.full</text:p>
      <text:p text:style-name="P31"/>
      <text:p text:style-name="P31">It is certainly a great feat of science to take structures already existing in a living thing and make an artificial “copy” under the supervision of conscious beings, under conscious conditions, as the result of years of laboratory research. But IT IS DEFINITELY NOT EVOLUTION. No DNA or protein has been created out of nothing, and no new information that did not exist before has been added to the system. Instead of using scientific advances that have nothing to do with evolution, Darwinists should first explain how a single protein might have come into being by chance. That is the great question that terrifies Darwinists and that they can never answer. Therefore, all the Darwinist speculation about artificial copies and clones is completely specious. </text:p>
      <text:p text:style-name="P31"/>
      <text:p text:style-name="P31">s.56</text:p>
      <text:p text:style-name="P31">FALSE NEWS REPORTS</text:p>
      <text:p text:style-name="P31"/>
      <text:p text:style-name="P31">http://news.bbc.co.uk/2/hi/health/2730251.stm</text:p>
      <text:p text:style-name="P31"/>
      <text:p text:style-name="P31">http://english.aljazeera.net/news/asia-pacific/2008/11/200811187292180817.html</text:p>
      <text:p text:style-name="P31"/>
      <text:p text:style-name="P30">s.58</text:p>
      <text:p text:style-name="P31">FALSE NEWS REPORTS</text:p>
      <text:p text:style-name="P31"/>
      <text:p text:style-name="P31">Nature, 20 Sep 2001</text:p>
      <text:p text:style-name="P31"/>
      <text:p text:style-name="P31">New Scientist, 24 May 2003</text:p>
      <text:p text:style-name="P31"/>
      <text:p text:style-name="P31">New Scientist, 11-12 July 2008</text:p>
      <text:p text:style-name="P31"/>
      <text:p text:style-name="P31">http://io9.com/#!5403595/one-gene-tweak-could-make-chimps-talk</text:p>
      <text:p text:style-name="P31"><text:soft-page-break/></text:p>
      <text:p text:style-name="P31">New Scientist, 3 May 2008</text:p>
      <text:p text:style-name="P31"/>
      <text:p text:style-name="P31">s.59</text:p>
      <text:p text:style-name="P31">New Scientist, 19 April 2008</text:p>
      <text:p text:style-name="P31"/>
      <text:p text:style-name="P31">New Scientist, 03 November 2007</text:p>
      <text:p text:style-name="P31"/>
      <text:p text:style-name="P31">Scientific American, August 2002</text:p>
      <text:p text:style-name="P31"/>
      <text:p text:style-name="P31">One of the best-known Darwinist propaganda tactics is to inundate the people they have indoctrinated with detail and to distract them from the real issue – the fact that evolution is a fraud – by means of false claims. Darwinists manufacture fictitious and ludicrous reports, giving the impression that everything about evolution has been proved and all that remains is detail such as hiccupping being inherited from such or such an animal or whether a whale turned into an elephant. It is easy to mislead uninformed people with such reports. The person in question will not then think of investigating whether there is any evidence that actually corroborates evolution. Because people swamped in detail are distracted from researching the true facts and remain under the Darwinist spell. </text:p>
      <text:p text:style-name="P31"/>
      <text:p text:style-name="P30">s.61</text:p>
      <text:p text:style-name="P31">It is the “soul” that makes a living thing human, not its external appearance. Darwinists seek to cover that fact up. Yet the fact that human beings possess a soul is one of the greatest dilemmas facing Darwinists and does away with all their claims about the supposed evolution of man.</text:p>
      <text:p text:style-name="P31"/>
      <text:p text:style-name="P31">s.62</text:p>
      <text:p text:style-name="P31">FALSE NEWS REPORTS</text:p>
      <text:p text:style-name="P31"/>
      <text:p text:style-name="P31">19 September 2006</text:p>
      <text:p text:style-name="P31"/>
      <text:p text:style-name="P31">Science, 28 May 2004</text:p>
      <text:p text:style-name="P31"/>
      <text:p text:style-name="P31">New Scientist, 8 March 2008</text:p>
      <text:p text:style-name="P31"/>
      <text:p text:style-name="P31">http://news.nationalgeographic.com/news/2005/08/0831_050831_chimp_genes.html</text:p>
      <text:p text:style-name="P31"/>
      <text:p text:style-name="P31">Science, 24 Feb 2004</text:p>
      <text:p text:style-name="P31"/>
      <text:p text:style-name="P31">s.63</text:p>
      <text:p text:style-name="P31">28 October 2010</text:p>
      <text:p text:style-name="P31"/>
      <text:p text:style-name="P31">Nature, 28 October 2004</text:p>
      <text:p text:style-name="P31"/>
      <text:p text:style-name="P31">www.guardian.co.uk</text:p>
      <text:p text:style-name="P31"/>
      <text:p text:style-name="P31"><text:soft-page-break/>Washington Post, 13 October 2007</text:p>
      <text:p text:style-name="P31"/>
      <text:p text:style-name="P31">The fact that a chimpanzee can make tools, laugh like a human when tickled or show affection toward its young is no evidence that it is “in the process of becoming human.” Physical similarities can never be proof of evolution. Even a difference of 0.001% between two life forms is a gigantic molecular gulf that Darwinists can never bridge. But even if a chimpanzee was identical to a human being in physical appearance, it could still never be human because it has no soul. Therefore, Darwinist propaganda, examples of which can be seen in these captions, are a gigantic fraud. </text:p>
      <text:p text:style-name="P31"/>
      <text:p text:style-name="P31">s.64</text:p>
      <text:p text:style-name="P31">No academic staff member in any university in the world questions Darwinism.</text:p>
      <text:p text:style-name="P31"/>
      <text:p text:style-name="P30">s.65</text:p>
      <text:p text:style-name="P31">Just a few of the professors and scientists who have lost their jobs for questioning the theory of evolution.</text:p>
      <text:p text:style-name="P31"/>
      <text:p text:style-name="P31">s.66</text:p>
      <text:p text:style-name="P31">REPORTS OF THE DARWINIST DICTATORSHIP</text:p>
      <text:p text:style-name="P31"/>
      <text:p text:style-name="P31">http://www.timeshighereducation.co.uk/story.asp?storycode=405909</text:p>
      <text:p text:style-name="P31"/>
      <text:p text:style-name="P31">http://www.dailymail.co.uk/news/article-1055597/Church-makes--8216-ludicrous-8217-apology-Charles-Darwin--126-years-death.html</text:p>
      <text:p text:style-name="P31"/>
      <text:p text:style-name="P31">http://blogs.discovermagazine.com/80beats/2008/09/15/anglican-church-owes-darwin-an-apology-senior-clergyman-says/</text:p>
      <text:p text:style-name="P31"/>
      <text:p text:style-name="P31">S.67</text:p>
      <text:p text:style-name="P31">Time, 30 April 2001</text:p>
      <text:p text:style-name="P31"/>
      <text:p text:style-name="P31">New Scientist, 19 April 2008</text:p>
      <text:p text:style-name="P31"/>
      <text:p text:style-name="P31">Irish Times, 21 July 2007</text:p>
      <text:p text:style-name="P31"/>
      <text:p text:style-name="P31">The Darwinist dictatorship has taken over the whole world. Since it is imposed by that dictatorship, evolution is protected under national laws in all countries of the world. It is almost impossible to oppose the theory of evolution or question its validity. Those who do question it are immediately identified and silenced. Mass pressure is brought to be through the press under the control of the Darwinist dictatorship, public opinion is set in motion and a huge deterrent campaign is set in motion against the person or body questioning evolution. Fear is the sole reason why professors continue teaching in universities, a conference was held in the Vatican, the home of the Pope, and people have issued apologies to Darwin. The theory of evolution, the worst fraud of the last 150 years, spread across the whole world and its hypnotic effect was cast over vast masses of people through these techniques employed by the Darwinist dictatorship. </text:p>
      <text:p text:style-name="P31"><text:soft-page-break/></text:p>
      <text:p text:style-name="P30">s.68</text:p>
      <text:p text:style-name="P31">The scourges inflicted on mankind by cruel philosophical movements of Darwinist origins have led to the deaths of tens of millions of innocent people.</text:p>
      <text:p text:style-name="P31"/>
      <text:p text:style-name="P30">s.74</text:p>
      <text:p text:style-name="P31">REPORTS OF THE DARWINIST DICTATORSHIP</text:p>
      <text:p text:style-name="P31"/>
      <text:p text:style-name="P31">http://www.nature.com/news/2009/090310/full/news.2009.150.html</text:p>
      <text:p text:style-name="P31"/>
      <text:p text:style-name="P31">http://www.hurriyet.com.tr/english/domestic/11189047.asp?scr=1</text:p>
      <text:p text:style-name="P31"/>
      <text:p text:style-name="P31">Minister who questioned evolution removed from post</text:p>
      <text:p text:style-name="P31">HaberTurk, 26.02.2011</text:p>
      <text:p text:style-name="P31"/>
      <text:p text:style-name="P31">http://www.turkishweekly.net/news/67115/striking-protest-by-metu-to-the-tubitak-regarding-the-darwin-censor-.html</text:p>
      <text:p text:style-name="P31"/>
      <text:p text:style-name="P31">Protests to TRT, Enemy of Darwin</text:p>
      <text:p text:style-name="P31">Birgün, 4 December 2009</text:p>
      <text:p text:style-name="P31"/>
      <text:p text:style-name="P31">s.75</text:p>
      <text:p text:style-name="P31">http://ww.bianet.org/bianet/freedom-of-expression/113054-darwin-censored-at-scientific-councils-magazine</text:p>
      <text:p text:style-name="P31"/>
      <text:p text:style-name="P31">http://www.todayszaman.com/newsDetail_getNewsById.action?load=detay&amp;link=169462</text:p>
      <text:p text:style-name="P31"/>
      <text:p text:style-name="P31">GLOBAL CENSURE</text:p>
      <text:p text:style-name="P31">Posta, 12. 03. 2009</text:p>
      <text:p text:style-name="P31"/>
      <text:p text:style-name="P31">http://www.turks.us/article.php?story=20090504070626603</text:p>
      <text:p text:style-name="P31"/>
      <text:p text:style-name="P31">If a professor one day announces that he does not believe in evolution, he knows that his whole career will come to an end, that he will be spurned by family and friends, that he will be defamed and subjected to an intensive smear campaign, that he will never again find work because of the negative reports spread about him and that he will be crushed in psychological terms. Because of that intense psychological pressure, a great many professors are forced to give the impression of believing in evolution, even though they do not. This policy of exclusion aimed at people who reject Darwinism is perhaps the most effective psychological technique to which Darwinists resort. Evolution is a huge fraud that people are forced to espouse through threats, exclusion, negative propaganda and hooligan methods. </text:p>
      <text:p text:style-name="P31"/>
      <text:p text:style-name="P30">s.77</text:p>
      <text:p text:style-name="P31"><text:soft-page-break/>A report in the British Guardian newspaper that only 25% of Britons were shown to believe in evolution following a poll in Great Britain was quickly changed on the paper’s web site to read that half the country’s population did not believe in evolution.</text:p>
      <text:p text:style-name="P31"/>
      <text:p text:style-name="P31">One of the largest polls conducted showed that Turkey heads the list of countries rejecting evolution. Turkey is followed by the USA.</text:p>
      <text:p text:style-name="P31"/>
      <text:p text:style-name="P31">s.79</text:p>
      <text:p text:style-name="P31">The collapse of the theory of evolution and the fact of Creation conference series </text:p>
      <text:p text:style-name="P31"/>
      <text:p text:style-name="P31">Switzerland</text:p>
      <text:p text:style-name="P31"/>
      <text:p text:style-name="P31">France – Paris</text:p>
      <text:p text:style-name="P31"/>
      <text:p text:style-name="P31">Germany </text:p>
      <text:p text:style-name="P31"/>
      <text:p text:style-name="P31">More than 200 conferences on the collapse of the theory of evolution held around the world and attended by large numbers of people have greatly upset Darwinists. This great success has terrified them. The use of the term “... it does not bother us” is intended to neutralize and help them cope with that enormous defeat. </text:p>
      <text:p text:style-name="P31"/>
      <text:p text:style-name="P31">s.80</text:p>
      <text:p text:style-name="P31">FALSE NEWS REPORTS</text:p>
      <text:p text:style-name="P31"/>
      <text:p text:style-name="P31">Sydney Morning, 9 April 2010</text:p>
      <text:p text:style-name="P31"/>
      <text:p text:style-name="P31">New Scientist, 13 April 2008</text:p>
      <text:p text:style-name="P31"/>
      <text:p text:style-name="P31">http://www.reuters.com/article/2010/01/28/us-china-dinosaur-bird-idUSTRE60R62F20100128</text:p>
      <text:p text:style-name="P31"/>
      <text:p text:style-name="P31">http://news.nationalgeographic.com/news/2009/05/090519-missing-link-found.html</text:p>
      <text:p text:style-name="P31"/>
      <text:p text:style-name="P31">S.81</text:p>
      <text:p text:style-name="P31">http://www.newsweek.com/2010/04/07/welcome-to-the-family-missing-link.html#</text:p>
      <text:p text:style-name="P31"/>
      <text:p text:style-name="P31">The Detroit News, 9 April 2010</text:p>
      <text:p text:style-name="P31"/>
      <text:p text:style-name="P31">A new link in evolution</text:p>
      <text:p text:style-name="P31">Sabah, 10. 04. 2010</text:p>
      <text:p text:style-name="P31"/>
      <text:p text:style-name="P31">Great news, we have an ancestor</text:p>
      <text:p text:style-name="P31">Star, 26 March 2010</text:p>
      <text:p text:style-name="P31"/>
      <text:p text:style-name="P31">New evidence of the dinosaur-bird connection </text:p>
      <text:p text:style-name="P31">NTVMSNBC, 11 May 2010</text:p>
      <text:p text:style-name="P31"><text:soft-page-break/></text:p>
      <text:p text:style-name="P31">Whenever there are effective activities regarding the collapse of Darwinism, whenever conferences are held, books distributed or TV programs made, Darwinists always attempt to neutralize that effect by saying “we are not bothered.” Then they try to make good the damage by inventing another “missing link” report. They try to give the impression that this global defeat has not affected them. But the fact is they are in a state of panic. They have realized their trickery of the last 150 years will be exposed. They are aware they are headed toward total collapse. The “missing link” reports they produce so keenly are in fact their ideology’s death throes. But they can now see that even these will do them no good. </text:p>
      <text:p text:style-name="P31"/>
      <text:p text:style-name="P30">s.83</text:p>
      <text:p text:style-name="P31">IMAGINARY</text:p>
      <text:p text:style-name="P31"/>
      <text:p text:style-name="P31">Time, 9 August 2004</text:p>
      <text:p text:style-name="P31"/>
      <text:p text:style-name="P30"><text:span text:style-name="T9">Nebraska Man is the greatest evidence of Darwinists’ reconstruction deceptions. Darwinists had no hesitations over depicting the fictitious Nebraska Man and a whole social setting “on the basis of a single pig tooth.” </text:span></text:p>
      <text:p text:style-name="P31"/>
      <text:p text:style-name="P30">s.84</text:p>
      <text:p text:style-name="P30">FALSE DRAWINGS</text:p>
      <text:p text:style-name="P30"/>
      <text:p text:style-name="P30">FALSE NEWS REPORTS</text:p>
      <text:p text:style-name="P30"/>
      <text:p text:style-name="P31">Time 14.03.1994</text:p>
      <text:p text:style-name="P31"/>
      <text:p text:style-name="P31">Toronto Star,11 August 2007</text:p>
      <text:p text:style-name="P31"/>
      <text:p text:style-name="P31">Kansas City, 9 August 2007</text:p>
      <text:p text:style-name="P31"/>
      <text:p text:style-name="P31">NTV Bilim, 10.2009</text:p>
      <text:p text:style-name="P31"/>
      <text:p text:style-name="P31">Ottowa Citizen, 9 August 2007</text:p>
      <text:p text:style-name="P31"/>
      <text:p text:style-name="P31">New Scientist, 17.03.2009</text:p>
      <text:p text:style-name="P31"/>
      <text:p text:style-name="P31">She recreated them!</text:p>
      <text:p text:style-name="P31">Akşam, 6 April 2001</text:p>
      <text:p text:style-name="P31"/>
      <text:p text:style-name="P30"><text:span text:style-name="T9">s.85</text:span></text:p>
      <text:p text:style-name="P31">Mankind survived by cannibalism</text:p>
      <text:p text:style-name="P31">Milliyet, 23 June 2010</text:p>
      <text:p text:style-name="P31"/>
      <text:p text:style-name="P31">A 4-million-year change</text:p>
      <text:p text:style-name="P31">Yeni Şafak, 01. 10. 1998</text:p>
      <text:p text:style-name="P31"><text:soft-page-break/></text:p>
      <text:p text:style-name="P31">Science vie, Nov 2003</text:p>
      <text:p text:style-name="P31"/>
      <text:p text:style-name="P31">http://www.associatedcontent.com/article/21288/biocultural_evolution_still_affecting.html?cat=5</text:p>
      <text:p text:style-name="P31"/>
      <text:p text:style-name="P31">28 October 2010</text:p>
      <text:p text:style-name="P31"/>
      <text:p text:style-name="P30"><text:span text:style-name="T9">All the illustrations in these newspaper clippings are FALSE. No such ape-man ever existed. Darwinists use drawings and reconstructions to spread lies. They use the conditioning technique that will most affect people – the visual element. Someone uninformed on the subject who looks at these newspapers will begin to become very familiar with these ape-men he keeps seeing. Through this magic spell he will become “convinced” that our ancestors really were ape-men. That person will easily believe in evolution. He will feel no need to ask for any scientific evidence. That is how Darwinist propaganda beguiles people, spreading hypnosis in this way.</text:span></text:p>
      <text:p text:style-name="P31"/>
      <text:p text:style-name="P31">s.86</text:p>
      <text:p text:style-name="P31">Baltimore Sun, 9 August 2007</text:p>
      <text:p text:style-name="P31"/>
      <text:p text:style-name="P31">Asian Age,09 August 2007</text:p>
      <text:p text:style-name="P31"/>
      <text:p text:style-name="P31">Daily Mail, 9 August 2007</text:p>
      <text:p text:style-name="P31"/>
      <text:p text:style-name="P31">Boston Herald USA, 09.08.2007</text:p>
      <text:p text:style-name="P31"/>
      <text:p text:style-name="P31">Calgary Herald, 9 August 2007</text:p>
      <text:p text:style-name="P31"/>
      <text:p text:style-name="P31">Daily Telegraph, 09.08.2007</text:p>
      <text:p text:style-name="P31"/>
      <text:p text:style-name="P31">The Gazette Colarado, 9 August 2007</text:p>
      <text:p text:style-name="P31"/>
      <text:p text:style-name="P31">Commercial Appeal, 9 August 2007</text:p>
      <text:p text:style-name="P31"/>
      <text:p text:style-name="P31">Darwinists produced the above illustrations from a little finger fossil they found in Siberia an claimed that the finger represented a “third species of man.” The sole reason why Darwinists resorted to that deception is that this finger belonging to modern man did not fit into their fictitious schemes of evolution and indeed totally refuted the theory of evolution. It was immediately depicted as an odd kind of ape-man in Darwinist publications, taking absolutely no precautionary measures at all, and the impression was given that the discovery had something to do with evolution. Were it not for the comprehensive and scientific responses provided by us on the subject, this deception would have taken in vast numbers of people. Someone unaware of the scientific facts about the subject might well imagine that this ape-man he saw in Darwinist publications was true.</text:p>
      <text:p text:style-name="P31"/>
      <text:p text:style-name="P31"><text:soft-page-break/>s.88</text:p>
      <text:p text:style-name="P31">As soon as Charles D. Walcott discovered the Cambrian Era fossils he hid them away, and kept them HIDDEN FOR THE NEXT 70 YEARS. The only reason for hiding them away is that Cambrian fossils represented the most excellent evidence for Creation. </text:p>
      <text:p text:style-name="P31">This method of Walcott's is still being applied by today’s evolutionists. More than 350 million fossils had been hidden away until they were revealed through the Atlas of Creation. Because all these fossils prove Creation. Darwinists try to preserve their false theories not by producing scientific evidence, but by CONCEALING IT.</text:p>
      <text:p text:style-name="P31"/>
      <text:p text:style-name="P31">s.89</text:p>
      <text:p text:style-name="P31">The trilobite eye in the picture consists of hundreds of tiny cells, each one of which contains a pair of lenses. The 530-million-year-old compound eye system in these life forms has come down to the present day unchanged; various insects such as bees and dragonflies have the same eye structure.</text:p>
      <text:p text:style-name="P31"/>
      <text:p text:style-name="P30">s.92</text:p>
      <text:p text:style-name="P30">FALSE NEWS REPORTS</text:p>
      <text:p text:style-name="P30"/>
      <text:p text:style-name="P31">www.space.com/1686-life-building-blocks-abundant-space.html</text:p>
      <text:p text:style-name="P31"/>
      <text:p text:style-name="P31">http://www.100megsfree4.com/farshores/n02et.htm</text:p>
      <text:p text:style-name="P31"/>
      <text:p text:style-name="P31">So, we came from Mars!</text:p>
      <text:p text:style-name="P31">Sabah, 3 February 2003</text:p>
      <text:p text:style-name="P31"/>
      <text:p text:style-name="P31">So, did we all come from Mars?</text:p>
      <text:p text:style-name="P31">Vatan, 14 November 2005</text:p>
      <text:p text:style-name="P31"/>
      <text:p text:style-name="P31">Asteroids gave rise to life</text:p>
      <text:p text:style-name="P31">Bugün, 8 December 2008</text:p>
      <text:p text:style-name="P31"/>
      <text:p text:style-name="P31">Proof of extraterrestrial life</text:p>
      <text:p text:style-name="P31">Radikal, 11. 12. 2008</text:p>
      <text:p text:style-name="P31"/>
      <text:p text:style-name="P31">Hope in extraterrestrial life </text:p>
      <text:p text:style-name="P31">Bugün, 11 December 2008</text:p>
      <text:p text:style-name="P31"/>
      <text:p text:style-name="P31">s.93</text:p>
      <text:p text:style-name="P31">Meteors gave life</text:p>
      <text:p text:style-name="P31">Radikal, 10 August 2005</text:p>
      <text:p text:style-name="P31"/>
      <text:p text:style-name="P31">We fell to Earth from space</text:p>
      <text:p text:style-name="P31">Sabah, 6 April 2005</text:p>
      <text:p text:style-name="P31"/>
      <text:p text:style-name="P31">So, are we all Martians? </text:p>
      <text:p text:style-name="P31">Vatan, 14. 11. 2005</text:p>
      <text:p text:style-name="P31"><text:soft-page-break/></text:p>
      <text:p text:style-name="P31">Did life come from space? </text:p>
      <text:p text:style-name="P31">Vatan, 5 December 2006</text:p>
      <text:p text:style-name="P31"/>
      <text:p text:style-name="P31">http://www.physorg.com/news5686.html</text:p>
      <text:p text:style-name="P31"/>
      <text:p text:style-name="P31">Some Darwinists, who are unable to deny that proteins cannot come into being by chance but that are unwilling to abandon the fraudulent state of mind brought about by materialist logic, instead of admitting the sublime power of Almighty Allah, have no compunctions about hiding behind the idea of space creatures. They again engage in fraud and to try deceive people into thinking that the idea of space will answer the fundamental question of how protein first came into existence. In fact, however, the Darwinist idea of outer space is an indicator of a very profound and comprehensive despair. It is an admission of defeat and bafflement. It is one of the claims that most humiliates Darwinists. Life neither came from outer space nor started on Earth by chance. Life came into being, with all its extraordinary beauty diversity and complexity by our Lord telling it to “Be!” This is the only conclusion shown us by science through molecular biology, genetics and 350 million fossils.</text:p>
      <text:p text:style-name="P31"/>
      <text:p text:style-name="P31">s.95</text:p>
      <text:p text:style-name="P31">The only way that Darwinists can respond to scientific anti-evolution activities is by behaving like hooligans with aggression, protests and shouting and screaming. They can never respond with science and scientific evidence.</text:p>
      <text:p text:style-name="P31"/>
      <text:p text:style-name="P31">s.96</text:p>
      <text:p text:style-name="P31">The beauty, harmony and symmetry in nature is one of the most troubling issues for Darwinists. Even Darwin did not conceal that unease, being forced to admit that the feathers of a peacock made him feel “ill.”</text:p>
      <text:p text:style-name="P31"/>
      <text:p text:style-name="P31">s.99</text:p>
      <text:p text:style-name="P31">From the 13 October, 2009, issue of the Times, Great Britain </text:p>
      <text:p text:style-name="P31"/>
      <text:p text:style-name="P31">Mr. Adnan Oktar has time and again reiterated his invitation to the atheist and Darwinist Richard Dawkins for a face-to-face encounter. He even placed a notice in the eminent British daily The Times for that purpose. The only reason why Dawkins avoids such a debate is without doubt the fact that he is only too well aware that his claim will completely collapse in the face of the scientific evidence he sees in Mr. Oktar’s works.</text:p>
      <text:p text:style-name="P31"/>
      <text:p text:style-name="P31">s.100-102</text:p>
      <text:p text:style-name="P31">Science is anti-Darwinist and anti-atheist <text:s/></text:p>
      <text:p text:style-name="P31"/>
      <text:p text:style-name="P31">SCIENCE IS THE ENEMY OF DARWINISM. SCIENCE IS OPPOSED TO ATHEISM. SCIENCE IS ANTI-COMMUNIST AND ANTI-MARXIST. SCIENCE ANNIHILATES MARXIST, ATHEIST, AND DARWINIST THINKING. The Darwinist deception has collapsed in the face of science. Science has dealt Darwinist propaganda its heaviest blow. Science has eliminated the mass conditioning of the fraud of evolution. Science has torn down the foundations of <text:soft-page-break/>atheist philosophy. Science demolishes Darwinism wherever it goes, wherever it shows its face. SCIENCE is ANTI-PAGAN. Science does away with idolatrous thinking, superstitious religions and false ideologies. For that reason, SCIENCE INFLICTS THE GREATEST PAIN ON DARWINISTS. </text:p>
      <text:p text:style-name="P31">Passing Darwinism off as science is part of an unpleasant trickery being perpetrated across the world. The system of the dajjal required a new religion (surely Allah is beyond that) in order to eliminate belief in Allah from the world, and it many years ago identified the most efficient hypnotic technique and surrounded itself with science. It realized it could take advantage of science to mislead people, that it could reach across the world, take control of the most key positions and perpetrate all kinds of fraud, all in the name of science. The mass hypnosis that the system of the dajjal carried out all over the world was spread in the name of science. </text:p>
      <text:p text:style-name="P31">But the science they thought of as their ally eventually devastated Darwinists. They never dreamed as they shamelessly perpetrated their scientific frauds that science would inflict such dreadful suffering on them. They entered a state of shock when they saw that science served only religion. They were terrified to see the world’s greatest scientists announcing to the world that they believed in Allah. They again attempted to hide behind their scientific nonsense, but to no avail. They lost their voices. They saw with their own eyes how science demolished atheism, Darwinism, Marxism, communism, materialism and all other superstitious ideologies. Darwinists suffered their worst defeat at the hands of science. The science they thought of as their ally actually routes them. </text:p>
      <text:p text:style-name="P30"><text:span text:style-name="T9">One of the greatest facts that emerged with advances in science in the 21</text:span><text:span text:style-name="T28">st</text:span><text:span text:style-name="T17"> </text:span><text:span text:style-name="T9">century is this: science is for those who believe in Allah. Science benefits true believers. Allah refers in the Qur’an to the gnat (Surat al-Baqara, 26) and the honeybee (Surat an-Nahl, 68). He notes the stars travelling in their orbits (Surat adh-Dhariyat, 7) and to ships floating on the water (Surat al-Hajj, 65). Allah refers in the Qur’an to leaves turning tree (Surat al-An’am, 59) and to the seven layers of the sky (Surat al-Isra’, 44). Allah tells believers in the Qur’an to be aware of these proofs of faith. People discover the depths of these phenomena as they investigate them with science.</text:span></text:p>
      <text:p text:style-name="P31">Science tells us the anesthetic technique by which a mosquito inserts its proboscis and it tells us the molecular structure of the substance in that local anesthetic. The miracle of photosynthesis in green leaves, the laws of physics by which ships float on water and the celestial bodies that remain suspended in the sky and never go off course – unless Allah so chooses – are all facts shown us by science. Science proves everything we are told in the Qur’an. Therefore, anyone capable of thinking with reason and good conscience will immediately grasp the Almighty Existence of Allah from a single instance cited in the Qur’an. For that reason, a gnat cited in the Qur’an is enough for us to believe in our Almighty Lord. Allah says in verses: </text:p>
      <text:p text:style-name="P32">Allah is not ashamed to make an example of a gnat or of an even smaller thing. As for those who believe, they know it is the truth from their Lord. But as for those who disbelieve, they say, ‘What does Allah mean by this example?’ He misguides many by it and guides many by it. But He only misguides the deviators. (Surat al-Baqara, 26)</text:p>
      <text:p text:style-name="P32">Mankind! an example has been made, so listen to it carefully. Those whom you call upon besides Allah are not even able to create a single fly, even if they were to join together to do it. And if a fly steals something from them, they <text:soft-page-break/>cannot get it back. How feeble are both the seeker and the sought! (Surat al-Hajj, 73)</text:p>
      <text:p text:style-name="P30"><text:span text:style-name="T9">Signs leading to faith are gifts shown to us by science. They are a glorious blessing from Allah. Allah uses science as His instrument to show us His sublimity, greatness and might. Both science and its discoveries are created by Allah, Lord of the Worlds. Darwinists are now in a state of panic. They are amazed to see that science is anti-pagan and anti-Darwinist. That pain is the worst of all Darwinists’ sufferings over the last 150 years. The way that those who understand science have abandoned Darwinism in droves has further increased that suffering. The way that science serves Islam has multiplied that pain even more. So much so that Darwinists have shamefully declared that the way out lies with space creatures. That is the final situation of the system of the dajjal that has perpetrated mass hypnosis for the last 150 years. Every branch of science shows the sublime existence of Allah. The 21</text:span><text:span text:style-name="T29">st</text:span><text:span text:style-name="T9"> century will be the age of that discovery and of an irreparable Darwinist defeat.</text:span></text:p>
      <text:p text:style-name="P31"/>
      <text:p text:style-name="P30"><text:span text:style-name="T9">Science is Darwinism's worst enemy. Science obliterates Marxist, atheist, materialist and Darwinist thinking. Science has revealed the sublime existence and Creation of Allah in all their glory. All these facts revealed by science, and the way that science serves Islam, represent Darwinists’ worst sufferings in the 21</text:span><text:span text:style-name="T29">st</text:span><text:span text:style-name="T9"> century.</text:span></text:p>
      <text:p text:style-name="P31"/>
      <text:p text:style-name="P31">s.107</text:p>
      <text:p text:style-name="P31">If Almighty Allah wished, He could of course have created all this glorious life using evolution as His instrument. And in that event we would, of course, have been the most convinced adherents of evolution. But creation did not take place like that, as the Qur’an says, our Lord created living things in a single moment by telling them to “Be!” This magnificent creation demolishes Darwinism more and more every day with new evidence.</text:p>
      <text:p text:style-name="P31"/>
      <text:p text:style-name="P31">s.108</text:p>
      <text:p text:style-name="P31">FALSE NEWS REPORTS</text:p>
      <text:p text:style-name="P31"/>
      <text:p text:style-name="P31">New Humanist, 03.2010</text:p>
      <text:p text:style-name="P31"/>
      <text:p text:style-name="P31">Today’s Zaman, 01.07.2010</text:p>
      <text:p text:style-name="P31"/>
      <text:p text:style-name="P31">NCSE Resource, 26 July 2007</text:p>
      <text:p text:style-name="P31"/>
      <text:p text:style-name="P31"><text:span text:style-name="T14"><text:s/></text:span>The Daily Telegraph, 26 July 2007</text:p>
      <text:p text:style-name="P31"/>
      <text:p text:style-name="P31">NCSE Resource, 20 January 2006</text:p>
      <text:p text:style-name="P31"/>
      <text:p text:style-name="P31">s.109</text:p>
      <text:p text:style-name="P31">MSNBC News Service, 25 July 2007 </text:p>
      <text:p text:style-name="P31"/>
      <text:p text:style-name="P31">Welt Online, 26 July 2007</text:p>
      <text:p text:style-name="P31"/>
      <text:p text:style-name="P31"><text:soft-page-break/>The Muslim Observer, 10-16 May 2007</text:p>
      <text:p text:style-name="P31"/>
      <text:p text:style-name="P31">MSNBC News Service, 19 Jan 2006</text:p>
      <text:p text:style-name="P31"/>
      <text:p text:style-name="P31">Darwinism is a perverse pagan religion deliberately and systematically developed in atheist Freemasons Lodges. Over the last 150 years, it has turned people away from belief in Allah and wreaked terrible oppression on the world 150. Darwinism is opposed to science and to all opinions and beliefs that espouse the existence of Allah and point to our Lord’s sublime creative power. Those Darwinists who seek to reconcile evolution and belief in Allah are therefore lying. Those who go along with such Darwinist claims are being. This is a hoax perpetrated on people who are unaware of the scale and danger of the Darwinist. They are currently trying to keep Darwinism propped up with this trickery. Those who genuinely and sincerely love Allah must never fall for that trickery.</text:p>
      <text:p text:style-name="P31"/>
      <text:p text:style-name="P31">s.116</text:p>
      <text:p text:style-name="P31">Charles Darwin</text:p>
      <text:p text:style-name="P31"/>
      <text:p text:style-name="P31">s.118</text:p>
      <text:p text:style-name="P31">Through his experiments, Louis Pasteur invalidated the idea that “life can emerge from inanimate matter,” which represents the foundation of the theory of evolution.</text:p>
      <text:p text:style-name="P31"/>
      <text:p text:style-name="P31">s.120</text:p>
      <text:p text:style-name="P31">One of the facts nullifying the theory of evolution is the incredibly complex structure of life. The DNA molecule located in the nucleus of cells of living beings is an example of this. The DNA is a sort of databank formed of the arrangement of four different molecules in different sequences. This databank contains the codes of all the physical traits of that living being. When the human DNA is put into writing, it is calculated that this would result in an encyclopedia made up of 900 volumes. Unquestionably, such extraordinary information definitively refutes the concept of coincidence.</text:p>
      <text:p text:style-name="P31"/>
      <text:p text:style-name="P31">s.122</text:p>
      <text:p text:style-name="P31">The mechanism of natural selection does not support the theory of evolution, because it can never enrich a species’ genetic information. It can never transform one species into another.</text:p>
      <text:p text:style-name="P31"/>
      <text:p text:style-name="P31">s.124</text:p>
      <text:p text:style-name="P31">Since the beginning of the twentieth century, evolutionary biologists have sought examples of beneficial mutations by creating mutant flies. But these efforts have always resulted in sick and deformed creatures. To the side can be seen a fly subjected to mutation.</text:p>
      <text:p text:style-name="P31"/>
      <text:p text:style-name="P31">s.126</text:p>
      <text:p text:style-name="P31">LIVING FOSSILS REFUTE EVOLUTION</text:p>
      <text:p text:style-name="P31"/>
      <text:p text:style-name="P31">Fossils are evidence that evolution never happened. As revealed by the fossil record, living organisms were created complete with all their characteristics, and have never <text:soft-page-break/>changed since they first appeared and for as long as they existed. Fish have always been fish, insects have always been insects and reptiles have always been reptiles. There are no scientific grounds for the claim that species gradually develop. All beings are created by Allah.</text:p>
      <text:p text:style-name="P31"/>
      <text:p text:style-name="P31">Sun Fish </text:p>
      <text:p text:style-name="P31">Period: Eocene </text:p>
      <text:p text:style-name="P31">Age: 54-37 million years</text:p>
      <text:p text:style-name="P31"/>
      <text:p text:style-name="P31">Crane Fly</text:p>
      <text:p text:style-name="P31">Period: Eocene </text:p>
      <text:p text:style-name="P31">Age: 48-37 million years</text:p>
      <text:p text:style-name="P31"/>
      <text:p text:style-name="P31">Sea Urchin</text:p>
      <text:p text:style-name="P31">Period: Carboniferous </text:p>
      <text:p text:style-name="P31">Age: 295 million years</text:p>
      <text:p text:style-name="P31"/>
      <text:p text:style-name="P31">s.127</text:p>
      <text:p text:style-name="P31">Sea Star</text:p>
      <text:p text:style-name="P31">Period: Ordovician </text:p>
      <text:p text:style-name="P31">Age: 490-443 million years</text:p>
      <text:p text:style-name="P31"/>
      <text:p text:style-name="P31">Birch Tree Leaf</text:p>
      <text:p text:style-name="P31">Period: Eocene </text:p>
      <text:p text:style-name="P31">Age: 50 million years</text:p>
      <text:p text:style-name="P31"/>
      <text:p text:style-name="P31">Froghopper </text:p>
      <text:p text:style-name="P31">Period: Cretaceous </text:p>
      <text:p text:style-name="P31">Age: 125 million years</text:p>
      <text:p text:style-name="P31"/>
      <text:p text:style-name="P31">Sequoia Leaf</text:p>
      <text:p text:style-name="P31">Period: Eocene </text:p>
      <text:p text:style-name="P31">Age: 48-37 million years</text:p>
      <text:p text:style-name="P31"/>
      <text:p text:style-name="P31">s.130</text:p>
      <text:p text:style-name="P31">IMAGINARY</text:p>
      <text:p text:style-name="P31"/>
      <text:p text:style-name="P31">Evolutionist newspapers and magazines often print pictures of imaginary “primitive” man. The only available source for these pictures is the imagination of the artist. Evolutionary theory has been so dented by scientific data that today we see less and less of it in the serious press.</text:p>
      <text:p text:style-name="P31"/>
      <text:p text:style-name="P31">s.138</text:p>
      <text:p text:style-name="P31">We live our whole life in our brains. People we see, flowers we smell, music we hear, fruit we taste, the moisture we feel with our hands—all these are impressions that become "reality" in the brain. But no colors, voices or pictures exist there. We live in an <text:soft-page-break/>environment of electrical impulses. This is no theory, but the scientific explanation of how we perceive the outside world.</text:p>
      <text:p text:style-name="P19"/>
      <text:p text:style-name="P19"/>
      <text:h text:style-name="P38" text:outline-level="1">ARKA KAPAK YAZISI</text:h>
      <text:p text:style-name="P18"/>
      <text:p text:style-name="P18"/>
      <text:p text:style-name="P4">Since science totally refutes evolution and since they possess not one single piece of scientific evidence, Darwinists decided to resort to hypnosis instead. They developed Darwinist propaganda techniques, involving part of the press, some professors, teachers and people occupying senior official positions. They had no hesitations about spreading false reports depicting evolution as a scientific fact right across the world. They eradicated objections to evolution through defamation, compulsion, imposition and menaces. They shamelessly misused science in the name of evolution, even though all branches of science have refuted it. They managed to bring the great majority of people to believe in evolution, the worst mass deception in history, by the use of false reports and hypnosis over the last 150 years. <text:s/></text:p>
      <text:p text:style-name="P4">But the days of that deception are now over! This book you are holding exposes all the false propaganda spread by Darwinists, who have suffered a terrible scientific rout, by way of the press in particular. Darwinists will no longer be able to mislead anyone with false press reports, false broadcasts and misleading illustrations and will no longer be able to impose this huge deception on anyone. The next generation will be amazed how people came to believe in this gigantic fraud and will be amazed to see how people were held spellbound by it. </text:p>
      <text:p text:style-name="P4">By Allah's leave, the 21st century will be when people are completely freed from this terrible fraud and come to fully live by love of Allah, joy, friendship and moral virtue.</text:p>
      <text:p text:style-name="P4"/>
      <text:p text:style-name="P4">ABOUT THE AUTHOR: Adnan Oktar, who writes under the pen-name Harun Yahya, was born in Ankara in 1956. Since the 1980s, the author has published many books on faith-related, scientific and political issues. He is well-known as the author of important works disclosing the imposture of evolutionists, their invalid claims, and the dark liaisons between Darwinism and such bloody ideologies as fascism and communism. </text:p>
      <text:p text:style-name="P4">All of the author’s works share one single goal: to convey the Qur'an's message, encourage readers to consider basic faith-related issues such as Allah's existence and unity and the Hereafter; and to expose irreligious systems' feeble foundations and perverted ideologies. His more than 300 works, translated into 72 different languages, enjoy a wide readership across the world.</text:p>
      <text:p text:style-name="P4">By the will of Allah, the books of Harun Yahya will be a means through which people in the twenty-first century will attain the peace, justice, and happiness promised in the Qur'an.</text:p>
      <text:p text:style-name="P19"/>
      <text:p text:style-name="P19"/>
      <text:p text:style-name="P19"><text:soft-page-break/></text:p>
      <text:p text:style-name="P18"/>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Lohit Hindi1" svg:font-family="'Lohit Hindi'"/>
    <style:font-face style:name="Courier New" svg:font-family="'Courier New'" style:font-family-generic="modern"/>
    <style:font-face style:name="Amazone[T]" svg:font-family="Amazone[T], 'Times New Roman'" style:font-pitch="variable"/>
    <style:font-face style:name="Baskerville" svg:font-family="Baskerville" style:font-pitch="variable"/>
    <style:font-face style:name="Palatino" svg:font-family="Palatino, 'Book Antiqua'" style:font-pitch="variable"/>
    <style:font-face style:name="PalatinoTurk" svg:font-family="PalatinoTurk, 'Times New Roman'" style:font-pitch="variable"/>
    <style:font-face style:name="ヒラギノ角ゴ Pro W3" svg:font-family="'ヒラギノ角ゴ Pro W3', 'MS Minch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DejaVu Sans" svg:font-family="'DejaVu Sans'"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Calibri" fo:font-family="Calibri" style:font-family-generic="swiss"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1.058cm" fo:margin-bottom="0.423cm" loext:contextual-spacing="false" fo:line-height="200%" fo:keep-with-next="always"/>
      <style:text-properties style:font-name="Palatino" fo:font-family="Palatino, 'Book Antiqua'" style:font-pitch="variable" fo:font-size="13pt" fo:font-weight="bold" style:letter-kerning="true" style:font-size-asian="13pt" style:font-weight-asian="bold" style:font-name-complex="Palatino" style:font-family-complex="Palatino, 'Book Antiqua'"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line-height="200%" fo:keep-with-next="always"/>
      <style:text-properties style:font-name="Palatino" fo:font-family="Palatino, 'Book Antiqua'" style:font-pitch="variable" fo:font-weight="bold" style:letter-kerning="true" style:font-weight-asian="bold" style:font-name-complex="Palatino" style:font-family-complex="Palatino, 'Book Antiqua'" style:font-pitch-complex="variable" style:font-size-complex="13pt" style:font-weight-complex="bold"/>
    </style:style>
    <style:style style:name="Heading_20_5" style:display-name="Heading 5" style:family="paragraph" style:next-style-name="Tr_20_Body" style:default-outline-level="5"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MS Mincho'"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6" style:display-name="Heading 6" style:family="paragraph" style:next-style-name="Tr_20_Body" style:default-outline-level="6"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MS Mincho'"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7" style:display-name="Heading 7" style:family="paragraph" style:next-style-name="Text_20_body" style:default-outline-level="7" style:class="text">
      <style:paragraph-properties fo:text-align="justify" style:justify-single-word="false" fo:orphans="2" fo:widows="2"/>
      <style:text-properties fo:color="#000000" style:font-name="Baskerville" fo:font-family="Baskerville" style:font-pitch="variable" fo:font-size="16pt" fo:language="en" fo:country="US" style:font-name-asian="ヒラギノ角ゴ Pro W3" style:font-family-asian="'ヒラギノ角ゴ Pro W3', 'MS Mincho'" style:font-pitch-asian="variable" style:font-size-asian="16pt" style:font-name-complex="Baskerville" style:font-family-complex="Baskerville" style:font-pitch-complex="variable" style:font-size-complex="10pt" style:language-complex="ar" style:country-complex="SA"/>
    </style:style>
    <style:style style:name="Heading_20_8" style:display-name="Heading 8" style:family="paragraph" style:next-style-name="Text_20_body" style:default-outline-level="8" style:class="text">
      <style:paragraph-properties fo:text-align="justify" style:justify-single-word="false" fo:orphans="2" fo:widows="2"/>
      <style:text-properties fo:color="#000000" style:font-name="Baskerville" fo:font-family="Baskerville" style:font-pitch="variable" fo:font-size="16pt" fo:language="en" fo:country="US" fo:font-style="italic" style:font-name-asian="ヒラギノ角ゴ Pro W3" style:font-family-asian="'ヒラギノ角ゴ Pro W3', 'MS Mincho'" style:font-pitch-asian="variable" style:font-size-asian="16pt" style:font-style-asian="italic" style:font-name-complex="Baskerville" style:font-family-complex="Baskerville" style:font-pitch-complex="variable" style:font-size-complex="10pt" style:language-complex="ar" style:country-complex="SA"/>
    </style:style>
    <style:style style:name="Heading_20_9" style:display-name="Heading 9" style:family="paragraph" style:next-style-name="Text_20_body" style:default-outline-level="9" style:class="text">
      <style:paragraph-properties fo:text-align="justify" style:justify-single-word="false" fo:orphans="2" fo:widows="2"/>
      <style:text-properties fo:color="#000000" style:font-name="Baskerville" fo:font-family="Baskerville" style:font-pitch="variable" fo:font-size="14pt" fo:language="en" fo:country="US" style:font-name-asian="ヒラギノ角ゴ Pro W3" style:font-family-asian="'ヒラギノ角ゴ Pro W3', 'MS Mincho'" style:font-pitch-asian="variable" style:font-size-asian="14pt" style:font-name-complex="Baskerville" style:font-family-complex="Baskerville" style:font-pitch-complex="variable" style:font-size-complex="10pt" style:language-complex="ar" style:country-complex="SA"/>
    </style:style>
    <style:style style:name="Tr_20_Body" style:display-name="Tr Body" style:family="paragraph">
      <style:paragraph-properties fo:margin-left="0cm" fo:margin-right="0cm" fo:margin-top="0cm" fo:margin-bottom="0.212cm" loext:contextual-spacing="false" fo:line-height="110%" fo:text-align="justify" style:justify-single-word="false" fo:orphans="2" fo:widows="2" fo:text-indent="0.635cm" style:auto-text-indent="false"/>
      <style:text-properties fo:color="#000000" style:font-name="Times New Roman" fo:font-family="'Times New Roman'" style:font-family-generic="roman" style:font-pitch="variable" fo:font-size="12pt" fo:language="en" fo:country="US" style:font-name-asian="ヒラギノ角ゴ Pro W3" style:font-family-asian="'ヒラギノ角ゴ Pro W3', 'MS Mincho'"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Free_20_Form" style:display-name="Free Form" style:family="paragraph">
      <style:paragraph-properties fo:orphans="2" fo:widows="2"/>
      <style:text-properties fo:color="#000000" style:font-name="Helvetica" fo:font-family="Helvetica" style:font-family-generic="swiss" style:font-pitch="variable" fo:font-size="12pt" fo:language="en" fo:country="US" style:font-name-asian="ヒラギノ角ゴ Pro W3" style:font-family-asian="'ヒラギノ角ゴ Pro W3', 'MS Mincho'" style:font-pitch-asian="variable" style:font-size-asian="12pt" style:font-name-complex="Helvetica" style:font-family-complex="Helvetica" style:font-family-generic-complex="swiss" style:font-pitch-complex="variable" style:font-size-complex="10pt" style:language-complex="ar" style:country-complex="SA"/>
    </style:style>
    <style:style style:name="Tr_20_Author" style:display-name="Tr Author" style:family="paragraph">
      <style:paragraph-properties fo:keep-together="always" fo:orphans="2" fo:widows="2"/>
      <style:text-properties fo:color="#000000" style:font-name="Times New Roman" fo:font-family="'Times New Roman'" style:font-family-generic="roman" style:font-pitch="variable" fo:font-size="24pt" fo:language="en" fo:country="US" style:font-name-asian="ヒラギノ角ゴ Pro W3" style:font-family-asian="'ヒラギノ角ゴ Pro W3', 'MS Mincho'" style:font-pitch-asian="variable" style:font-size-asian="24pt" style:font-name-complex="Times New Roman" style:font-family-complex="'Times New Roman'" style:font-family-generic-complex="roman" style:font-pitch-complex="variable" style:font-size-complex="10pt" style:language-complex="ar" style:country-complex="SA"/>
    </style:style>
    <style:style style:name="Tr_20_Title" style:display-name="Tr Title" style:family="paragraph" style:next-style-name="Tr_20_Body" style:default-outline-level="1" style:list-style-name="">
      <style:paragraph-properties fo:orphans="2" fo:widows="2" fo:keep-with-next="always"/>
      <style:text-properties fo:color="#000000" style:font-name="Times New Roman" fo:font-family="'Times New Roman'" style:font-family-generic="roman" style:font-pitch="variable" fo:font-size="55pt" fo:language="en" fo:country="US" style:font-name-asian="ヒラギノ角ゴ Pro W3" style:font-family-asian="'ヒラギノ角ゴ Pro W3', 'MS Mincho'" style:font-pitch-asian="variable" style:font-size-asian="55pt" style:font-name-complex="Times New Roman" style:font-family-complex="'Times New Roman'" style:font-family-generic-complex="roman" style:font-pitch-complex="variable" style:font-size-complex="10pt" style:language-complex="ar" style:country-complex="SA"/>
    </style:style>
    <style:style style:name="Tr_20_Caption" style:display-name="Tr Caption" style:family="paragraph">
      <style:paragraph-properties fo:line-height="150%" fo:text-align="center" style:justify-single-word="false" fo:orphans="2" fo:widows="2"/>
      <style:text-properties fo:color="#000000" style:font-name="Times New Roman" fo:font-family="'Times New Roman'" style:font-family-generic="roman" style:font-pitch="variable" fo:font-size="14pt" fo:language="en" fo:country="US" fo:font-style="italic" style:font-name-asian="ヒラギノ角ゴ Pro W3" style:font-family-asian="'ヒラギノ角ゴ Pro W3', 'MS Mincho'" style:font-pitch-asian="variable" style:font-size-asian="14pt" style:font-style-asian="italic" style:font-name-complex="Times New Roman" style:font-family-complex="'Times New Roman'" style:font-family-generic-complex="roman" style:font-pitch-complex="variable" style:font-size-complex="10pt" style:language-complex="ar" style:country-complex="SA"/>
    </style:style>
    <style:style style:name="Tr_20_Heading_20_2" style:display-name="Tr Heading 2" style:family="paragraph" style:next-style-name="Tr_20_Body" style:default-outline-level="2" style:list-style-name="">
      <style:paragraph-properties fo:margin-left="0.635cm" fo:margin-right="0cm" fo:margin-top="0.141cm" fo:margin-bottom="0.141cm" loext:contextual-spacing="false" fo:orphans="2" fo:widows="2" fo:text-indent="0cm" style:auto-text-indent="false" fo:keep-with-next="always"/>
      <style:text-properties fo:color="#000000" style:font-name="Times New Roman" fo:font-family="'Times New Roman'" style:font-family-generic="roman" style:font-pitch="variable" fo:font-size="16pt" fo:language="en" fo:country="US" fo:font-style="italic" fo:font-weight="bold" style:font-name-asian="ヒラギノ角ゴ Pro W3" style:font-family-asian="'ヒラギノ角ゴ Pro W3', 'MS Mincho'" style:font-pitch-asian="variable" style:font-size-asian="16pt" style:font-style-asian="italic" style:font-weight-asian="bold" style:font-name-complex="Times New Roman" style:font-family-complex="'Times New Roman'" style:font-family-generic-complex="roman" style:font-pitch-complex="variable" style:font-size-complex="10pt" style:language-complex="ar" style:country-complex="SA"/>
    </style:style>
    <style:style style:name="Tr_20_Heading_20_1" style:display-name="Tr Heading 1" style:family="paragraph" style:next-style-name="Tr_20_Body" style:default-outline-level="1" style:list-style-name="">
      <style:paragraph-properties fo:margin-top="0.212cm" fo:margin-bottom="0.212cm" loext:contextual-spacing="false" fo:text-align="center" style:justify-single-word="false" fo:orphans="2" fo:widows="2" fo:keep-with-next="always"/>
      <style:text-properties fo:color="#000000" style:font-name="Times New Roman" fo:font-family="'Times New Roman'" style:font-family-generic="roman" style:font-pitch="variable" fo:font-size="28pt" fo:language="en" fo:country="US" fo:font-weight="bold" style:font-name-asian="ヒラギノ角ゴ Pro W3" style:font-family-asian="'ヒラギノ角ゴ Pro W3', 'MS Mincho'" style:font-pitch-asian="variable" style:font-size-asian="28pt" style:font-weight-asian="bold" style:font-name-complex="Times New Roman" style:font-family-complex="'Times New Roman'" style:font-family-generic-complex="roman" style:font-pitch-complex="variable" style:font-size-complex="10pt" style:language-complex="ar" style:country-complex="SA"/>
    </style:style>
    <style:style style:name="Tr_20_Chapter_20_Name" style:display-name="Tr Chapter Name" style:family="paragraph" style:next-style-name="Tr_20_Body" style:default-outline-level="3" style:list-style-name="">
      <style:paragraph-properties fo:line-height="150%" fo:orphans="2" fo:widows="2" fo:keep-with-next="always"/>
      <style:text-properties fo:color="#000000" style:font-name="Times New Roman" fo:font-family="'Times New Roman'" style:font-family-generic="roman" style:font-pitch="variable" fo:font-size="36pt" fo:language="en" fo:country="US" style:font-name-asian="ヒラギノ角ゴ Pro W3" style:font-family-asian="'ヒラギノ角ゴ Pro W3', 'MS Mincho'" style:font-pitch-asian="variable" style:font-size-asian="36pt" style:font-name-complex="Times New Roman" style:font-family-complex="'Times New Roman'" style:font-family-generic-complex="roman" style:font-pitch-complex="variable" style:font-size-complex="10pt" style:language-complex="ar" style:country-complex="SA"/>
    </style:style>
    <style:style style:name="Tr_20_Heading" style:display-name="Tr Heading" style:family="paragraph" style:default-outline-level="5" style:list-style-name="">
      <style:paragraph-properties fo:text-align="justify" style:justify-single-word="false" fo:orphans="2" fo:widows="2"/>
      <style:text-properties fo:font-variant="small-caps" fo:color="#000000" style:font-name="Times New Roman" fo:font-family="'Times New Roman'" style:font-family-generic="roman" style:font-pitch="variable" fo:font-size="18pt" fo:language="en" fo:country="US" style:font-name-asian="ヒラギノ角ゴ Pro W3" style:font-family-asian="'ヒラギノ角ゴ Pro W3', 'MS Mincho'" style:font-pitch-asian="variable" style:font-size-asian="18pt" style:font-name-complex="Times New Roman" style:font-family-complex="'Times New Roman'" style:font-family-generic-complex="roman" style:font-pitch-complex="variable" style:font-size-complex="10pt" style:language-complex="ar" style:country-complex="SA"/>
    </style:style>
    <style:style style:name="Tr_20_Heading_20_4" style:display-name="Tr Heading 4" style:family="paragraph" style:next-style-name="Tr_20_Body" style:default-outline-level="4" style:list-style-name="">
      <style:paragraph-properties fo:orphans="2" fo:widows="2" fo:keep-with-next="always"/>
      <style:text-properties fo:color="#000000" style:font-name="Times New Roman" fo:font-family="'Times New Roman'" style:font-family-generic="roman" style:font-pitch="variable" fo:font-size="16pt" fo:language="en" fo:country="US" fo:font-weight="bold" style:font-name-asian="ヒラギノ角ゴ Pro W3" style:font-family-asian="'ヒラギノ角ゴ Pro W3', 'MS Mincho'" style:font-pitch-asian="variable" style:font-size-asian="16pt" style:font-weight-asian="bold" style:font-name-complex="Times New Roman" style:font-family-complex="'Times New Roman'" style:font-family-generic-complex="roman" style:font-pitch-complex="variable" style:font-size-complex="10pt" style:language-complex="ar" style:country-complex="SA"/>
    </style:style>
    <style:style style:name="Tr_20_Heading_20_3" style:display-name="Tr Heading 3" style:family="paragraph" style:next-style-name="Tr_20_Body" style:default-outline-level="3" style:list-style-name="">
      <style:paragraph-properties fo:margin-left="0.635cm" fo:margin-right="0cm" fo:margin-top="0cm" fo:margin-bottom="0.106cm" loext:contextual-spacing="false" fo:text-align="center" style:justify-single-word="false" fo:orphans="2" fo:widows="2" fo:text-indent="0cm" style:auto-text-indent="false" fo:keep-with-next="always"/>
      <style:text-properties fo:color="#000000" style:font-name="Times New Roman" fo:font-family="'Times New Roman'" style:font-family-generic="roman" style:font-pitch="variable" fo:font-size="18pt" fo:language="en" fo:country="US" fo:font-style="italic" fo:font-weight="bold" style:font-name-asian="ヒラギノ角ゴ Pro W3" style:font-family-asian="'ヒラギノ角ゴ Pro W3', 'MS Mincho'" style:font-pitch-asian="variable" style:font-size-asian="18pt" style:font-style-asian="italic" style:font-weight-asian="bold" style:font-name-complex="Times New Roman" style:font-family-complex="'Times New Roman'" style:font-family-generic-complex="roman" style:font-pitch-complex="variable" style:font-size-complex="10pt" style:language-complex="ar" style:country-complex="SA"/>
    </style:style>
    <style:style style:name="Tr_20_Body_20_Bullet" style:display-name="Tr Body Bullet" style:family="paragraph">
      <style:paragraph-properties fo:margin-top="0cm" fo:margin-bottom="0.212cm" loext:contextual-spacing="false" fo:line-height="110%" fo:text-align="justify" style:justify-single-word="false" fo:orphans="2" fo:widows="2"/>
      <style:text-properties fo:color="#000000" style:font-name="Times New Roman" fo:font-family="'Times New Roman'" style:font-family-generic="roman" style:font-pitch="variable" fo:font-size="12pt" fo:language="en" fo:country="US" style:font-name-asian="ヒラギノ角ゴ Pro W3" style:font-family-asian="'ヒラギノ角ゴ Pro W3', 'MS Mincho'"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Tr_20_Block_20_Quote_20__28_Verses_29_" style:display-name="Tr Block Quote (Verses)"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2pt" fo:language="en" fo:country="US" fo:font-weight="bold" style:font-name-asian="ヒラギノ角ゴ Pro W3" style:font-family-asian="'ヒラギノ角ゴ Pro W3', 'MS Mincho'" style:font-pitch-asian="variable" style:font-size-asian="12pt" style:font-weight-asian="bold" style:font-name-complex="Times New Roman" style:font-family-complex="'Times New Roman'" style:font-family-generic-complex="roman" style:font-pitch-complex="variable" style:font-size-complex="10pt" style:language-complex="ar" style:country-complex="SA"/>
    </style:style>
    <style:style style:name="Tr_20_Numbered_20_List" style:display-name="Tr Numbered List" style:family="paragraph">
      <style:paragraph-properties fo:margin-top="0cm" fo:margin-bottom="0.212cm" loext:contextual-spacing="false" fo:line-height="110%" fo:text-align="justify" style:justify-single-word="false" fo:orphans="2" fo:widows="2"/>
      <style:text-properties fo:color="#000000" style:font-name="Times New Roman" fo:font-family="'Times New Roman'" style:font-family-generic="roman" style:font-pitch="variable" fo:font-size="12pt" fo:language="en" fo:country="US" style:font-name-asian="ヒラギノ角ゴ Pro W3" style:font-family-asian="'ヒラギノ角ゴ Pro W3', 'MS Mincho'"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Tr_20_Footnote_20_Text" style:display-name="Tr Footnote Text" style:family="paragraph">
      <style:paragraph-properties fo:orphans="2" fo:widows="2"/>
      <style:text-properties fo:color="#000000" style:font-name="Times New Roman" fo:font-family="'Times New Roman'" style:font-family-generic="roman" style:font-pitch="variable" fo:font-size="12pt" fo:language="en" fo:country="US" style:font-name-asian="ヒラギノ角ゴ Pro W3" style:font-family-asian="'ヒラギノ角ゴ Pro W3', 'MS Mincho'"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Contents_20_1" style:display-name="Contents 1" style:family="paragraph" style:default-outline-level="1" style:list-style-name="" style:class="index">
      <style:paragraph-properties fo:margin-left="1.27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fo:font-style="italic" style:font-name-asian="ヒラギノ角ゴ Pro W3" style:font-family-asian="'ヒラギノ角ゴ Pro W3', 'MS Mincho'" style:font-pitch-asian="variable" style:font-size-asian="12pt" style:font-style-asian="italic" style:font-name-complex="Times New Roman" style:font-family-complex="'Times New Roman'" style:font-family-generic-complex="roman" style:font-pitch-complex="variable" style:font-size-complex="10pt" style:language-complex="ar" style:country-complex="SA"/>
    </style:style>
    <style:style style:name="Tr_20_Block_20_Qoute_20__28_speechs_29_" style:display-name="Tr Block Qoute (speechs)"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1pt" fo:language="en" fo:country="US" style:font-name-asian="ヒラギノ角ゴ Pro W3" style:font-family-asian="'ヒラギノ角ゴ Pro W3', 'MS Mincho'" style:font-pitch-asian="variable" style:font-size-asian="11pt" style:font-name-complex="Times New Roman" style:font-family-complex="'Times New Roman'" style:font-family-generic-complex="roman" style:font-pitch-complex="variable" style:font-size-complex="10pt" style:language-complex="ar" style:country-complex="SA"/>
    </style:style>
    <style:style style:name="Contents_20_2" style:display-name="Contents 2" style:family="paragraph" style:default-outline-level="1" style:list-style-name="" style:class="index">
      <style:paragraph-properties fo:margin-left="0.635cm" fo:margin-right="0cm" fo:margin-top="0.423cm" fo:margin-bottom="0.106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4pt" fo:language="en" fo:country="US" style:font-name-asian="ヒラギノ角ゴ Pro W3" style:font-family-asian="'ヒラギノ角ゴ Pro W3', 'MS Mincho'" style:font-pitch-asian="variable" style:font-size-asian="14pt" style:font-name-complex="Times New Roman" style:font-family-complex="'Times New Roman'" style:font-family-generic-complex="roman" style:font-pitch-complex="variable" style:font-size-complex="10pt" style:language-complex="ar" style:country-complex="SA"/>
    </style:style>
    <style:style style:name="Contents_20_3" style:display-name="Contents 3" style:family="paragraph" style:default-outline-level="1" style:list-style-name="" style:class="index">
      <style:paragraph-properties fo:margin-left="1.905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style:font-name-asian="ヒラギノ角ゴ Pro W3" style:font-family-asian="'ヒラギノ角ゴ Pro W3', 'MS Mincho'"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Contents_20_4" style:display-name="Contents 4"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8pt" fo:language="en" fo:country="US" style:font-name-asian="ヒラギノ角ゴ Pro W3" style:font-family-asian="'ヒラギノ角ゴ Pro W3', 'MS Mincho'" style:font-pitch-asian="variable" style:font-size-asian="18pt" style:font-name-complex="Times New Roman" style:font-family-complex="'Times New Roman'" style:font-family-generic-complex="roman" style:font-pitch-complex="variable" style:font-size-complex="10pt" style:language-complex="ar" style:country-complex="SA"/>
    </style:style>
    <style:style style:name="Contents_20_5" style:display-name="Contents 5"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8pt" fo:language="en" fo:country="US" fo:font-style="italic" fo:font-weight="bold" style:font-name-asian="ヒラギノ角ゴ Pro W3" style:font-family-asian="'ヒラギノ角ゴ Pro W3', 'MS Mincho'" style:font-pitch-asian="variable" style:font-size-asian="18pt" style:font-style-asian="italic" style:font-weight-asian="bold" style:font-name-complex="Times New Roman" style:font-family-complex="'Times New Roman'" style:font-family-generic-complex="roman" style:font-pitch-complex="variable" style:font-size-complex="10pt" style:language-complex="ar" style:country-complex="SA"/>
    </style:style>
    <style:style style:name="Contents_20_6" style:display-name="Contents 6" style:family="paragraph" style:parent-style-name="Contents_20_1" style:class="index">
      <style:paragraph-properties fo:hyphenation-ladder-count="no-limit"/>
      <style:text-properties fo:font-weight="bold" style:font-weight-asian="bold" fo:hyphenate="false" fo:hyphenation-remain-char-count="2" fo:hyphenation-push-char-count="2" loext:hyphenation-no-caps="false"/>
    </style:style>
    <style:style style:name="TR_20_yazar_20_hakkinda" style:display-name="TR yazar hakkinda" style:family="paragraph" style:parent-style-name="Tr_20_Body">
      <style:text-properties fo:font-size="10pt" style:font-size-asian="10pt"/>
    </style:style>
    <style:style style:name="TR_20_block" style:display-name="TR block" style:family="paragraph" style:parent-style-name="Tr_20_Block_20_Qoute_20__28_speechs_29_">
      <style:text-properties style:font-name="Times New Roman" fo:font-family="'Times New Roman'" style:font-family-generic="roman" style:font-pitch="variable" fo:font-style="italic" style:font-style-asian="italic" style:font-name-complex="Times New Roman" style:font-family-complex="'Times New Roman'" style:font-family-generic-complex="roman" style:font-pitch-complex="variable"/>
    </style:style>
    <style:style style:name="tr_20_son_20_ayet" style:display-name="tr son ayet" style:family="paragraph" style:parent-style-name="Tr_20_Body">
      <style:paragraph-properties fo:line-height="150%" fo:text-align="center" style:justify-single-word="false"/>
      <style:text-properties fo:font-size="14pt" fo:font-weight="bold" style:font-size-asian="14pt" style:font-weight-asian="bold"/>
    </style:style>
    <style:style style:name="TR_20_arka_20_kapak" style:display-name="TR arka kapak" style:family="paragraph" style:parent-style-name="Tr_20_Body">
      <style:paragraph-properties fo:margin-left="0cm" fo:margin-right="0cm" fo:line-height="100%"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Tr_20_okuyucuya" style:display-name="Tr okuyucuya" style:family="paragraph" style:parent-style-name="Tr_20_Body">
      <style:text-properties fo:font-size="11pt" style:font-size-asian="11pt"/>
    </style:style>
    <style:style style:name="Tr_20_kapak_20_ayet" style:display-name="Tr kapak ayet" style:family="paragraph" style:parent-style-name="tr_20_son_20_ayet">
      <style:text-properties fo:font-size="13pt" style:font-size-asian="13pt"/>
    </style:style>
    <style:style style:name="Tr_20_Notes" style:display-name="Tr Notes" style:family="paragraph" style:parent-style-name="Tr_20_Numbered_20_List">
      <style:text-properties style:font-name="Times New Roman" fo:font-family="'Times New Roman'" style:font-family-generic="roman" style:font-pitch="variable" fo:font-size="8pt" style:font-size-asian="8pt" style:font-name-complex="Times New Roman" style:font-family-complex="'Times New Roman'" style:font-family-generic-complex="roman" style:font-pitch-complex="variable"/>
    </style:style>
    <style:style style:name="Tr_20_Giris_20_1" style:display-name="Tr Giris 1" style:family="paragraph" style:parent-style-name="Tr_20_Caption">
      <style:text-properties fo:font-size="12pt" fo:font-weight="bold" style:font-size-asian="12pt" style:font-weight-asian="bold"/>
    </style:style>
    <style:style style:name="tr_20_baski_20_syf" style:display-name="tr baski syf" style:family="paragraph" style:parent-style-name="Tr_20_Block_20_Qoute_20__28_speechs_29_">
      <style:paragraph-properties fo:text-align="center" style:justify-single-word="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TR_20_32lik_20_ayet" style:display-name="TR 32lik ayet" style:family="paragraph" style:parent-style-name="Tr_20_Block_20_Quote_20__28_Verses_29_"/>
    <style:style style:name="TR_20_32lik_20_web" style:display-name="TR 32lik web" style:family="paragraph" style:parent-style-name="TR_20_block">
      <style:text-properties fo:font-size="12pt" style:font-size-asian="12pt"/>
    </style:style>
    <style:style style:name="TR_20_sayfasonu_20_notu" style:display-name="TR sayfasonu notu" style:family="paragraph" style:parent-style-name="Tr_20_Footnote_20_Text">
      <style:text-properties fo:font-size="10pt" style:font-size-asian="10pt"/>
    </style:style>
    <style:style style:name="ayet" style:family="paragraph" style:next-style-name="bolumbasi">
      <style:paragraph-properties fo:margin-left="0.801cm" fo:margin-right="0cm" fo:margin-top="0.049cm" fo:margin-bottom="0.049cm" loext:contextual-spacing="false" fo:line-height="0.6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olumbasi" style:family="paragraph">
      <style:paragraph-properties fo:margin-top="0.176cm" fo:margin-bottom="0.176cm" loext:contextual-spacing="false"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WW8Num1z0" style:family="text">
      <style:text-properties style:text-position="-8% 100%"/>
    </style:style>
    <style:style style:name="WW8Num2z0" style:family="text">
      <style:text-properties style:text-position="0% 100%"/>
    </style:style>
    <style:style style:name="WW8Num3z0" style:family="text">
      <style:text-properties style:text-position="0% 100%"/>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text-position="-8% 100%"/>
    </style:style>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text-position="0% 100%"/>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text-position="-8% 100%"/>
    </style:style>
    <style:style style:name="WW8Num12z0" style:family="text">
      <style:text-properties style:text-position="0% 100%"/>
    </style:style>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text-position="-8% 100%"/>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text-position="0% 100%"/>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text-position="0% 100%"/>
    </style:style>
    <style:style style:name="WW8Num21z0" style:family="text">
      <style:text-properties style:text-position="0% 100%"/>
    </style:style>
    <style:style style:name="WW8Num22z0" style:family="text">
      <style:text-properties style:text-position="0% 100%"/>
    </style:style>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text-position="0% 100%"/>
    </style:style>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text-properties style:text-position="-8% 100%"/>
    </style:style>
    <style:style style:name="WW8Num29z0" style:family="text">
      <style:text-properties style:text-position="0% 100%"/>
    </style:style>
    <style:style style:name="Default_20_Paragraph_20_Font" style:display-name="Default Paragraph Font" style:family="text"/>
    <style:style style:name="Heading_20_1_20_Char" style:display-name="Heading 1 Char" style:family="text">
      <style:text-properties style:font-name="Calibri" fo:font-family="Calibri" style:font-family-generic="swiss"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_20_Char" style:display-name="Heading 2 Char" style:family="text">
      <style:text-properties style:font-name="Palatino" fo:font-family="Palatino, 'Book Antiqua'" style:font-pitch="variable" fo:font-size="13pt" fo:font-weight="bold" style:letter-kerning="true" style:font-size-asian="13pt" style:font-weight-asian="bold" style:font-name-complex="Palatino" style:font-family-complex="Palatino, 'Book Antiqua'" style:font-pitch-complex="variable" style:font-size-complex="14pt" style:font-style-complex="italic" style:font-weight-complex="bold"/>
    </style:style>
    <style:style style:name="Heading_20_3_20_Char" style:display-name="Heading 3 Char" style:family="text">
      <style:text-properties style:font-name="Palatino" fo:font-family="Palatino, 'Book Antiqua'" style:font-pitch="variable" fo:font-size="12pt" fo:font-weight="bold" style:letter-kerning="true" style:font-size-asian="12pt" style:font-weight-asian="bold" style:font-name-complex="Palatino" style:font-family-complex="Palatino, 'Book Antiqua'" style:font-pitch-complex="variable" style:font-size-complex="13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7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7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7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7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7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7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7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7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8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8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9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9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9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9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9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9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9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9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fo:text-indent="-1.693cm" fo:margin-left="4.233cm"/>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10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10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1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1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1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1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1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1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1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1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text:style-name="WW8Num1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2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2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2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2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2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4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4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4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4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4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4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4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4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WW8Num15z2"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WW8Num15z3"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WW8Num15z4"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WW8Num15z5"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WW8Num15z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WW8Num15z8"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6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6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6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6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6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6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6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fo:text-indent="-0.635cm" fo:margin-left="0.534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fo:text-indent="-0.635cm" fo:margin-left="1.80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fo:text-indent="-0.318cm" fo:margin-left="3.074cm"/>
        </style:list-level-properties>
      </text:list-level-style-number>
      <text:list-level-style-number text:level="4" text:style-name="WW8Num17z3" style:num-suffix="." style:num-format="1">
        <style:list-level-properties text:list-level-position-and-space-mode="label-alignment">
          <style:list-level-label-alignment text:label-followed-by="listtab" fo:text-indent="-0.635cm" fo:margin-left="4.344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fo:text-indent="-0.635cm" fo:margin-left="5.614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fo:text-indent="-0.318cm" fo:margin-left="6.884cm"/>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0.635cm" fo:margin-left="8.154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fo:text-indent="-0.635cm" fo:margin-left="9.424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fo:text-indent="-0.318cm" fo:margin-left="10.6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18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18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18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fo:text-indent="-0.635cm" fo:margin-left="1.169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fo:text-indent="-0.635cm" fo:margin-left="2.439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fo:text-indent="-0.318cm" fo:margin-left="3.709cm"/>
        </style:list-level-properties>
      </text:list-level-style-number>
      <text:list-level-style-number text:level="4" text:style-name="WW8Num19z3" style:num-suffix="." style:num-format="1">
        <style:list-level-properties text:list-level-position-and-space-mode="label-alignment">
          <style:list-level-label-alignment text:label-followed-by="listtab" fo:text-indent="-0.635cm" fo:margin-left="4.979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fo:text-indent="-0.635cm" fo:margin-left="6.249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fo:text-indent="-0.318cm" fo:margin-left="7.519cm"/>
        </style:list-level-properties>
      </text:list-level-style-number>
      <text:list-level-style-number text:level="7" text:style-name="WW8Num19z6" style:num-suffix="." style:num-format="1">
        <style:list-level-properties text:list-level-position-and-space-mode="label-alignment">
          <style:list-level-label-alignment text:label-followed-by="listtab" fo:text-indent="-0.635cm" fo:margin-left="8.789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fo:text-indent="-0.635cm" fo:margin-left="10.059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fo:text-indent="-0.318cm" fo:margin-left="11.3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0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0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0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0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0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0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0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0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1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1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1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1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1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1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1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1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2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2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2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2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2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text:style-name="WW8Num23z0" style:num-suffix="-" style:num-format="1">
        <style:list-level-properties text:list-level-position-and-space-mode="label-alignment">
          <style:list-level-label-alignment text:label-followed-by="listtab" fo:text-indent="-1.693cm" fo:margin-left="2.963cm"/>
        </style:list-level-properties>
      </text:list-level-style-number>
      <text:list-level-style-number text:level="2" text:style-name="WW8Num23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3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3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3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4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4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4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4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4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4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4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4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WW8Num25z0"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25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25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6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6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bullet text:level="1" text:style-name="WW8Num28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28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28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28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28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28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28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28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28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9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9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9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9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9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9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9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MP2" style:family="paragraph" style:parent-style-name="Tr_20_Author">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page-layout style:name="Mpm1">
      <style:page-layout-properties fo:page-width="21.59cm" fo:page-height="27.94cm" style:num-format="1" style:print-orientation="portrait" fo:margin-top="1.27cm" fo:margin-bottom="1.27cm" fo:margin-left="1.27cm" fo:margin-right="1.27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bottom="1.171cm" style:dynamic-spacing="true"/>
      </style:header-style>
      <style:footer-style>
        <style:header-footer-properties fo:min-height="1.27cm" fo:margin-top="1.171cm" style:dynamic-spacing="true"/>
      </style:footer-style>
    </style:page-layout>
  </office:automatic-styles>
  <office:master-styles>
    <style:master-page style:name="Standard" style:page-layout-name="Mpm1">
      <style:header>
        <text:p text:style-name="MP1"/>
      </style:header>
      <style:header-left>
        <text:p text:style-name="MP1"/>
      </style:header-left>
      <style:footer>
        <text:p text:style-name="MP2"/>
      </style:footer>
      <style:footer-left>
        <text:p text:style-name="MP2"/>
      </style:footer-lef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Darwinist Propaganda Techniques</dc:title>
    <dc:subject>Darwinist Propaganda Techniques</dc:subject>
    <meta:initial-creator>ADNAN OKTAR - HARUN YAHYA</meta:initial-creator>
    <meta:creation-date>2011-09-28T22:37:00</meta:creation-date>
    <dc:date>2020-06-23T13:25:17.860980194</dc:date>
    <meta:editing-cycles>48</meta:editing-cycles>
    <meta:editing-duration>PT1H33M57S</meta:editing-duration>
    <meta:generator>LibreOffice/6.4.4.2$Linux_X86_64 LibreOffice_project/523b8e55cdb4890550c54dc0a0ee2ea29d34e811</meta:generator>
    <meta:keyword>Darwinist Propaganda Techniques</meta:keyword>
    <meta:document-statistic meta:table-count="0" meta:image-count="0" meta:object-count="0" meta:page-count="78" meta:paragraph-count="853" meta:word-count="27592" meta:character-count="171788" meta:non-whitespace-character-count="144705"/>
  </office:meta>
</office:document-meta>
</file>